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0c71b" style:font-weight-asian="bold" style:font-weight-complex="bold"/>
    </style:style>
    <style:style style:name="P2" style:family="paragraph" style:parent-style-name="Standard">
      <style:text-properties officeooo:paragraph-rsid="0010c71b"/>
    </style:style>
    <style:style style:name="P3" style:family="paragraph" style:parent-style-name="Standard">
      <style:text-properties officeooo:paragraph-rsid="0013b1fe"/>
    </style:style>
    <style:style style:name="P4" style:family="paragraph" style:parent-style-name="Standard">
      <style:text-properties officeooo:paragraph-rsid="001b02eb"/>
    </style:style>
    <style:style style:name="P5" style:family="paragraph" style:parent-style-name="Standard">
      <style:text-properties officeooo:paragraph-rsid="001dd706"/>
    </style:style>
    <style:style style:name="P6" style:family="paragraph" style:parent-style-name="Standard">
      <style:text-properties officeooo:paragraph-rsid="001f999b"/>
    </style:style>
    <style:style style:name="P7" style:family="paragraph" style:parent-style-name="Standard">
      <style:text-properties officeooo:rsid="0038f84b" officeooo:paragraph-rsid="0038f84b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c71b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11" style:family="paragraph" style:parent-style-name="Standard" style:list-style-name="L1">
      <style:text-properties officeooo:paragraph-rsid="00154b63"/>
    </style:style>
    <style:style style:name="P12" style:family="paragraph" style:parent-style-name="Standard" style:list-style-name="L1">
      <style:text-properties officeooo:paragraph-rsid="001680f2"/>
    </style:style>
    <style:style style:name="P13" style:family="paragraph" style:parent-style-name="Standard" style:list-style-name="L2">
      <style:text-properties officeooo:paragraph-rsid="002b9e7b"/>
    </style:style>
    <style:style style:name="P14" style:family="paragraph" style:parent-style-name="Standard" style:list-style-name="L2">
      <style:text-properties officeooo:paragraph-rsid="002c64ca"/>
    </style:style>
    <style:style style:name="P15" style:family="paragraph" style:parent-style-name="Standard" style:list-style-name="L2">
      <style:text-properties officeooo:paragraph-rsid="002d8b79"/>
    </style:style>
    <style:style style:name="P16" style:family="paragraph" style:parent-style-name="Standard" style:list-style-name="L2">
      <style:text-properties officeooo:paragraph-rsid="000a9738"/>
    </style:style>
    <style:style style:name="P17" style:family="paragraph" style:parent-style-name="Standard" style:list-style-name="L3">
      <style:text-properties officeooo:paragraph-rsid="0029b4b7"/>
    </style:style>
    <style:style style:name="P18" style:family="paragraph" style:parent-style-name="Standard" style:list-style-name="L3">
      <style:text-properties officeooo:paragraph-rsid="0017aef6"/>
    </style:style>
    <style:style style:name="P19" style:family="paragraph" style:parent-style-name="Standard" style:list-style-name="L3">
      <style:text-properties officeooo:paragraph-rsid="0150a0e2"/>
    </style:style>
    <style:style style:name="P20" style:family="paragraph" style:parent-style-name="Standard" style:list-style-name="L4">
      <style:text-properties officeooo:paragraph-rsid="002920e6"/>
    </style:style>
    <style:style style:name="P21" style:family="paragraph" style:parent-style-name="Standard" style:list-style-name="L4">
      <style:text-properties officeooo:paragraph-rsid="0010c71b"/>
    </style:style>
    <style:style style:name="P22" style:family="paragraph" style:parent-style-name="Standard" style:list-style-name="L5">
      <style:text-properties fo:font-weight="normal" officeooo:paragraph-rsid="0027e9ef" style:font-weight-asian="normal" style:font-weight-complex="normal"/>
    </style:style>
    <style:style style:name="P23" style:family="paragraph" style:parent-style-name="Standard" style:list-style-name="L5">
      <style:text-properties fo:font-weight="normal" officeooo:paragraph-rsid="0010c71b" style:font-weight-asian="normal" style:font-weight-complex="normal"/>
    </style:style>
    <style:style style:name="P24" style:family="paragraph" style:parent-style-name="Standard" style:list-style-name="L18">
      <style:text-properties fo:font-weight="normal" officeooo:paragraph-rsid="0150a0e2" style:font-weight-asian="normal" style:font-weight-complex="normal"/>
    </style:style>
    <style:style style:name="P25" style:family="paragraph" style:parent-style-name="Standard" style:list-style-name="L6">
      <style:text-properties officeooo:paragraph-rsid="0025a170"/>
    </style:style>
    <style:style style:name="P26" style:family="paragraph" style:parent-style-name="Standard" style:list-style-name="L6">
      <style:text-properties officeooo:paragraph-rsid="0026f6de"/>
    </style:style>
    <style:style style:name="P27" style:family="paragraph" style:parent-style-name="Standard" style:list-style-name="L7">
      <style:text-properties officeooo:paragraph-rsid="0024773c"/>
    </style:style>
    <style:style style:name="P28" style:family="paragraph" style:parent-style-name="Standard" style:list-style-name="L7">
      <style:text-properties officeooo:paragraph-rsid="0013b1fe"/>
    </style:style>
    <style:style style:name="P29" style:family="paragraph" style:parent-style-name="Standard" style:list-style-name="L8">
      <style:text-properties officeooo:paragraph-rsid="0024468d"/>
    </style:style>
    <style:style style:name="P30" style:family="paragraph" style:parent-style-name="Standard" style:list-style-name="L8">
      <style:text-properties officeooo:paragraph-rsid="0013b1fe"/>
    </style:style>
    <style:style style:name="P31" style:family="paragraph" style:parent-style-name="Standard" style:list-style-name="L9">
      <style:text-properties officeooo:paragraph-rsid="001dd706"/>
    </style:style>
    <style:style style:name="P32" style:family="paragraph" style:parent-style-name="Standard" style:list-style-name="L10">
      <style:text-properties officeooo:paragraph-rsid="00213deb"/>
    </style:style>
    <style:style style:name="P33" style:family="paragraph" style:parent-style-name="Standard" style:list-style-name="L11">
      <style:text-properties officeooo:paragraph-rsid="0030ef5d"/>
    </style:style>
    <style:style style:name="P34" style:family="paragraph" style:parent-style-name="Standard" style:list-style-name="L11">
      <style:text-properties officeooo:paragraph-rsid="0150a0e2"/>
    </style:style>
    <style:style style:name="P35" style:family="paragraph" style:parent-style-name="Standard" style:list-style-name="L12">
      <style:text-properties officeooo:paragraph-rsid="0035e752"/>
    </style:style>
    <style:style style:name="P36" style:family="paragraph" style:parent-style-name="Standard">
      <style:text-properties officeooo:paragraph-rsid="0030ef5d"/>
    </style:style>
    <style:style style:name="P37" style:family="paragraph" style:parent-style-name="Standard">
      <style:text-properties officeooo:rsid="00440036" officeooo:paragraph-rsid="00440036"/>
    </style:style>
    <style:style style:name="P38" style:family="paragraph" style:parent-style-name="Standard">
      <style:text-properties officeooo:rsid="00440036" officeooo:paragraph-rsid="0045fe14"/>
    </style:style>
    <style:style style:name="P39" style:family="paragraph" style:parent-style-name="Standard">
      <style:text-properties officeooo:rsid="00440036" officeooo:paragraph-rsid="0047f92c"/>
    </style:style>
    <style:style style:name="P40" style:family="paragraph" style:parent-style-name="Standard">
      <style:text-properties officeooo:rsid="00440036" officeooo:paragraph-rsid="0052445d"/>
    </style:style>
    <style:style style:name="P41" style:family="paragraph" style:parent-style-name="Standard">
      <style:text-properties officeooo:rsid="00440036" officeooo:paragraph-rsid="0054eb2c"/>
    </style:style>
    <style:style style:name="P42" style:family="paragraph" style:parent-style-name="Standard">
      <style:text-properties officeooo:rsid="00440036" officeooo:paragraph-rsid="0150a0e2"/>
    </style:style>
    <style:style style:name="P43" style:family="paragraph" style:parent-style-name="Standard">
      <style:text-properties officeooo:rsid="00440036" officeooo:paragraph-rsid="015207d3"/>
    </style:style>
    <style:style style:name="P44" style:family="paragraph" style:parent-style-name="Standard">
      <style:text-properties officeooo:rsid="00440036" officeooo:paragraph-rsid="015bd017"/>
    </style:style>
    <style:style style:name="P45" style:family="paragraph" style:parent-style-name="Standard">
      <style:text-properties officeooo:rsid="0038f84b" officeooo:paragraph-rsid="0038f84b"/>
    </style:style>
    <style:style style:name="P46" style:family="paragraph" style:parent-style-name="Standard">
      <style:text-properties officeooo:rsid="0038f84b" officeooo:paragraph-rsid="01278fb8"/>
    </style:style>
    <style:style style:name="P47" style:family="paragraph" style:parent-style-name="Standard">
      <style:text-properties officeooo:rsid="0038f84b" officeooo:paragraph-rsid="0150a0e2"/>
    </style:style>
    <style:style style:name="P48" style:family="paragraph" style:parent-style-name="Standard">
      <style:text-properties officeooo:rsid="0038f84b" officeooo:paragraph-rsid="015356c7"/>
    </style:style>
    <style:style style:name="P49" style:family="paragraph" style:parent-style-name="Standard">
      <style:text-properties officeooo:rsid="0048f01d" officeooo:paragraph-rsid="0048f01d"/>
    </style:style>
    <style:style style:name="P50" style:family="paragraph" style:parent-style-name="Standard">
      <style:text-properties officeooo:rsid="0048f01d" officeooo:paragraph-rsid="004b302f"/>
    </style:style>
    <style:style style:name="P51" style:family="paragraph" style:parent-style-name="Standard">
      <style:text-properties officeooo:rsid="0048f01d" officeooo:paragraph-rsid="004d629c"/>
    </style:style>
    <style:style style:name="P52" style:family="paragraph" style:parent-style-name="Standard">
      <style:text-properties officeooo:rsid="0048f01d" officeooo:paragraph-rsid="004d74b8"/>
    </style:style>
    <style:style style:name="P53" style:family="paragraph" style:parent-style-name="Standard">
      <style:text-properties officeooo:rsid="0048f01d" officeooo:paragraph-rsid="0052445d"/>
    </style:style>
    <style:style style:name="P54" style:family="paragraph" style:parent-style-name="Standard">
      <style:text-properties officeooo:rsid="0048f01d" officeooo:paragraph-rsid="015207d3"/>
    </style:style>
    <style:style style:name="P55" style:family="paragraph" style:parent-style-name="Standard">
      <style:text-properties officeooo:rsid="0048f01d" officeooo:paragraph-rsid="0153d3f2"/>
    </style:style>
    <style:style style:name="P56" style:family="paragraph" style:parent-style-name="Standard">
      <style:text-properties officeooo:rsid="0048f01d" officeooo:paragraph-rsid="01685f8e"/>
    </style:style>
    <style:style style:name="P57" style:family="paragraph" style:parent-style-name="Standard">
      <style:text-properties officeooo:rsid="0049ffc8" officeooo:paragraph-rsid="0049ffc8"/>
    </style:style>
    <style:style style:name="P58" style:family="paragraph" style:parent-style-name="Standard">
      <style:text-properties officeooo:rsid="00538cfa" officeooo:paragraph-rsid="00538cfa"/>
    </style:style>
    <style:style style:name="P59" style:family="paragraph" style:parent-style-name="Standard">
      <style:text-properties officeooo:rsid="00538cfa" officeooo:paragraph-rsid="0150a0e2"/>
    </style:style>
    <style:style style:name="P60" style:family="paragraph" style:parent-style-name="Standard">
      <style:text-properties officeooo:rsid="0054eb2c" officeooo:paragraph-rsid="0054eb2c"/>
    </style:style>
    <style:style style:name="P61" style:family="paragraph" style:parent-style-name="Standard">
      <style:text-properties officeooo:rsid="0054eb2c" officeooo:paragraph-rsid="0150a0e2"/>
    </style:style>
    <style:style style:name="P62" style:family="paragraph" style:parent-style-name="Standard">
      <style:text-properties officeooo:rsid="005568cc" officeooo:paragraph-rsid="005568cc"/>
    </style:style>
    <style:style style:name="P63" style:family="paragraph" style:parent-style-name="Standard">
      <style:text-properties officeooo:rsid="005568cc" officeooo:paragraph-rsid="0150a0e2"/>
    </style:style>
    <style:style style:name="P64" style:family="paragraph" style:parent-style-name="Standard">
      <style:text-properties officeooo:rsid="0055f2fa" officeooo:paragraph-rsid="0055f2fa"/>
    </style:style>
    <style:style style:name="P65" style:family="paragraph" style:parent-style-name="Standard">
      <style:text-properties officeooo:rsid="0055f2fa" officeooo:paragraph-rsid="0056c2ff"/>
    </style:style>
    <style:style style:name="P66" style:family="paragraph" style:parent-style-name="Standard">
      <style:text-properties officeooo:rsid="0055f2fa" officeooo:paragraph-rsid="0057537f"/>
    </style:style>
    <style:style style:name="P67" style:family="paragraph" style:parent-style-name="Standard">
      <style:text-properties officeooo:rsid="0055f2fa" officeooo:paragraph-rsid="00585aec"/>
    </style:style>
    <style:style style:name="P68" style:family="paragraph" style:parent-style-name="Standard">
      <style:text-properties officeooo:rsid="0055f2fa" officeooo:paragraph-rsid="015207d3"/>
    </style:style>
    <style:style style:name="P69" style:family="paragraph" style:parent-style-name="Standard">
      <style:text-properties officeooo:rsid="0055f2fa" officeooo:paragraph-rsid="015c80e3"/>
    </style:style>
    <style:style style:name="P70" style:family="paragraph" style:parent-style-name="Standard">
      <style:text-properties officeooo:rsid="00596b5c" officeooo:paragraph-rsid="00596b5c"/>
    </style:style>
    <style:style style:name="P71" style:family="paragraph" style:parent-style-name="Standard">
      <style:text-properties officeooo:rsid="00596b5c" officeooo:paragraph-rsid="00597058"/>
    </style:style>
    <style:style style:name="P72" style:family="paragraph" style:parent-style-name="Standard">
      <style:text-properties officeooo:rsid="00596b5c" officeooo:paragraph-rsid="005a5828"/>
    </style:style>
    <style:style style:name="P73" style:family="paragraph" style:parent-style-name="Standard">
      <style:text-properties officeooo:rsid="00596b5c" officeooo:paragraph-rsid="005b65d2"/>
    </style:style>
    <style:style style:name="P74" style:family="paragraph" style:parent-style-name="Standard">
      <style:text-properties officeooo:rsid="00596b5c" officeooo:paragraph-rsid="005d325f"/>
    </style:style>
    <style:style style:name="P75" style:family="paragraph" style:parent-style-name="Standard">
      <style:text-properties officeooo:rsid="00596b5c" officeooo:paragraph-rsid="0061cd58"/>
    </style:style>
    <style:style style:name="P76" style:family="paragraph" style:parent-style-name="Standard">
      <style:text-properties officeooo:rsid="00596b5c" officeooo:paragraph-rsid="0064a6c2"/>
    </style:style>
    <style:style style:name="P77" style:family="paragraph" style:parent-style-name="Standard">
      <style:text-properties officeooo:rsid="00596b5c" officeooo:paragraph-rsid="00694a85"/>
    </style:style>
    <style:style style:name="P78" style:family="paragraph" style:parent-style-name="Standard">
      <style:text-properties officeooo:rsid="00596b5c" officeooo:paragraph-rsid="006bbaf3"/>
    </style:style>
    <style:style style:name="P79" style:family="paragraph" style:parent-style-name="Standard">
      <style:text-properties officeooo:rsid="00596b5c" officeooo:paragraph-rsid="0073542d"/>
    </style:style>
    <style:style style:name="P80" style:family="paragraph" style:parent-style-name="Standard">
      <style:paragraph-properties fo:text-align="start" style:justify-single-word="false"/>
      <style:text-properties officeooo:rsid="00596b5c" officeooo:paragraph-rsid="0073542d"/>
    </style:style>
    <style:style style:name="P81" style:family="paragraph" style:parent-style-name="Standard">
      <style:paragraph-properties fo:text-align="start" style:justify-single-word="false"/>
      <style:text-properties officeooo:rsid="00596b5c" officeooo:paragraph-rsid="0153d3f2"/>
    </style:style>
    <style:style style:name="P82" style:family="paragraph" style:parent-style-name="Standard">
      <style:text-properties officeooo:rsid="00596b5c" officeooo:paragraph-rsid="00775129"/>
    </style:style>
    <style:style style:name="P83" style:family="paragraph" style:parent-style-name="Standard">
      <style:text-properties officeooo:rsid="00596b5c" officeooo:paragraph-rsid="015356c7"/>
    </style:style>
    <style:style style:name="P84" style:family="paragraph" style:parent-style-name="Standard">
      <style:text-properties officeooo:rsid="00596b5c" officeooo:paragraph-rsid="01536803"/>
    </style:style>
    <style:style style:name="P85" style:family="paragraph" style:parent-style-name="Standard">
      <style:text-properties officeooo:rsid="00596b5c" officeooo:paragraph-rsid="0153d3f2"/>
    </style:style>
    <style:style style:name="P86" style:family="paragraph" style:parent-style-name="Standard">
      <style:text-properties officeooo:rsid="00596b5c" officeooo:paragraph-rsid="01574142"/>
    </style:style>
    <style:style style:name="P87" style:family="paragraph" style:parent-style-name="Standard">
      <style:text-properties officeooo:rsid="00596b5c" officeooo:paragraph-rsid="015de983"/>
    </style:style>
    <style:style style:name="P88" style:family="paragraph" style:parent-style-name="Standard">
      <style:text-properties officeooo:rsid="00596b5c" officeooo:paragraph-rsid="0160bf1a"/>
    </style:style>
    <style:style style:name="P89" style:family="paragraph" style:parent-style-name="Standard">
      <style:text-properties officeooo:rsid="00596b5c" officeooo:paragraph-rsid="01685f8e"/>
    </style:style>
    <style:style style:name="P90" style:family="paragraph" style:parent-style-name="Standard">
      <style:text-properties officeooo:rsid="00596b5c" officeooo:paragraph-rsid="0169a417"/>
    </style:style>
    <style:style style:name="P91" style:family="paragraph" style:parent-style-name="Standard">
      <style:text-properties officeooo:rsid="007cdf6a" officeooo:paragraph-rsid="007cdf6a"/>
    </style:style>
    <style:style style:name="P92" style:family="paragraph" style:parent-style-name="Standard">
      <style:text-properties officeooo:rsid="007cdf6a" officeooo:paragraph-rsid="007e285e"/>
    </style:style>
    <style:style style:name="P93" style:family="paragraph" style:parent-style-name="Standard">
      <style:text-properties officeooo:rsid="007cdf6a" officeooo:paragraph-rsid="00820fb4"/>
    </style:style>
    <style:style style:name="P94" style:family="paragraph" style:parent-style-name="Standard">
      <style:text-properties officeooo:rsid="007cdf6a" officeooo:paragraph-rsid="0084b37f"/>
    </style:style>
    <style:style style:name="P95" style:family="paragraph" style:parent-style-name="Standard">
      <style:text-properties officeooo:rsid="007cdf6a" officeooo:paragraph-rsid="0087a8c8"/>
    </style:style>
    <style:style style:name="P96" style:family="paragraph" style:parent-style-name="Standard">
      <style:text-properties officeooo:rsid="007cdf6a" officeooo:paragraph-rsid="0089a78a"/>
    </style:style>
    <style:style style:name="P97" style:family="paragraph" style:parent-style-name="Standard">
      <style:text-properties officeooo:rsid="007cdf6a" officeooo:paragraph-rsid="008b8938"/>
    </style:style>
    <style:style style:name="P98" style:family="paragraph" style:parent-style-name="Standard">
      <style:text-properties officeooo:rsid="007cdf6a" officeooo:paragraph-rsid="008c6adc"/>
    </style:style>
    <style:style style:name="P99" style:family="paragraph" style:parent-style-name="Standard">
      <style:text-properties officeooo:rsid="007cdf6a" officeooo:paragraph-rsid="0158b267"/>
    </style:style>
    <style:style style:name="P100" style:family="paragraph" style:parent-style-name="Standard">
      <style:text-properties officeooo:rsid="007cdf6a" officeooo:paragraph-rsid="0159be65"/>
    </style:style>
    <style:style style:name="P101" style:family="paragraph" style:parent-style-name="Standard">
      <style:text-properties officeooo:rsid="007cdf6a" officeooo:paragraph-rsid="015ba09c"/>
    </style:style>
    <style:style style:name="P102" style:family="paragraph" style:parent-style-name="Standard">
      <style:text-properties officeooo:rsid="007cdf6a" officeooo:paragraph-rsid="015bd017"/>
    </style:style>
    <style:style style:name="P103" style:family="paragraph" style:parent-style-name="Standard">
      <style:text-properties officeooo:rsid="007cdf6a" officeooo:paragraph-rsid="015ee355"/>
    </style:style>
    <style:style style:name="P104" style:family="paragraph" style:parent-style-name="Standard">
      <style:text-properties officeooo:rsid="007cdf6a" officeooo:paragraph-rsid="01685f8e"/>
    </style:style>
    <style:style style:name="P105" style:family="paragraph" style:parent-style-name="Standard">
      <style:text-properties officeooo:rsid="007cdf6a" officeooo:paragraph-rsid="01687209"/>
    </style:style>
    <style:style style:name="P106" style:family="paragraph" style:parent-style-name="Standard">
      <style:text-properties officeooo:rsid="008df4a0" officeooo:paragraph-rsid="008df4a0"/>
    </style:style>
    <style:style style:name="P107" style:family="paragraph" style:parent-style-name="Standard">
      <style:text-properties officeooo:rsid="008df4a0" officeooo:paragraph-rsid="008e74aa"/>
    </style:style>
    <style:style style:name="P108" style:family="paragraph" style:parent-style-name="Standard">
      <style:text-properties officeooo:rsid="008df4a0" officeooo:paragraph-rsid="0090eb9d"/>
    </style:style>
    <style:style style:name="P109" style:family="paragraph" style:parent-style-name="Standard">
      <style:text-properties officeooo:rsid="008df4a0" officeooo:paragraph-rsid="009296d7"/>
    </style:style>
    <style:style style:name="P110" style:family="paragraph" style:parent-style-name="Standard">
      <style:text-properties officeooo:rsid="0093f9c6" officeooo:paragraph-rsid="0093f9c6"/>
    </style:style>
    <style:style style:name="P111" style:family="paragraph" style:parent-style-name="Standard">
      <style:text-properties officeooo:rsid="0093f9c6" officeooo:paragraph-rsid="015c80e3"/>
    </style:style>
    <style:style style:name="P112" style:family="paragraph" style:parent-style-name="Standard">
      <style:text-properties officeooo:rsid="00988580" officeooo:paragraph-rsid="00988580"/>
    </style:style>
    <style:style style:name="P113" style:family="paragraph" style:parent-style-name="Standard">
      <style:text-properties officeooo:rsid="00988580" officeooo:paragraph-rsid="009983e6"/>
    </style:style>
    <style:style style:name="P114" style:family="paragraph" style:parent-style-name="Standard">
      <style:text-properties officeooo:rsid="00988580" officeooo:paragraph-rsid="009cdc63"/>
    </style:style>
    <style:style style:name="P115" style:family="paragraph" style:parent-style-name="Standard">
      <style:text-properties officeooo:rsid="00988580" officeooo:paragraph-rsid="015c80e3"/>
    </style:style>
    <style:style style:name="P116" style:family="paragraph" style:parent-style-name="Standard">
      <style:text-properties officeooo:rsid="009e5329" officeooo:paragraph-rsid="009e5329"/>
    </style:style>
    <style:style style:name="P117" style:family="paragraph" style:parent-style-name="Standard">
      <style:text-properties officeooo:rsid="009e5329" officeooo:paragraph-rsid="00a0317b"/>
    </style:style>
    <style:style style:name="P118" style:family="paragraph" style:parent-style-name="Standard">
      <style:text-properties officeooo:rsid="009e5329" officeooo:paragraph-rsid="015d5656"/>
    </style:style>
    <style:style style:name="P119" style:family="paragraph" style:parent-style-name="Standard">
      <style:text-properties officeooo:rsid="00a35714" officeooo:paragraph-rsid="00a35714"/>
    </style:style>
    <style:style style:name="P120" style:family="paragraph" style:parent-style-name="Standard">
      <style:text-properties officeooo:rsid="00a35714" officeooo:paragraph-rsid="00a5161b"/>
    </style:style>
    <style:style style:name="P121" style:family="paragraph" style:parent-style-name="Standard">
      <style:text-properties officeooo:rsid="00a35714" officeooo:paragraph-rsid="015d5656"/>
    </style:style>
    <style:style style:name="P122" style:family="paragraph" style:parent-style-name="Standard">
      <style:text-properties officeooo:rsid="00a9d931" officeooo:paragraph-rsid="00a9d931"/>
    </style:style>
    <style:style style:name="P123" style:family="paragraph" style:parent-style-name="Standard">
      <style:text-properties officeooo:rsid="00a9d931" officeooo:paragraph-rsid="00aaf9ef"/>
    </style:style>
    <style:style style:name="P124" style:family="paragraph" style:parent-style-name="Standard">
      <style:text-properties officeooo:rsid="00a9d931" officeooo:paragraph-rsid="00ac68c0"/>
    </style:style>
    <style:style style:name="P125" style:family="paragraph" style:parent-style-name="Standard">
      <style:text-properties officeooo:rsid="00a9d931" officeooo:paragraph-rsid="015de983"/>
    </style:style>
    <style:style style:name="P126" style:family="paragraph" style:parent-style-name="Standard">
      <style:text-properties officeooo:rsid="00b23cd2" officeooo:paragraph-rsid="00b23cd2"/>
    </style:style>
    <style:style style:name="P127" style:family="paragraph" style:parent-style-name="Standard">
      <style:text-properties officeooo:rsid="00b23cd2" officeooo:paragraph-rsid="00b49b6b"/>
    </style:style>
    <style:style style:name="P128" style:family="paragraph" style:parent-style-name="Standard">
      <style:text-properties officeooo:rsid="00b23cd2" officeooo:paragraph-rsid="00b898d6"/>
    </style:style>
    <style:style style:name="P129" style:family="paragraph" style:parent-style-name="Standard">
      <style:text-properties officeooo:rsid="00b23cd2" officeooo:paragraph-rsid="015de983"/>
    </style:style>
    <style:style style:name="P130" style:family="paragraph" style:parent-style-name="Standard">
      <style:text-properties style:font-name="arial" fo:font-size="11pt" officeooo:rsid="00b23cd2" officeooo:paragraph-rsid="00b23cd2" style:font-name-asian="arial" style:font-size-asian="11pt" style:font-name-complex="arial" style:font-size-complex="11pt"/>
    </style:style>
    <style:style style:name="P131" style:family="paragraph" style:parent-style-name="Standard">
      <style:text-properties style:font-name="arial" fo:font-size="11pt" officeooo:rsid="00b23cd2" officeooo:paragraph-rsid="015de983" style:font-name-asian="arial" style:font-size-asian="11pt" style:font-name-complex="arial" style:font-size-complex="11pt"/>
    </style:style>
    <style:style style:name="P132" style:family="paragraph" style:parent-style-name="Standard">
      <style:text-properties officeooo:rsid="00bd9c80" officeooo:paragraph-rsid="015ee355"/>
    </style:style>
    <style:style style:name="P133" style:family="paragraph" style:parent-style-name="Standard">
      <style:text-properties style:font-name="Liberation Serif" fo:font-size="12pt" officeooo:rsid="00bd9c80" officeooo:paragraph-rsid="00bd9c80" style:font-name-asian="arial" style:font-size-asian="12pt" style:font-name-complex="arial" style:font-size-complex="12pt"/>
    </style:style>
    <style:style style:name="P134" style:family="paragraph" style:parent-style-name="Standard">
      <style:text-properties style:font-name="Liberation Serif" fo:font-size="12pt" officeooo:rsid="00bd9c80" officeooo:paragraph-rsid="015ee355" style:font-name-asian="arial" style:font-size-asian="12pt" style:font-name-complex="arial" style:font-size-complex="12pt"/>
    </style:style>
    <style:style style:name="P135" style:family="paragraph" style:parent-style-name="Standard">
      <style:text-properties style:font-name="Liberation Serif" fo:font-size="12pt" officeooo:rsid="00bebca0" officeooo:paragraph-rsid="00bebca0" style:font-name-asian="arial" style:font-size-asian="12pt" style:font-name-complex="arial" style:font-size-complex="12pt"/>
    </style:style>
    <style:style style:name="P136" style:family="paragraph" style:parent-style-name="Standard">
      <style:text-properties style:font-name="Liberation Serif" fo:font-size="12pt" officeooo:rsid="00bebca0" officeooo:paragraph-rsid="015ee355" style:font-name-asian="arial" style:font-size-asian="12pt" style:font-name-complex="arial" style:font-size-complex="12pt"/>
    </style:style>
    <style:style style:name="P137" style:family="paragraph" style:parent-style-name="Standard">
      <style:text-properties style:font-name="Liberation Serif" fo:font-size="12pt" officeooo:rsid="00bf92eb" officeooo:paragraph-rsid="00bf92eb" style:font-name-asian="arial" style:font-size-asian="12pt" style:font-name-complex="arial" style:font-size-complex="12pt"/>
    </style:style>
    <style:style style:name="P138" style:family="paragraph" style:parent-style-name="Standard">
      <style:text-properties style:font-name="Liberation Serif" fo:font-size="12pt" officeooo:rsid="00bf92eb" officeooo:paragraph-rsid="015ee355" style:font-name-asian="arial" style:font-size-asian="12pt" style:font-name-complex="arial" style:font-size-complex="12pt"/>
    </style:style>
    <style:style style:name="P139" style:family="paragraph" style:parent-style-name="Standard">
      <style:text-properties style:font-name="Liberation Serif" fo:font-size="12pt" officeooo:paragraph-rsid="00bf92eb" style:font-name-asian="arial" style:font-size-asian="12pt" style:font-name-complex="arial" style:font-size-complex="12pt"/>
    </style:style>
    <style:style style:name="P140" style:family="paragraph" style:parent-style-name="Standard">
      <style:text-properties style:font-name="Liberation Serif" fo:font-size="12pt" officeooo:paragraph-rsid="015ee355" style:font-name-asian="arial" style:font-size-asian="12pt" style:font-name-complex="arial" style:font-size-complex="12pt"/>
    </style:style>
    <style:style style:name="P141" style:family="paragraph" style:parent-style-name="Standard">
      <style:text-properties style:font-name="Liberation Serif" fo:font-size="12pt" fo:language="de" fo:country="DE" fo:font-weight="normal" officeooo:rsid="00bf92eb" officeooo:paragraph-rsid="00bf92eb" style:font-name-asian="arial" style:font-size-asian="12pt" style:font-weight-asian="normal" style:font-name-complex="arial" style:font-size-complex="12pt" style:font-weight-complex="normal"/>
    </style:style>
    <style:style style:name="P142" style:family="paragraph" style:parent-style-name="Standard">
      <style:text-properties style:font-name="Liberation Serif" fo:font-size="12pt" fo:language="de" fo:country="DE" fo:font-weight="normal" officeooo:rsid="00bf92eb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43" style:family="paragraph" style:parent-style-name="Standard">
      <style:text-properties style:font-name="Liberation Serif" fo:font-size="12pt" fo:language="de" fo:country="DE" fo:font-weight="normal" officeooo:rsid="00c4c694" officeooo:paragraph-rsid="00c4c694" style:font-name-asian="arial" style:font-size-asian="12pt" style:font-weight-asian="normal" style:font-name-complex="arial" style:font-size-complex="12pt" style:font-weight-complex="normal"/>
    </style:style>
    <style:style style:name="P144" style:family="paragraph" style:parent-style-name="Standard">
      <style:text-properties style:font-name="Liberation Serif" fo:font-size="12pt" fo:language="de" fo:country="DE" fo:font-weight="normal" officeooo:rsid="00c4c694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45" style:family="paragraph" style:parent-style-name="Standard"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146" style:family="paragraph" style:parent-style-name="Standard">
      <style:text-properties style:font-name="Liberation Serif" fo:font-size="12pt" fo:language="de" fo:country="DE" fo:font-weight="normal" officeooo:rsid="00c6565f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47" style:family="paragraph" style:parent-style-name="Standard"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48" style:family="paragraph" style:parent-style-name="Standard">
      <style:text-properties style:font-name="Liberation Serif" fo:font-size="12pt" fo:language="de" fo:country="DE" fo:font-weight="normal" officeooo:rsid="00c8bd03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49" style:family="paragraph" style:parent-style-name="Standard">
      <style:text-properties style:font-name="Liberation Serif" fo:font-size="12pt" fo:language="de" fo:country="DE" fo:font-weight="normal" officeooo:rsid="00c8bd03" officeooo:paragraph-rsid="0169a417" style:font-name-asian="arial" style:font-size-asian="12pt" style:font-weight-asian="normal" style:font-name-complex="arial" style:font-size-complex="12pt" style:font-weight-complex="normal"/>
    </style:style>
    <style:style style:name="P150" style:family="paragraph" style:parent-style-name="Standard" style:list-style-name="L14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51" style:family="paragraph" style:parent-style-name="Standard" style:list-style-name="L14">
      <style:text-properties style:font-name="Liberation Serif" fo:font-size="12pt" fo:language="de" fo:country="DE" fo:font-weight="normal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52" style:family="paragraph" style:parent-style-name="Standard" style:list-style-name="L14">
      <style:text-properties style:font-name="Liberation Serif" fo:font-size="12pt" fo:language="de" fo:country="DE" fo:font-weight="normal" officeooo:paragraph-rsid="0169a417" style:font-name-asian="arial" style:font-size-asian="12pt" style:font-weight-asian="normal" style:font-name-complex="arial" style:font-size-complex="12pt" style:font-weight-complex="normal"/>
    </style:style>
    <style:style style:name="P153" style:family="paragraph" style:parent-style-name="Standard">
      <style:text-properties style:font-name="Liberation Serif" fo:font-size="12pt" fo:language="de" fo:country="DE" fo:font-weight="normal" officeooo:paragraph-rsid="00c8bd03" style:font-name-asian="arial" style:font-size-asian="12pt" style:font-weight-asian="normal" style:font-name-complex="arial" style:font-size-complex="12pt" style:font-weight-complex="normal"/>
    </style:style>
    <style:style style:name="P154" style:family="paragraph" style:parent-style-name="Standard"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55" style:family="paragraph" style:parent-style-name="Standard">
      <style:text-properties style:font-name="Liberation Serif" fo:font-size="12pt" fo:language="de" fo:country="DE" fo:font-weight="normal" officeooo:rsid="00cfac5a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56" style:family="paragraph" style:parent-style-name="Standard" style:list-style-name="L15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57" style:family="paragraph" style:parent-style-name="Standard" style:list-style-name="L15">
      <style:text-properties style:font-name="Liberation Serif" fo:font-size="12pt" fo:language="de" fo:country="DE" fo:font-weight="normal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58" style:family="paragraph" style:parent-style-name="Standard">
      <style:text-properties style:font-name="Liberation Serif" fo:font-size="12pt" fo:language="de" fo:country="DE" fo:font-weight="normal" officeooo:paragraph-rsid="00cfac5a" style:font-name-asian="arial" style:font-size-asian="12pt" style:font-weight-asian="normal" style:font-name-complex="arial" style:font-size-complex="12pt" style:font-weight-complex="normal"/>
    </style:style>
    <style:style style:name="P159" style:family="paragraph" style:parent-style-name="Standard"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160" style:family="paragraph" style:parent-style-name="Standard">
      <style:text-properties style:font-name="Liberation Serif" fo:font-size="12pt" fo:language="de" fo:country="DE" fo:font-weight="normal" officeooo:rsid="00daf28e" officeooo:paragraph-rsid="00df9fd8" style:font-name-asian="arial" style:font-size-asian="12pt" style:font-weight-asian="normal" style:font-name-complex="arial" style:font-size-complex="12pt" style:font-weight-complex="normal"/>
    </style:style>
    <style:style style:name="P161" style:family="paragraph" style:parent-style-name="Standard">
      <style:text-properties style:font-name="Liberation Serif" fo:font-size="12pt" fo:language="de" fo:country="DE" fo:font-weight="normal" officeooo:rsid="00daf28e" officeooo:paragraph-rsid="00e05c91" style:font-name-asian="arial" style:font-size-asian="12pt" style:font-weight-asian="normal" style:font-name-complex="arial" style:font-size-complex="12pt" style:font-weight-complex="normal"/>
    </style:style>
    <style:style style:name="P162" style:family="paragraph" style:parent-style-name="Standard">
      <style:text-properties style:font-name="Liberation Serif" fo:font-size="12pt" fo:language="de" fo:country="DE" fo:font-weight="normal" officeooo:rsid="00daf28e" officeooo:paragraph-rsid="0160bf1a" style:font-name-asian="arial" style:font-size-asian="12pt" style:font-weight-asian="normal" style:font-name-complex="arial" style:font-size-complex="12pt" style:font-weight-complex="normal"/>
    </style:style>
    <style:style style:name="P163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64" style:family="paragraph" style:parent-style-name="Standard">
      <style:text-properties style:font-name="Liberation Serif" fo:font-size="12pt" fo:language="de" fo:country="DE" fo:font-weight="normal" officeooo:rsid="00e12571" officeooo:paragraph-rsid="00e53bb7" style:font-name-asian="arial" style:font-size-asian="12pt" style:font-weight-asian="normal" style:font-name-complex="arial" style:font-size-complex="12pt" style:font-weight-complex="normal"/>
    </style:style>
    <style:style style:name="P165" style:family="paragraph" style:parent-style-name="Standard"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166" style:family="paragraph" style:parent-style-name="Standard">
      <style:text-properties style:font-name="Liberation Serif" fo:font-size="12pt" fo:language="de" fo:country="DE" fo:font-weight="normal" officeooo:rsid="00f0e182" officeooo:paragraph-rsid="0162766a" style:font-name-asian="arial" style:font-size-asian="12pt" style:font-weight-asian="normal" style:font-name-complex="arial" style:font-size-complex="12pt" style:font-weight-complex="normal"/>
    </style:style>
    <style:style style:name="P167" style:family="paragraph" style:parent-style-name="Standard"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168" style:family="paragraph" style:parent-style-name="Standard">
      <style:text-properties style:font-name="Liberation Serif" fo:font-size="12pt" fo:language="de" fo:country="DE" fo:font-weight="normal" officeooo:rsid="00fa6889" officeooo:paragraph-rsid="00fc2589" style:font-name-asian="arial" style:font-size-asian="12pt" style:font-weight-asian="normal" style:font-name-complex="arial" style:font-size-complex="12pt" style:font-weight-complex="normal"/>
    </style:style>
    <style:style style:name="P169" style:family="paragraph" style:parent-style-name="Standard">
      <style:text-properties style:font-name="Liberation Serif" fo:font-size="12pt" fo:language="de" fo:country="DE" fo:font-weight="normal" officeooo:rsid="00fff716" officeooo:paragraph-rsid="00fff716" style:font-name-asian="arial" style:font-size-asian="12pt" style:font-weight-asian="normal" style:font-name-complex="arial" style:font-size-complex="12pt" style:font-weight-complex="normal"/>
    </style:style>
    <style:style style:name="P170" style:family="paragraph" style:parent-style-name="Standard">
      <style:text-properties style:font-name="Liberation Serif" fo:font-size="12pt" fo:language="de" fo:country="DE" fo:font-weight="normal" officeooo:rsid="00fff716" officeooo:paragraph-rsid="01018924" style:font-name-asian="arial" style:font-size-asian="12pt" style:font-weight-asian="normal" style:font-name-complex="arial" style:font-size-complex="12pt" style:font-weight-complex="normal"/>
    </style:style>
    <style:style style:name="P171" style:family="paragraph" style:parent-style-name="Standard">
      <style:text-properties style:font-name="Liberation Serif" fo:font-size="12pt" fo:language="de" fo:country="DE" fo:font-weight="normal" officeooo:rsid="00fff716" officeooo:paragraph-rsid="0164607b" style:font-name-asian="arial" style:font-size-asian="12pt" style:font-weight-asian="normal" style:font-name-complex="arial" style:font-size-complex="12pt" style:font-weight-complex="normal"/>
    </style:style>
    <style:style style:name="P172" style:family="paragraph" style:parent-style-name="Standard"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173" style:family="paragraph" style:parent-style-name="Standard">
      <style:text-properties style:font-name="Liberation Serif" fo:font-size="12pt" fo:language="de" fo:country="DE" fo:font-weight="normal" officeooo:rsid="01035711" officeooo:paragraph-rsid="0105636c" style:font-name-asian="arial" style:font-size-asian="12pt" style:font-weight-asian="normal" style:font-name-complex="arial" style:font-size-complex="12pt" style:font-weight-complex="normal"/>
    </style:style>
    <style:style style:name="P174" style:family="paragraph" style:parent-style-name="Standard">
      <style:text-properties style:font-name="Liberation Serif" fo:font-size="12pt" fo:language="de" fo:country="DE" fo:font-weight="normal" officeooo:rsid="01035711" officeooo:paragraph-rsid="0106705f" style:font-name-asian="arial" style:font-size-asian="12pt" style:font-weight-asian="normal" style:font-name-complex="arial" style:font-size-complex="12pt" style:font-weight-complex="normal"/>
    </style:style>
    <style:style style:name="P175" style:family="paragraph" style:parent-style-name="Standard">
      <style:text-properties style:font-name="Liberation Serif" fo:font-size="12pt" fo:language="de" fo:country="DE" fo:font-weight="normal" officeooo:rsid="010bfc5e" officeooo:paragraph-rsid="010bfc5e" style:font-name-asian="arial" style:font-size-asian="12pt" style:font-weight-asian="normal" style:font-name-complex="arial" style:font-size-complex="12pt" style:font-weight-complex="normal"/>
    </style:style>
    <style:style style:name="P176" style:family="paragraph" style:parent-style-name="Standard">
      <style:text-properties style:font-name="Liberation Serif" fo:font-size="12pt" fo:language="de" fo:country="DE" fo:font-weight="normal" officeooo:rsid="010bfc5e" officeooo:paragraph-rsid="0110200f" style:font-name-asian="arial" style:font-size-asian="12pt" style:font-weight-asian="normal" style:font-name-complex="arial" style:font-size-complex="12pt" style:font-weight-complex="normal"/>
    </style:style>
    <style:style style:name="P177" style:family="paragraph" style:parent-style-name="Standard">
      <style:text-properties style:font-name="Liberation Serif" fo:font-size="12pt" fo:language="de" fo:country="DE" fo:font-weight="normal" officeooo:rsid="010bfc5e" officeooo:paragraph-rsid="0110a0a8" style:font-name-asian="arial" style:font-size-asian="12pt" style:font-weight-asian="normal" style:font-name-complex="arial" style:font-size-complex="12pt" style:font-weight-complex="normal"/>
    </style:style>
    <style:style style:name="P178" style:family="paragraph" style:parent-style-name="Standard">
      <style:text-properties style:font-name="Liberation Serif" fo:font-size="12pt" fo:language="de" fo:country="DE" fo:font-weight="normal" officeooo:rsid="010bfc5e" officeooo:paragraph-rsid="01114ffe" style:font-name-asian="arial" style:font-size-asian="12pt" style:font-weight-asian="normal" style:font-name-complex="arial" style:font-size-complex="12pt" style:font-weight-complex="normal"/>
    </style:style>
    <style:style style:name="P179" style:family="paragraph" style:parent-style-name="Standard">
      <style:text-properties style:font-name="Liberation Serif" fo:font-size="12pt" fo:language="de" fo:country="DE" fo:font-weight="normal" officeooo:rsid="010bfc5e" officeooo:paragraph-rsid="0166a98c" style:font-name-asian="arial" style:font-size-asian="12pt" style:font-weight-asian="normal" style:font-name-complex="arial" style:font-size-complex="12pt" style:font-weight-complex="normal"/>
    </style:style>
    <style:style style:name="P180" style:family="paragraph" style:parent-style-name="Standard">
      <style:text-properties style:font-name="Liberation Serif" fo:font-size="12pt" fo:language="de" fo:country="DE" fo:font-weight="normal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81" style:family="paragraph" style:parent-style-name="Standard">
      <style:text-properties style:font-name="Liberation Serif" fo:font-size="12pt" fo:language="de" fo:country="DE" fo:font-weight="normal" officeooo:paragraph-rsid="0169a417" style:font-name-asian="arial" style:font-size-asian="12pt" style:font-weight-asian="normal" style:font-name-complex="arial" style:font-size-complex="12pt" style:font-weight-complex="normal"/>
    </style:style>
    <style:style style:name="P182" style:family="paragraph" style:parent-style-name="Standard">
      <style:text-properties style:font-name="Liberation Serif" fo:font-size="12pt" fo:language="de" fo:country="DE" fo:font-weight="normal" officeooo:paragraph-rsid="00c8bd03" style:font-size-asian="12pt" style:font-weight-asian="normal" style:font-size-complex="12pt" style:font-weight-complex="normal"/>
    </style:style>
    <style:style style:name="P183" style:family="paragraph" style:parent-style-name="Standard">
      <style:text-properties style:font-name="Liberation Serif" fo:font-size="12pt" fo:language="de" fo:country="DE" fo:font-weight="normal" officeooo:paragraph-rsid="015ee355" style:font-size-asian="12pt" style:font-weight-asian="normal" style:font-size-complex="12pt" style:font-weight-complex="normal"/>
    </style:style>
    <style:style style:name="P184" style:family="paragraph" style:parent-style-name="Standard">
      <style:text-properties style:font-name="Liberation Serif" fo:font-size="12pt" fo:language="de" fo:country="DE" fo:font-weight="normal" officeooo:paragraph-rsid="0169a417" style:font-size-asian="12pt" style:font-weight-asian="normal" style:font-size-complex="12pt" style:font-weight-complex="normal"/>
    </style:style>
    <style:style style:name="P185" style:family="paragraph" style:parent-style-name="Standard">
      <style:text-properties style:font-name="Liberation Serif" fo:font-size="12pt" officeooo:rsid="01449e30" officeooo:paragraph-rsid="01687209" style:font-size-asian="12pt" style:font-size-complex="12pt"/>
    </style:style>
    <style:style style:name="P186" style:family="paragraph" style:parent-style-name="Standard" style:list-style-name="L14">
      <style:text-properties officeooo:paragraph-rsid="00c8bd03"/>
    </style:style>
    <style:style style:name="P187" style:family="paragraph" style:parent-style-name="Standard" style:list-style-name="L14">
      <style:text-properties officeooo:paragraph-rsid="015ee355"/>
    </style:style>
    <style:style style:name="P188" style:family="paragraph" style:parent-style-name="Standard" style:list-style-name="L14">
      <style:text-properties officeooo:paragraph-rsid="0169a417"/>
    </style:style>
    <style:style style:name="P189" style:family="paragraph" style:parent-style-name="Standard">
      <style:text-properties officeooo:rsid="00c8bd03" officeooo:paragraph-rsid="0169a417"/>
    </style:style>
    <style:style style:name="P190" style:family="paragraph" style:parent-style-name="Standard" style:list-style-name="L15">
      <style:text-properties officeooo:paragraph-rsid="00cfac5a"/>
    </style:style>
    <style:style style:name="P191" style:family="paragraph" style:parent-style-name="Standard" style:list-style-name="L15">
      <style:text-properties officeooo:paragraph-rsid="015ee355"/>
    </style:style>
    <style:style style:name="P192" style:family="paragraph" style:parent-style-name="Standard">
      <style:text-properties officeooo:rsid="00cfac5a" officeooo:paragraph-rsid="015ee355"/>
    </style:style>
    <style:style style:name="P193" style:family="paragraph" style:parent-style-name="Standard">
      <style:text-properties officeooo:rsid="00daf28e" officeooo:paragraph-rsid="0160bf1a"/>
    </style:style>
    <style:style style:name="P194" style:family="paragraph" style:parent-style-name="Standard">
      <style:text-properties officeooo:rsid="00e12571" officeooo:paragraph-rsid="00e12571"/>
    </style:style>
    <style:style style:name="P195" style:family="paragraph" style:parent-style-name="Standard">
      <style:text-properties officeooo:paragraph-rsid="0010c71b"/>
    </style:style>
    <style:style style:name="P196" style:family="paragraph" style:parent-style-name="Standard">
      <style:text-properties officeooo:paragraph-rsid="00344165"/>
    </style:style>
    <style:style style:name="P197" style:family="paragraph" style:parent-style-name="Standard">
      <style:text-properties officeooo:paragraph-rsid="00350f83"/>
    </style:style>
    <style:style style:name="P198" style:family="paragraph" style:parent-style-name="Standard" style:list-style-name="L16">
      <style:text-properties officeooo:paragraph-rsid="0150a0e2"/>
    </style:style>
    <style:style style:name="P199" style:family="paragraph" style:parent-style-name="Standard">
      <style:text-properties officeooo:paragraph-rsid="0150a0e2"/>
    </style:style>
    <style:style style:name="P200" style:family="paragraph" style:parent-style-name="Standard">
      <style:text-properties officeooo:paragraph-rsid="000a9738"/>
    </style:style>
    <style:style style:name="P201" style:family="paragraph" style:parent-style-name="Standard">
      <style:text-properties officeooo:paragraph-rsid="000aec67"/>
    </style:style>
    <style:style style:name="P202" style:family="paragraph" style:parent-style-name="Standard">
      <style:text-properties officeooo:paragraph-rsid="002f947a"/>
    </style:style>
    <style:style style:name="P203" style:family="paragraph" style:parent-style-name="Standard">
      <style:text-properties fo:font-weight="bold" officeooo:paragraph-rsid="0150a0e2" style:font-weight-asian="bold" style:font-weight-complex="bold"/>
    </style:style>
    <style:style style:name="P204" style:family="paragraph" style:parent-style-name="Standard" style:list-style-name="L17">
      <style:text-properties officeooo:paragraph-rsid="0150a0e2"/>
    </style:style>
    <style:style style:name="P205" style:family="paragraph" style:parent-style-name="Standard" style:list-style-name="L19">
      <style:text-properties officeooo:paragraph-rsid="0150a0e2"/>
    </style:style>
    <style:style style:name="P206" style:family="paragraph" style:parent-style-name="Standard">
      <style:text-properties officeooo:paragraph-rsid="015207d3"/>
    </style:style>
    <style:style style:name="P207" style:family="paragraph" style:parent-style-name="Standard">
      <style:text-properties officeooo:paragraph-rsid="0158b267"/>
    </style:style>
    <style:style style:name="P208" style:family="paragraph" style:parent-style-name="Standard">
      <style:text-properties officeooo:paragraph-rsid="015c80e3"/>
    </style:style>
    <style:style style:name="P209" style:family="paragraph" style:parent-style-name="Standard">
      <style:text-properties officeooo:paragraph-rsid="0166a98c"/>
    </style:style>
    <style:style style:name="P2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P2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150a0e2"/>
    </style:style>
    <style:style style:name="P2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2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40036"/>
    </style:style>
    <style:style style:name="P2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7f92c"/>
    </style:style>
    <style:style style:name="P2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52445d"/>
    </style:style>
    <style:style style:name="P2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150a0e2"/>
    </style:style>
    <style:style style:name="P2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15207d3"/>
    </style:style>
    <style:style style:name="P2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05568cc"/>
    </style:style>
    <style:style style:name="P2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150a0e2"/>
    </style:style>
    <style:style style:name="P2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052445d"/>
    </style:style>
    <style:style style:name="P2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153d3f2"/>
    </style:style>
    <style:style style:name="P2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1685f8e"/>
    </style:style>
    <style:style style:name="P2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0585aec"/>
    </style:style>
    <style:style style:name="P2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15207d3"/>
    </style:style>
    <style:style style:name="P2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b65d2"/>
    </style:style>
    <style:style style:name="P2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5d325f"/>
    </style:style>
    <style:style style:name="P2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1cd58"/>
    </style:style>
    <style:style style:name="P2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4a6c2"/>
    </style:style>
    <style:style style:name="P2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94a85"/>
    </style:style>
    <style:style style:name="P23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6bbaf3"/>
    </style:style>
    <style:style style:name="P2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3542d"/>
    </style:style>
    <style:style style:name="P2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0775129"/>
    </style:style>
    <style:style style:name="P2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356c7"/>
    </style:style>
    <style:style style:name="P2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36803"/>
    </style:style>
    <style:style style:name="P2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3d3f2"/>
    </style:style>
    <style:style style:name="P2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74142"/>
    </style:style>
    <style:style style:name="P2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20fb4"/>
    </style:style>
    <style:style style:name="P2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4b37f"/>
    </style:style>
    <style:style style:name="P2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7a8c8"/>
    </style:style>
    <style:style style:name="P2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b8938"/>
    </style:style>
    <style:style style:name="P2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58b267"/>
    </style:style>
    <style:style style:name="P2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59be65"/>
    </style:style>
    <style:style style:name="P2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5ba09c"/>
    </style:style>
    <style:style style:name="P2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685f8e"/>
    </style:style>
    <style:style style:name="P2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8df4a0"/>
    </style:style>
    <style:style style:name="P24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93f9c6"/>
    </style:style>
    <style:style style:name="P24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15c80e3"/>
    </style:style>
    <style:style style:name="P24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0988580"/>
    </style:style>
    <style:style style:name="P2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15c80e3"/>
    </style:style>
    <style:style style:name="P2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e5329" officeooo:paragraph-rsid="009e5329"/>
    </style:style>
    <style:style style:name="P2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0a35714"/>
    </style:style>
    <style:style style:name="P2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15d5656"/>
    </style:style>
    <style:style style:name="P25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0a9d931"/>
    </style:style>
    <style:style style:name="P25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15de983"/>
    </style:style>
    <style:style style:name="P25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0b23cd2"/>
    </style:style>
    <style:style style:name="P25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15de983"/>
    </style:style>
    <style:style style:name="P25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0c6565f" style:font-name-asian="arial" style:font-size-asian="12pt" style:font-weight-asian="normal" style:font-name-complex="arial" style:font-size-complex="12pt" style:font-weight-complex="normal"/>
    </style:style>
    <style:style style:name="P25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15ee355" style:font-name-asian="arial" style:font-size-asian="12pt" style:font-weight-asian="normal" style:font-name-complex="arial" style:font-size-complex="12pt" style:font-weight-complex="normal"/>
    </style:style>
    <style:style style:name="P25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0c8bd03" style:font-name-asian="arial" style:font-size-asian="12pt" style:font-weight-asian="normal" style:font-name-complex="arial" style:font-size-complex="12pt" style:font-weight-complex="normal"/>
    </style:style>
    <style:style style:name="P26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15ee355" style:font-name-asian="arial" style:font-size-asian="12pt" style:font-weight-asian="normal" style:font-name-complex="arial" style:font-size-complex="12pt" style:font-weight-complex="normal"/>
    </style:style>
    <style:style style:name="P26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169a417" style:font-name-asian="arial" style:font-size-asian="12pt" style:font-weight-asian="normal" style:font-name-complex="arial" style:font-size-complex="12pt" style:font-weight-complex="normal"/>
    </style:style>
    <style:style style:name="P26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0cfac5a" style:font-name-asian="arial" style:font-size-asian="12pt" style:font-weight-asian="normal" style:font-name-complex="arial" style:font-size-complex="12pt" style:font-weight-complex="normal"/>
    </style:style>
    <style:style style:name="P26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15ee355" style:font-name-asian="arial" style:font-size-asian="12pt" style:font-weight-asian="normal" style:font-name-complex="arial" style:font-size-complex="12pt" style:font-weight-complex="normal"/>
    </style:style>
    <style:style style:name="P26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0daf28e" style:font-name-asian="arial" style:font-size-asian="12pt" style:font-weight-asian="normal" style:font-name-complex="arial" style:font-size-complex="12pt" style:font-weight-complex="normal"/>
    </style:style>
    <style:style style:name="P26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160bf1a" style:font-name-asian="arial" style:font-size-asian="12pt" style:font-weight-asian="normal" style:font-name-complex="arial" style:font-size-complex="12pt" style:font-weight-complex="normal"/>
    </style:style>
    <style:style style:name="P26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26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0e182" officeooo:paragraph-rsid="00f0e182" style:font-name-asian="arial" style:font-size-asian="12pt" style:font-weight-asian="normal" style:font-name-complex="arial" style:font-size-complex="12pt" style:font-weight-complex="normal"/>
    </style:style>
    <style:style style:name="P26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0e182" officeooo:paragraph-rsid="0162766a" style:font-name-asian="arial" style:font-size-asian="12pt" style:font-weight-asian="normal" style:font-name-complex="arial" style:font-size-complex="12pt" style:font-weight-complex="normal"/>
    </style:style>
    <style:style style:name="P26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27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ff716" officeooo:paragraph-rsid="00fff716" style:font-name-asian="arial" style:font-size-asian="12pt" style:font-weight-asian="normal" style:font-name-complex="arial" style:font-size-complex="12pt" style:font-weight-complex="normal"/>
    </style:style>
    <style:style style:name="P27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ff716" officeooo:paragraph-rsid="0164607b" style:font-name-asian="arial" style:font-size-asian="12pt" style:font-weight-asian="normal" style:font-name-complex="arial" style:font-size-complex="12pt" style:font-weight-complex="normal"/>
    </style:style>
    <style:style style:name="P27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27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0bfc5e" style:font-name-asian="arial" style:font-size-asian="12pt" style:font-weight-asian="normal" style:font-name-complex="arial" style:font-size-complex="12pt" style:font-weight-complex="normal"/>
    </style:style>
    <style:style style:name="P27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66a98c" style:font-name-asian="arial" style:font-size-asian="12pt" style:font-weight-asian="normal" style:font-name-complex="arial" style:font-size-complex="12pt" style:font-weight-complex="normal"/>
    </style:style>
    <style:style style:name="P275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15eff8" style:font-name-asian="arial" style:font-size-asian="12pt" style:font-weight-asian="normal" style:font-name-complex="arial" style:font-size-complex="12pt" style:font-weight-complex="normal"/>
    </style:style>
    <style:style style:name="P276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231bfb" style:font-name-asian="arial" style:font-size-asian="12pt" style:font-weight-asian="normal" style:font-name-complex="arial" style:font-size-complex="12pt" style:font-weight-complex="normal"/>
    </style:style>
    <style:style style:name="P277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652c22" style:font-name-asian="arial" style:font-size-asian="12pt" style:font-weight-asian="normal" style:font-name-complex="arial" style:font-size-complex="12pt" style:font-weight-complex="normal"/>
    </style:style>
    <style:style style:name="P278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685f8e" style:font-name-asian="arial" style:font-size-asian="12pt" style:font-weight-asian="normal" style:font-name-complex="arial" style:font-size-complex="12pt" style:font-weight-complex="normal"/>
    </style:style>
    <style:style style:name="P279" style:family="paragraph" style:parent-style-name="normal">
      <style:paragraph-properties fo:orphans="0" fo:widows="0"/>
      <style:text-properties style:font-name="Liberation Serif" fo:font-size="12pt" officeooo:paragraph-rsid="0115eff8" style:font-size-asian="12pt" style:font-size-complex="12pt"/>
    </style:style>
    <style:style style:name="P280" style:family="paragraph" style:parent-style-name="normal">
      <style:paragraph-properties fo:orphans="0" fo:widows="0"/>
      <style:text-properties style:font-name="Liberation Serif" fo:font-size="12pt" officeooo:paragraph-rsid="01231bfb" style:font-size-asian="12pt" style:font-size-complex="12pt"/>
    </style:style>
    <style:style style:name="P281" style:family="paragraph" style:parent-style-name="normal">
      <style:paragraph-properties fo:orphans="0" fo:widows="0"/>
      <style:text-properties style:font-name="Liberation Serif" fo:font-size="12pt" officeooo:paragraph-rsid="0134b3ca" style:font-size-asian="12pt" style:font-size-complex="12pt"/>
    </style:style>
    <style:style style:name="P282" style:family="paragraph" style:parent-style-name="normal">
      <style:paragraph-properties fo:orphans="0" fo:widows="0"/>
      <style:text-properties style:font-name="Liberation Serif" fo:font-size="12pt" officeooo:paragraph-rsid="01652c22" style:font-size-asian="12pt" style:font-size-complex="12pt"/>
    </style:style>
    <style:style style:name="P283" style:family="paragraph" style:parent-style-name="normal">
      <style:paragraph-properties fo:orphans="0" fo:widows="0"/>
      <style:text-properties style:font-name="Liberation Serif" fo:font-size="12pt" officeooo:paragraph-rsid="0166a98c" style:font-size-asian="12pt" style:font-size-complex="12pt"/>
    </style:style>
    <style:style style:name="P284" style:family="paragraph" style:parent-style-name="normal">
      <style:paragraph-properties fo:orphans="0" fo:widows="0"/>
      <style:text-properties style:font-name="Liberation Serif" fo:font-size="12pt" officeooo:paragraph-rsid="01685f8e" style:font-size-asian="12pt" style:font-size-complex="12pt"/>
    </style:style>
    <style:style style:name="P285" style:family="paragraph" style:parent-style-name="normal">
      <style:paragraph-properties fo:orphans="0" fo:widows="0"/>
      <style:text-properties style:font-name="Liberation Serif" fo:font-size="12pt" officeooo:paragraph-rsid="01687209" style:font-size-asian="12pt" style:font-size-complex="12pt"/>
    </style:style>
    <style:style style:name="P286" style:family="paragraph" style:parent-style-name="normal">
      <style:paragraph-properties fo:orphans="0" fo:widows="0"/>
      <style:text-properties style:font-name="Liberation Serif" fo:font-size="12pt" officeooo:rsid="013e024f" officeooo:paragraph-rsid="013e024f" style:font-size-asian="12pt" style:font-size-complex="12pt"/>
    </style:style>
    <style:style style:name="P287" style:family="paragraph" style:parent-style-name="normal">
      <style:paragraph-properties fo:orphans="0" fo:widows="0"/>
      <style:text-properties style:font-name="Liberation Serif" fo:font-size="12pt" officeooo:rsid="013e024f" officeooo:paragraph-rsid="0148003a" style:font-size-asian="12pt" style:font-size-complex="12pt"/>
    </style:style>
    <style:style style:name="P288" style:family="paragraph" style:parent-style-name="normal">
      <style:paragraph-properties fo:orphans="0" fo:widows="0"/>
      <style:text-properties style:font-name="Liberation Serif" fo:font-size="12pt" officeooo:rsid="013e024f" officeooo:paragraph-rsid="014c547e" style:font-size-asian="12pt" style:font-size-complex="12pt"/>
    </style:style>
    <style:style style:name="P289" style:family="paragraph" style:parent-style-name="normal">
      <style:paragraph-properties fo:orphans="0" fo:widows="0"/>
      <style:text-properties style:font-name="Liberation Serif" fo:font-size="12pt" officeooo:rsid="013e024f" officeooo:paragraph-rsid="015bd017" style:font-size-asian="12pt" style:font-size-complex="12pt"/>
    </style:style>
    <style:style style:name="P290" style:family="paragraph" style:parent-style-name="normal">
      <style:paragraph-properties fo:orphans="0" fo:widows="0"/>
      <style:text-properties style:font-name="Liberation Serif" fo:font-size="12pt" officeooo:rsid="013e024f" officeooo:paragraph-rsid="0164607b" style:font-size-asian="12pt" style:font-size-complex="12pt"/>
    </style:style>
    <style:style style:name="P291" style:family="paragraph" style:parent-style-name="normal">
      <style:paragraph-properties fo:orphans="0" fo:widows="0"/>
      <style:text-properties style:font-name="Liberation Serif" fo:font-size="12pt" officeooo:rsid="013e024f" officeooo:paragraph-rsid="01687209" style:font-size-asian="12pt" style:font-size-complex="12pt"/>
    </style:style>
    <style:style style:name="P292" style:family="paragraph" style:parent-style-name="normal">
      <style:paragraph-properties fo:orphans="0" fo:widows="0"/>
      <style:text-properties style:font-name="Liberation Serif" fo:font-size="12pt" officeooo:rsid="013fb144" officeooo:paragraph-rsid="013fb144" style:font-size-asian="12pt" style:font-size-complex="12pt"/>
    </style:style>
    <style:style style:name="P293" style:family="paragraph" style:parent-style-name="normal">
      <style:paragraph-properties fo:orphans="0" fo:widows="0"/>
      <style:text-properties style:font-name="Liberation Serif" fo:font-size="12pt" officeooo:rsid="013fb144" officeooo:paragraph-rsid="0148003a" style:font-size-asian="12pt" style:font-size-complex="12pt"/>
    </style:style>
    <style:style style:name="P294" style:family="paragraph" style:parent-style-name="normal">
      <style:paragraph-properties fo:orphans="0" fo:widows="0"/>
      <style:text-properties style:font-name="Liberation Serif" fo:font-size="12pt" officeooo:rsid="013fb144" officeooo:paragraph-rsid="014c547e" style:font-size-asian="12pt" style:font-size-complex="12pt"/>
    </style:style>
    <style:style style:name="P295" style:family="paragraph" style:parent-style-name="normal">
      <style:paragraph-properties fo:orphans="0" fo:widows="0"/>
      <style:text-properties style:font-name="Liberation Serif" fo:font-size="12pt" officeooo:rsid="013fb144" officeooo:paragraph-rsid="015bd017" style:font-size-asian="12pt" style:font-size-complex="12pt"/>
    </style:style>
    <style:style style:name="P296" style:family="paragraph" style:parent-style-name="normal">
      <style:paragraph-properties fo:orphans="0" fo:widows="0"/>
      <style:text-properties style:font-name="Liberation Serif" fo:font-size="12pt" officeooo:rsid="013fb144" officeooo:paragraph-rsid="01687209" style:font-size-asian="12pt" style:font-size-complex="12pt"/>
    </style:style>
    <style:style style:name="P297" style:family="paragraph" style:parent-style-name="normal">
      <style:paragraph-properties fo:orphans="0" fo:widows="0"/>
      <style:text-properties style:font-name="Liberation Serif" fo:font-size="12pt" officeooo:rsid="01428aea" officeooo:paragraph-rsid="01428aea" style:font-size-asian="12pt" style:font-size-complex="12pt"/>
    </style:style>
    <style:style style:name="P298" style:family="paragraph" style:parent-style-name="normal">
      <style:paragraph-properties fo:orphans="0" fo:widows="0"/>
      <style:text-properties style:font-name="Liberation Serif" fo:font-size="12pt" officeooo:rsid="01428aea" officeooo:paragraph-rsid="0148003a" style:font-size-asian="12pt" style:font-size-complex="12pt"/>
    </style:style>
    <style:style style:name="P299" style:family="paragraph" style:parent-style-name="normal">
      <style:paragraph-properties fo:orphans="0" fo:widows="0"/>
      <style:text-properties style:font-name="Liberation Serif" fo:font-size="12pt" officeooo:rsid="01428aea" officeooo:paragraph-rsid="014c547e" style:font-size-asian="12pt" style:font-size-complex="12pt"/>
    </style:style>
    <style:style style:name="P300" style:family="paragraph" style:parent-style-name="normal">
      <style:paragraph-properties fo:orphans="0" fo:widows="0"/>
      <style:text-properties style:font-name="Liberation Serif" fo:font-size="12pt" officeooo:rsid="01428aea" officeooo:paragraph-rsid="015bd017" style:font-size-asian="12pt" style:font-size-complex="12pt"/>
    </style:style>
    <style:style style:name="P301" style:family="paragraph" style:parent-style-name="normal">
      <style:paragraph-properties fo:orphans="0" fo:widows="0"/>
      <style:text-properties style:font-name="Liberation Serif" fo:font-size="12pt" officeooo:rsid="01428aea" officeooo:paragraph-rsid="01687209" style:font-size-asian="12pt" style:font-size-complex="12pt"/>
    </style:style>
    <style:style style:name="P302" style:family="paragraph" style:parent-style-name="normal">
      <style:paragraph-properties fo:orphans="0" fo:widows="0"/>
      <style:text-properties style:font-name="Liberation Serif" fo:font-size="12pt" officeooo:rsid="01449e30" officeooo:paragraph-rsid="01449e30" style:font-size-asian="12pt" style:font-size-complex="12pt"/>
    </style:style>
    <style:style style:name="P303" style:family="paragraph" style:parent-style-name="normal">
      <style:paragraph-properties fo:orphans="0" fo:widows="0"/>
      <style:text-properties style:font-name="Liberation Serif" fo:font-size="12pt" officeooo:rsid="01449e30" officeooo:paragraph-rsid="0148003a" style:font-size-asian="12pt" style:font-size-complex="12pt"/>
    </style:style>
    <style:style style:name="P304" style:family="paragraph" style:parent-style-name="normal">
      <style:paragraph-properties fo:orphans="0" fo:widows="0"/>
      <style:text-properties style:font-name="Liberation Serif" fo:font-size="12pt" officeooo:rsid="01449e30" officeooo:paragraph-rsid="014c547e" style:font-size-asian="12pt" style:font-size-complex="12pt"/>
    </style:style>
    <style:style style:name="P305" style:family="paragraph" style:parent-style-name="normal">
      <style:paragraph-properties fo:orphans="0" fo:widows="0"/>
      <style:text-properties style:font-name="Liberation Serif" fo:font-size="12pt" officeooo:rsid="01449e30" officeooo:paragraph-rsid="015bd017" style:font-size-asian="12pt" style:font-size-complex="12pt"/>
    </style:style>
    <style:style style:name="P306" style:family="paragraph" style:parent-style-name="normal">
      <style:paragraph-properties fo:orphans="0" fo:widows="0"/>
      <style:text-properties style:font-name="Liberation Serif" fo:font-size="12pt" officeooo:rsid="01449e30" officeooo:paragraph-rsid="01687209" style:font-size-asian="12pt" style:font-size-complex="12pt"/>
    </style:style>
    <style:style style:name="P307" style:family="paragraph" style:parent-style-name="normal">
      <style:paragraph-properties fo:orphans="0" fo:widows="0"/>
      <style:text-properties style:font-name="Liberation Serif" fo:font-size="12pt" officeooo:rsid="014d283c" officeooo:paragraph-rsid="014d283c" style:font-size-asian="12pt" style:font-size-complex="12pt"/>
    </style:style>
    <style:style style:name="P308" style:family="paragraph" style:parent-style-name="normal">
      <style:paragraph-properties fo:orphans="0" fo:widows="0"/>
      <style:text-properties style:font-name="Liberation Serif" fo:font-size="12pt" officeooo:rsid="014d283c" officeooo:paragraph-rsid="01687209" style:font-size-asian="12pt" style:font-size-complex="12pt"/>
    </style:style>
    <style:style style:name="P309" style:family="paragraph" style:parent-style-name="normal">
      <style:paragraph-properties fo:orphans="0" fo:widows="0"/>
      <style:text-properties officeooo:rsid="013e024f" officeooo:paragraph-rsid="015ba09c"/>
    </style:style>
    <style:style style:name="P310" style:family="paragraph" style:parent-style-name="normal">
      <style:paragraph-properties fo:orphans="0" fo:widows="0"/>
      <style:text-properties officeooo:rsid="013e024f" officeooo:paragraph-rsid="01687209"/>
    </style:style>
    <style:style style:name="P311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15eff8" style:font-size-asian="12pt" style:font-size-complex="12pt"/>
    </style:style>
    <style:style style:name="P312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231bfb" style:font-size-asian="12pt" style:font-size-complex="12pt"/>
    </style:style>
    <style:style style:name="P313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34b3ca" style:font-size-asian="12pt" style:font-size-complex="12pt"/>
    </style:style>
    <style:style style:name="P314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652c22" style:font-size-asian="12pt" style:font-size-complex="12pt"/>
    </style:style>
    <style:style style:name="P315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685f8e" style:font-size-asian="12pt" style:font-size-complex="12pt"/>
    </style:style>
    <style:style style:name="P316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15eff8" style:font-size-asian="12pt" style:font-size-complex="12pt"/>
    </style:style>
    <style:style style:name="P317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231bfb" style:font-size-asian="12pt" style:font-size-complex="12pt"/>
    </style:style>
    <style:style style:name="P318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652c22" style:font-size-asian="12pt" style:font-size-complex="12pt"/>
    </style:style>
    <style:style style:name="P319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685f8e" style:font-size-asian="12pt" style:font-size-complex="12pt"/>
    </style:style>
    <style:style style:name="P320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276e25" officeooo:paragraph-rsid="01276e25" style:font-size-asian="12pt" style:font-size-complex="12pt"/>
    </style:style>
    <style:style style:name="P321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276e25" officeooo:paragraph-rsid="01652c22" style:font-size-asian="12pt" style:font-size-complex="12pt"/>
    </style:style>
    <style:style style:name="P322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276e25" officeooo:paragraph-rsid="01685f8e" style:font-size-asian="12pt" style:font-size-complex="12pt"/>
    </style:style>
    <style:style style:name="P323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7def1" officeooo:paragraph-rsid="0137def1" style:font-size-asian="12pt" style:font-size-complex="12pt"/>
    </style:style>
    <style:style style:name="P324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a53c5" officeooo:paragraph-rsid="013a53c5" style:font-size-asian="12pt" style:font-size-complex="12pt"/>
    </style:style>
    <style:style style:name="P325" style:family="paragraph" style:parent-style-name="normal">
      <style:paragraph-properties fo:margin-left="0cm" fo:margin-right="0cm" fo:orphans="0" fo:widows="0" fo:text-indent="0cm" style:auto-text-indent="false"/>
      <style:text-properties style:font-name="Liberation Serif" fo:font-size="12pt" officeooo:paragraph-rsid="0115eff8" style:font-size-asian="12pt" style:font-size-complex="12pt"/>
    </style:style>
    <style:style style:name="P326" style:family="paragraph" style:parent-style-name="normal">
      <style:paragraph-properties fo:margin-left="0cm" fo:margin-right="0cm" fo:orphans="0" fo:widows="0" fo:text-indent="0cm" style:auto-text-indent="false"/>
      <style:text-properties style:font-name="Liberation Serif" fo:font-size="12pt" officeooo:paragraph-rsid="01652c22" style:font-size-asian="12pt" style:font-size-complex="12pt"/>
    </style:style>
    <style:style style:name="P327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15eff8" style:font-name-asian="arial" style:font-size-asian="12pt" style:font-weight-asian="normal" style:font-name-complex="arial" style:font-size-complex="12pt" style:font-weight-complex="normal"/>
    </style:style>
    <style:style style:name="P328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231bfb" style:font-name-asian="arial" style:font-size-asian="12pt" style:font-weight-asian="normal" style:font-name-complex="arial" style:font-size-complex="12pt" style:font-weight-complex="normal"/>
    </style:style>
    <style:style style:name="P329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652c22" style:font-name-asian="arial" style:font-size-asian="12pt" style:font-weight-asian="normal" style:font-name-complex="arial" style:font-size-complex="12pt" style:font-weight-complex="normal"/>
    </style:style>
    <style:style style:name="P330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685f8e" style:font-name-asian="arial" style:font-size-asian="12pt" style:font-weight-asian="normal" style:font-name-complex="arial" style:font-size-complex="12pt" style:font-weight-complex="normal"/>
    </style:style>
    <style:style style:name="P331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paragraph-rsid="01687209" style:font-size-asian="12pt" style:font-size-complex="12pt"/>
    </style:style>
    <style:style style:name="P332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1449e30" style:font-size-asian="12pt" style:font-size-complex="12pt"/>
    </style:style>
    <style:style style:name="P333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148003a" style:font-size-asian="12pt" style:font-size-complex="12pt"/>
    </style:style>
    <style:style style:name="P334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15bd017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10414" style:font-weight-asian="normal" style:font-weight-complex="normal"/>
    </style:style>
    <style:style style:name="T4" style:family="text">
      <style:text-properties fo:language="de" fo:country="DE" fo:font-weight="normal" officeooo:rsid="00bf92eb" style:font-weight-asian="normal" style:font-weight-complex="normal"/>
    </style:style>
    <style:style style:name="T5" style:family="text">
      <style:text-properties officeooo:rsid="000aec67"/>
    </style:style>
    <style:style style:name="T6" style:family="text">
      <style:text-properties officeooo:rsid="000ac260"/>
    </style:style>
    <style:style style:name="T7" style:family="text">
      <style:text-properties officeooo:rsid="0011bc75"/>
    </style:style>
    <style:style style:name="T8" style:family="text">
      <style:text-properties officeooo:rsid="00122472"/>
    </style:style>
    <style:style style:name="T9" style:family="text">
      <style:text-properties officeooo:rsid="001b02eb"/>
    </style:style>
    <style:style style:name="T10" style:family="text">
      <style:text-properties officeooo:rsid="001bed55"/>
    </style:style>
    <style:style style:name="T11" style:family="text">
      <style:text-properties officeooo:rsid="00095b48"/>
    </style:style>
    <style:style style:name="T12" style:family="text">
      <style:text-properties officeooo:rsid="001f999b"/>
    </style:style>
    <style:style style:name="T13" style:family="text">
      <style:text-properties officeooo:rsid="00225b08"/>
    </style:style>
    <style:style style:name="T14" style:family="text">
      <style:text-properties officeooo:rsid="002941c3"/>
    </style:style>
    <style:style style:name="T15" style:family="text">
      <style:text-properties officeooo:rsid="0030ef5d"/>
    </style:style>
    <style:style style:name="T16" style:family="text">
      <style:text-properties officeooo:rsid="00319614"/>
    </style:style>
    <style:style style:name="T17" style:family="text">
      <style:text-properties officeooo:rsid="00337262"/>
    </style:style>
    <style:style style:name="T18" style:family="text">
      <style:text-properties officeooo:rsid="0036f4b1"/>
    </style:style>
    <style:style style:name="T19" style:family="text">
      <style:text-properties officeooo:rsid="0038f84b"/>
    </style:style>
    <style:style style:name="T20" style:family="text">
      <style:text-properties officeooo:rsid="003a95a5"/>
    </style:style>
    <style:style style:name="T21" style:family="text">
      <style:text-properties officeooo:rsid="003beb32"/>
    </style:style>
    <style:style style:name="T22" style:family="text">
      <style:text-properties officeooo:rsid="003dd32d"/>
    </style:style>
    <style:style style:name="T23" style:family="text">
      <style:text-properties officeooo:rsid="003fcf6b"/>
    </style:style>
    <style:style style:name="T24" style:family="text">
      <style:text-properties officeooo:rsid="0041bd03"/>
    </style:style>
    <style:style style:name="T25" style:family="text">
      <style:text-properties officeooo:rsid="00440036"/>
    </style:style>
    <style:style style:name="T26" style:family="text">
      <style:text-properties officeooo:rsid="0045bce6"/>
    </style:style>
    <style:style style:name="T27" style:family="text">
      <style:text-properties officeooo:rsid="0045fe14"/>
    </style:style>
    <style:style style:name="T28" style:family="text">
      <style:text-properties officeooo:rsid="0047f92c"/>
    </style:style>
    <style:style style:name="T29" style:family="text">
      <style:text-properties officeooo:rsid="0049ffc8"/>
    </style:style>
    <style:style style:name="T30" style:family="text">
      <style:text-properties officeooo:rsid="004b302f"/>
    </style:style>
    <style:style style:name="T31" style:family="text">
      <style:text-properties officeooo:rsid="004bbb33"/>
    </style:style>
    <style:style style:name="T32" style:family="text">
      <style:text-properties officeooo:rsid="004d629c"/>
    </style:style>
    <style:style style:name="T33" style:family="text">
      <style:text-properties officeooo:rsid="004d74b8"/>
    </style:style>
    <style:style style:name="T34" style:family="text">
      <style:text-properties officeooo:rsid="004f58c2"/>
    </style:style>
    <style:style style:name="T35" style:family="text">
      <style:text-properties officeooo:rsid="0052445d"/>
    </style:style>
    <style:style style:name="T36" style:family="text">
      <style:text-properties officeooo:rsid="00538cfa"/>
    </style:style>
    <style:style style:name="T37" style:family="text">
      <style:text-properties officeooo:rsid="0054eb2c"/>
    </style:style>
    <style:style style:name="T38" style:family="text">
      <style:text-properties officeooo:rsid="0056c2ff"/>
    </style:style>
    <style:style style:name="T39" style:family="text">
      <style:text-properties officeooo:rsid="0057537f"/>
    </style:style>
    <style:style style:name="T40" style:family="text">
      <style:text-properties officeooo:rsid="00597058"/>
    </style:style>
    <style:style style:name="T41" style:family="text">
      <style:text-properties officeooo:rsid="00597ef4"/>
    </style:style>
    <style:style style:name="T42" style:family="text">
      <style:text-properties officeooo:rsid="005a5828"/>
    </style:style>
    <style:style style:name="T43" style:family="text">
      <style:text-properties officeooo:rsid="005b65d2"/>
    </style:style>
    <style:style style:name="T44" style:family="text">
      <style:text-properties officeooo:rsid="005ebfc5"/>
    </style:style>
    <style:style style:name="T45" style:family="text">
      <style:text-properties officeooo:rsid="005f3a09"/>
    </style:style>
    <style:style style:name="T46" style:family="text">
      <style:text-properties officeooo:rsid="005ffbd6"/>
    </style:style>
    <style:style style:name="T47" style:family="text">
      <style:text-properties officeooo:rsid="0061cd58"/>
    </style:style>
    <style:style style:name="T48" style:family="text">
      <style:text-properties officeooo:rsid="0064a6c2"/>
    </style:style>
    <style:style style:name="T49" style:family="text">
      <style:text-properties officeooo:rsid="006734f0"/>
    </style:style>
    <style:style style:name="T50" style:family="text">
      <style:text-properties officeooo:rsid="00694a85"/>
    </style:style>
    <style:style style:name="T51" style:family="text">
      <style:text-properties officeooo:rsid="006bbaf3"/>
    </style:style>
    <style:style style:name="T52" style:family="text">
      <style:text-properties officeooo:rsid="0073542d"/>
    </style:style>
    <style:style style:name="T53" style:family="text">
      <style:text-properties officeooo:rsid="0075f2cc"/>
    </style:style>
    <style:style style:name="T54" style:family="text">
      <style:text-properties officeooo:rsid="00775129"/>
    </style:style>
    <style:style style:name="T55" style:family="text">
      <style:text-properties officeooo:rsid="007b8fa6"/>
    </style:style>
    <style:style style:name="T56" style:family="text">
      <style:text-properties officeooo:rsid="007e285e"/>
    </style:style>
    <style:style style:name="T57" style:family="text">
      <style:text-properties officeooo:rsid="00801082"/>
    </style:style>
    <style:style style:name="T58" style:family="text">
      <style:text-properties officeooo:rsid="00820fb4"/>
    </style:style>
    <style:style style:name="T59" style:family="text">
      <style:text-properties officeooo:rsid="0084b37f"/>
    </style:style>
    <style:style style:name="T60" style:family="text">
      <style:text-properties officeooo:rsid="008635fd"/>
    </style:style>
    <style:style style:name="T61" style:family="text">
      <style:text-properties officeooo:rsid="00867bd8"/>
    </style:style>
    <style:style style:name="T62" style:family="text">
      <style:text-properties officeooo:rsid="0087a8c8"/>
    </style:style>
    <style:style style:name="T63" style:family="text">
      <style:text-properties officeooo:rsid="0089a78a"/>
    </style:style>
    <style:style style:name="T64" style:family="text">
      <style:text-properties officeooo:rsid="008b8938"/>
    </style:style>
    <style:style style:name="T65" style:family="text">
      <style:text-properties officeooo:rsid="008c6adc"/>
    </style:style>
    <style:style style:name="T66" style:family="text">
      <style:text-properties officeooo:rsid="009249cf"/>
    </style:style>
    <style:style style:name="T67" style:family="text">
      <style:text-properties officeooo:rsid="0093f9c6"/>
    </style:style>
    <style:style style:name="T68" style:family="text">
      <style:text-properties officeooo:rsid="00955e19"/>
    </style:style>
    <style:style style:name="T69" style:family="text">
      <style:text-properties officeooo:rsid="0096cdb6"/>
    </style:style>
    <style:style style:name="T70" style:family="text">
      <style:text-properties officeooo:rsid="009983e6"/>
    </style:style>
    <style:style style:name="T71" style:family="text">
      <style:text-properties officeooo:rsid="009a20ae"/>
    </style:style>
    <style:style style:name="T72" style:family="text">
      <style:text-properties officeooo:rsid="009b6a3b"/>
    </style:style>
    <style:style style:name="T73" style:family="text">
      <style:text-properties officeooo:rsid="00a0317b"/>
    </style:style>
    <style:style style:name="T74" style:family="text">
      <style:text-properties officeooo:rsid="00a48b3e"/>
    </style:style>
    <style:style style:name="T75" style:family="text">
      <style:text-properties officeooo:rsid="00a5161b"/>
    </style:style>
    <style:style style:name="T76" style:family="text">
      <style:text-properties officeooo:rsid="00aaf9ef"/>
    </style:style>
    <style:style style:name="T77" style:family="text">
      <style:text-properties officeooo:rsid="00ac68c0"/>
    </style:style>
    <style:style style:name="T78" style:family="text">
      <style:text-properties officeooo:rsid="00ad7254"/>
    </style:style>
    <style:style style:name="T79" style:family="text">
      <style:text-properties officeooo:rsid="00ae4da2"/>
    </style:style>
    <style:style style:name="T80" style:family="text">
      <style:text-properties officeooo:rsid="00b02ed4"/>
    </style:style>
    <style:style style:name="T81" style:family="text">
      <style:text-properties officeooo:rsid="00b23cd2"/>
    </style:style>
    <style:style style:name="T82" style:family="text">
      <style:text-properties officeooo:rsid="00b2daab"/>
    </style:style>
    <style:style style:name="T83" style:family="text">
      <style:text-properties officeooo:rsid="00b48c96"/>
    </style:style>
    <style:style style:name="T84" style:family="text">
      <style:text-properties officeooo:rsid="00b652a5"/>
    </style:style>
    <style:style style:name="T85" style:family="text">
      <style:text-properties officeooo:rsid="00b898d6"/>
    </style:style>
    <style:style style:name="T86" style:family="text">
      <style:text-properties officeooo:rsid="00bf92eb"/>
    </style:style>
    <style:style style:name="T87" style:family="text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88" style:family="text">
      <style:text-properties style:font-name="Liberation Serif" fo:font-size="12pt" fo:language="de" fo:country="DE" fo:font-weight="normal" officeooo:rsid="00ca4571" style:font-name-asian="arial" style:font-size-asian="12pt" style:font-weight-asian="normal" style:font-name-complex="arial" style:font-size-complex="12pt" style:font-weight-complex="normal"/>
    </style:style>
    <style:style style:name="T89" style:family="text">
      <style:text-properties style:font-name="Liberation Serif" fo:font-size="12pt" fo:language="de" fo:country="DE" fo:font-weight="normal" officeooo:rsid="00d13268" style:font-name-asian="arial" style:font-size-asian="12pt" style:font-weight-asian="normal" style:font-name-complex="arial" style:font-size-complex="12pt" style:font-weight-complex="normal"/>
    </style:style>
    <style:style style:name="T90" style:family="text">
      <style:text-properties style:font-name="Liberation Serif" fo:font-size="12pt" fo:language="de" fo:country="DE" fo:font-weight="normal" officeooo:rsid="00daf28e" style:font-name-asian="arial" style:font-size-asian="12pt" style:font-weight-asian="normal" style:font-name-complex="arial" style:font-size-complex="12pt" style:font-weight-complex="normal"/>
    </style:style>
    <style:style style:name="T91" style:family="text">
      <style:text-properties style:font-name="Liberation Serif" fo:font-size="12pt" fo:language="de" fo:country="DE" fo:font-weight="normal" officeooo:rsid="01035711" style:font-name-asian="arial" style:font-size-asian="12pt" style:font-weight-asian="normal" style:font-name-complex="arial" style:font-size-complex="12pt" style:font-weight-complex="normal"/>
    </style:style>
    <style:style style:name="T92" style:family="text">
      <style:text-properties style:font-name="Liberation Serif" fo:font-size="12pt" fo:language="de" fo:country="DE" fo:font-weight="normal" officeooo:rsid="00cfac5a" style:font-name-asian="arial" style:font-size-asian="12pt" style:font-weight-asian="normal" style:font-name-complex="arial" style:font-size-complex="12pt" style:font-weight-complex="normal"/>
    </style:style>
    <style:style style:name="T93" style:family="text">
      <style:text-properties style:font-name="Liberation Serif" fo:font-size="12pt" fo:language="de" fo:country="DE" fo:font-weight="normal" officeooo:rsid="00e12571" style:font-name-asian="arial" style:font-size-asian="12pt" style:font-weight-asian="normal" style:font-name-complex="arial" style:font-size-complex="12pt" style:font-weight-complex="normal"/>
    </style:style>
    <style:style style:name="T94" style:family="text">
      <style:text-properties style:font-name="Liberation Serif" fo:font-size="12pt" fo:language="de" fo:country="DE" fo:font-weight="normal" officeooo:rsid="00fa6889" style:font-name-asian="arial" style:font-size-asian="12pt" style:font-weight-asian="normal" style:font-name-complex="arial" style:font-size-complex="12pt" style:font-weight-complex="normal"/>
    </style:style>
    <style:style style:name="T95" style:family="text">
      <style:text-properties style:font-name="Liberation Serif" fo:font-size="12pt" fo:language="de" fo:country="DE" fo:font-weight="normal" officeooo:rsid="016ab27f" style:font-name-asian="arial" style:font-size-asian="12pt" style:font-weight-asian="normal" style:font-name-complex="arial" style:font-size-complex="12pt" style:font-weight-complex="normal"/>
    </style:style>
    <style:style style:name="T96" style:family="text">
      <style:text-properties style:font-name="Liberation Serif" fo:font-size="12pt" style:font-size-asian="12pt" style:font-size-complex="12pt"/>
    </style:style>
    <style:style style:name="T97" style:family="text">
      <style:text-properties style:font-name="Liberation Serif" fo:font-size="12pt" officeooo:rsid="014c547e" style:font-size-asian="12pt" style:font-size-complex="12pt"/>
    </style:style>
    <style:style style:name="T98" style:family="text">
      <style:text-properties style:font-name="Liberation Serif" fo:font-size="12pt" officeooo:rsid="013e024f" style:font-size-asian="12pt" style:font-size-complex="12pt"/>
    </style:style>
    <style:style style:name="T99" style:family="text">
      <style:text-properties style:font-name="Liberation Serif" fo:font-size="12pt" style:font-name-asian="arial" style:font-size-asian="12pt" style:font-name-complex="arial" style:font-size-complex="12pt"/>
    </style:style>
    <style:style style:name="T100" style:family="text">
      <style:text-properties style:font-name="Liberation Serif" fo:font-size="12pt" officeooo:rsid="00bd9c80" style:font-name-asian="arial" style:font-size-asian="12pt" style:font-name-complex="arial" style:font-size-complex="12pt"/>
    </style:style>
    <style:style style:name="T101" style:family="text">
      <style:text-properties officeooo:rsid="00c0c714"/>
    </style:style>
    <style:style style:name="T102" style:family="text">
      <style:text-properties officeooo:rsid="00c2116d"/>
    </style:style>
    <style:style style:name="T103" style:family="text">
      <style:text-properties officeooo:rsid="00c3133d"/>
    </style:style>
    <style:style style:name="T104" style:family="text">
      <style:text-properties officeooo:rsid="00c8bd03"/>
    </style:style>
    <style:style style:name="T105" style:family="text">
      <style:text-properties officeooo:rsid="00ca4571"/>
    </style:style>
    <style:style style:name="T106" style:family="text">
      <style:text-properties officeooo:rsid="00cb3e97"/>
    </style:style>
    <style:style style:name="T107" style:family="text">
      <style:text-properties officeooo:rsid="00ccf46f"/>
    </style:style>
    <style:style style:name="T108" style:family="text">
      <style:text-properties officeooo:rsid="00cd08e3"/>
    </style:style>
    <style:style style:name="T109" style:family="text">
      <style:text-properties officeooo:rsid="00d069b1"/>
    </style:style>
    <style:style style:name="T110" style:family="text">
      <style:text-properties officeooo:rsid="00d26f32"/>
    </style:style>
    <style:style style:name="T111" style:family="text">
      <style:text-properties officeooo:rsid="00d3271e"/>
    </style:style>
    <style:style style:name="T112" style:family="text">
      <style:text-properties officeooo:rsid="00d4b3d9"/>
    </style:style>
    <style:style style:name="T113" style:family="text">
      <style:text-properties officeooo:rsid="00d6a5b4"/>
    </style:style>
    <style:style style:name="T114" style:family="text">
      <style:text-properties officeooo:rsid="00d7c2a5"/>
    </style:style>
    <style:style style:name="T115" style:family="text">
      <style:text-properties officeooo:rsid="00d94cc2"/>
    </style:style>
    <style:style style:name="T116" style:family="text">
      <style:text-properties officeooo:rsid="00dc53aa"/>
    </style:style>
    <style:style style:name="T117" style:family="text">
      <style:text-properties officeooo:rsid="00dc67b9"/>
    </style:style>
    <style:style style:name="T118" style:family="text">
      <style:text-properties officeooo:rsid="00ddfb72"/>
    </style:style>
    <style:style style:name="T119" style:family="text">
      <style:text-properties officeooo:rsid="00df5852"/>
    </style:style>
    <style:style style:name="T120" style:family="text">
      <style:text-properties officeooo:rsid="00df9fd8"/>
    </style:style>
    <style:style style:name="T121" style:family="text">
      <style:text-properties officeooo:rsid="00dff3c3"/>
    </style:style>
    <style:style style:name="T122" style:family="text">
      <style:text-properties officeooo:rsid="00e05c95"/>
    </style:style>
    <style:style style:name="T123" style:family="text">
      <style:text-properties officeooo:rsid="00e2e633"/>
    </style:style>
    <style:style style:name="T124" style:family="text">
      <style:text-properties officeooo:rsid="00e40411"/>
    </style:style>
    <style:style style:name="T125" style:family="text">
      <style:text-properties officeooo:rsid="00e53bb7"/>
    </style:style>
    <style:style style:name="T126" style:family="text">
      <style:text-properties officeooo:rsid="00e5a567"/>
    </style:style>
    <style:style style:name="T127" style:family="text">
      <style:text-properties officeooo:rsid="00e968b0"/>
    </style:style>
    <style:style style:name="T128" style:family="text">
      <style:text-properties officeooo:rsid="00eba339"/>
    </style:style>
    <style:style style:name="T129" style:family="text">
      <style:text-properties officeooo:rsid="00ee8898"/>
    </style:style>
    <style:style style:name="T130" style:family="text">
      <style:text-properties officeooo:rsid="00f3aee9"/>
    </style:style>
    <style:style style:name="T131" style:family="text">
      <style:text-properties officeooo:rsid="00f553de"/>
    </style:style>
    <style:style style:name="T132" style:family="text">
      <style:text-properties officeooo:rsid="00f5f8f9"/>
    </style:style>
    <style:style style:name="T133" style:family="text">
      <style:text-properties officeooo:rsid="00f7abdf"/>
    </style:style>
    <style:style style:name="T134" style:family="text">
      <style:text-properties officeooo:rsid="00f9ea20"/>
    </style:style>
    <style:style style:name="T135" style:family="text">
      <style:text-properties officeooo:rsid="00fc2589"/>
    </style:style>
    <style:style style:name="T136" style:family="text">
      <style:text-properties officeooo:rsid="00fcf33d"/>
    </style:style>
    <style:style style:name="T137" style:family="text">
      <style:text-properties officeooo:rsid="00fd002c"/>
    </style:style>
    <style:style style:name="T138" style:family="text">
      <style:text-properties officeooo:rsid="00feeb48"/>
    </style:style>
    <style:style style:name="T139" style:family="text">
      <style:text-properties officeooo:rsid="00fef505"/>
    </style:style>
    <style:style style:name="T140" style:family="text">
      <style:text-properties officeooo:rsid="010187bf"/>
    </style:style>
    <style:style style:name="T141" style:family="text">
      <style:text-properties officeooo:rsid="01018924"/>
    </style:style>
    <style:style style:name="T142" style:family="text">
      <style:text-properties officeooo:rsid="01027a76"/>
    </style:style>
    <style:style style:name="T143" style:family="text">
      <style:text-properties officeooo:rsid="01046d1d"/>
    </style:style>
    <style:style style:name="T144" style:family="text">
      <style:text-properties officeooo:rsid="0105636c"/>
    </style:style>
    <style:style style:name="T145" style:family="text">
      <style:text-properties officeooo:rsid="0106705f"/>
    </style:style>
    <style:style style:name="T146" style:family="text">
      <style:text-properties officeooo:rsid="01084bab"/>
    </style:style>
    <style:style style:name="T147" style:family="text">
      <style:text-properties officeooo:rsid="010a7a32"/>
    </style:style>
    <style:style style:name="T148" style:family="text">
      <style:text-properties officeooo:rsid="010de714"/>
    </style:style>
    <style:style style:name="T149" style:family="text">
      <style:text-properties officeooo:rsid="010e2ee2"/>
    </style:style>
    <style:style style:name="T150" style:family="text">
      <style:text-properties officeooo:rsid="0110200f"/>
    </style:style>
    <style:style style:name="T151" style:family="text">
      <style:text-properties officeooo:rsid="01114ffe"/>
    </style:style>
    <style:style style:name="T152" style:family="text">
      <style:text-properties officeooo:rsid="0114b333"/>
    </style:style>
    <style:style style:name="T153" style:family="text">
      <style:text-properties officeooo:rsid="011aee1e"/>
    </style:style>
    <style:style style:name="T154" style:family="text">
      <style:text-properties officeooo:rsid="011c5851"/>
    </style:style>
    <style:style style:name="T155" style:family="text">
      <style:text-properties officeooo:rsid="011e311c"/>
    </style:style>
    <style:style style:name="T156" style:family="text">
      <style:text-properties officeooo:rsid="011e9d42"/>
    </style:style>
    <style:style style:name="T157" style:family="text">
      <style:text-properties officeooo:rsid="011ffbcb"/>
    </style:style>
    <style:style style:name="T158" style:family="text">
      <style:text-properties officeooo:rsid="0121671f"/>
    </style:style>
    <style:style style:name="T159" style:family="text">
      <style:text-properties officeooo:rsid="0124cb3b"/>
    </style:style>
    <style:style style:name="T160" style:family="text">
      <style:text-properties officeooo:rsid="0125d26a"/>
    </style:style>
    <style:style style:name="T161" style:family="text">
      <style:text-properties officeooo:rsid="01272dc1"/>
    </style:style>
    <style:style style:name="T162" style:family="text">
      <style:text-properties fo:font-weight="normal" officeooo:rsid="01278fb8" style:font-weight-asian="normal" style:font-weight-complex="normal"/>
    </style:style>
    <style:style style:name="T163" style:family="text">
      <style:text-properties officeooo:rsid="012dde18"/>
    </style:style>
    <style:style style:name="T164" style:family="text">
      <style:text-properties officeooo:rsid="012eed17"/>
    </style:style>
    <style:style style:name="T165" style:family="text">
      <style:text-properties officeooo:rsid="01300f82"/>
    </style:style>
    <style:style style:name="T166" style:family="text">
      <style:text-properties officeooo:rsid="0133680b"/>
    </style:style>
    <style:style style:name="T167" style:family="text">
      <style:text-properties officeooo:rsid="013441f6"/>
    </style:style>
    <style:style style:name="T168" style:family="text">
      <style:text-properties officeooo:rsid="0134b3ca"/>
    </style:style>
    <style:style style:name="T169" style:family="text">
      <style:text-properties officeooo:rsid="01357ebd"/>
    </style:style>
    <style:style style:name="T170" style:family="text">
      <style:text-properties officeooo:rsid="0136d6b6"/>
    </style:style>
    <style:style style:name="T171" style:family="text">
      <style:text-properties officeooo:rsid="013759c9"/>
    </style:style>
    <style:style style:name="T172" style:family="text">
      <style:text-properties officeooo:rsid="0137d824"/>
    </style:style>
    <style:style style:name="T173" style:family="text">
      <style:text-properties officeooo:rsid="013a53c5"/>
    </style:style>
    <style:style style:name="T174" style:family="text">
      <style:text-properties officeooo:rsid="013b33ae"/>
    </style:style>
    <style:style style:name="T175" style:family="text">
      <style:text-properties officeooo:rsid="013f5bab"/>
    </style:style>
    <style:style style:name="T176" style:family="text">
      <style:text-properties officeooo:rsid="0140d78e"/>
    </style:style>
    <style:style style:name="T177" style:family="text">
      <style:text-properties officeooo:rsid="01428aea"/>
    </style:style>
    <style:style style:name="T178" style:family="text">
      <style:text-properties officeooo:rsid="01438ea5"/>
    </style:style>
    <style:style style:name="T179" style:family="text">
      <style:text-properties officeooo:rsid="014664a7"/>
    </style:style>
    <style:style style:name="T180" style:family="text">
      <style:text-properties officeooo:rsid="0148003a"/>
    </style:style>
    <style:style style:name="T181" style:family="text">
      <style:text-properties officeooo:rsid="0149660b"/>
    </style:style>
    <style:style style:name="T182" style:family="text">
      <style:text-properties officeooo:rsid="0149b6bf"/>
    </style:style>
    <style:style style:name="T183" style:family="text">
      <style:text-properties officeooo:rsid="014b0371"/>
    </style:style>
    <style:style style:name="T184" style:family="text">
      <style:text-properties officeooo:rsid="014c547e"/>
    </style:style>
    <style:style style:name="T185" style:family="text">
      <style:text-properties officeooo:rsid="014d283c"/>
    </style:style>
    <style:style style:name="T186" style:family="text">
      <style:text-properties officeooo:rsid="014e7a3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Name: Abmelden</text:p>
      <text:p text:style-name="P166"/>
      <text:p text:style-name="P166">Beteiligte Akteure:</text:p>
      <text:p text:style-name="P166"><text:tab/>Benutzer.</text:p>
      <text:p text:style-name="P166"/>
      <text:p text:style-name="P166">Anfangsbedingungen:</text:p>
      <text:p text:style-name="P166"><text:tab/>Der Benutzer ist <text:span text:style-name="T130">im System</text:span> angemeldet.</text:p>
      <text:p text:style-name="P166"/>
      <text:p text:style-name="P166">Ereignisfluss:</text:p>
      <text:p text:style-name="P166"><text:tab/>Der <text:span text:style-name="T131">Akteur</text:span> klickt auf den <text:span text:style-name="T131">Abmelden</text:span> Button und wird daraufhin <text:span text:style-name="T132">abgemeldet</text:span>.</text:p>
      <text:p text:style-name="P166"/>
      <text:p text:style-name="P166">Abschlussbedingungen</text:p>
      <text:p text:style-name="P166"><text:tab/>Der Benutzer ist nun <text:span text:style-name="T133">abgemeldet</text:span> und muss sich zum weiteren <text:span text:style-name="T133">N</text:span>utzen des Systems erneut <text:tab/>anmelden.</text:p>
      <text:p text:style-name="P166"/>
      <text:p text:style-name="P166">Ausnahmen</text:p>
      <text:p text:style-name="P166"><text:tab/><text:span text:style-name="T134">Keine.</text:span></text:p>
      <text:p text:style-name="P166"/>
      <text:p text:style-name="P166">Spezielle Anforderungen</text:p>
      <text:p text:style-name="P166"><text:tab/><text:span text:style-name="T134">Keine.</text:span></text:p>
      <text:p text:style-name="P268"/>
      <text:p text:style-name="P166"/>
      <text:p text:style-name="P179">Name: Album abspielen</text:p>
      <text:p text:style-name="P179"/>
      <text:p text:style-name="P179">Beteiligte Akteure:</text:p>
      <text:p text:style-name="P179"><text:tab/>Benutzer.</text:p>
      <text:p text:style-name="P179"/>
      <text:p text:style-name="P179">Anfangsbedingungen:</text:p>
      <text:p text:style-name="P179"><text:tab/>Der Benutzer ist <text:span text:style-name="T148">im System</text:span> angemeldet.</text:p>
      <text:p text:style-name="P179"/>
      <text:p text:style-name="P179">Ereignisfluss:</text:p>
      <text:p text:style-name="P179"><text:tab/>Der <text:span text:style-name="T149">Akteur</text:span> wählt ein Album aus und klickt auf abspielen.</text:p>
      <text:p text:style-name="P179"><text:tab/>Das <text:span text:style-name="T150">erste</text:span> Medium in dem Album wird dann <text:span text:style-name="T144">entsprechend des Anwendungsfalls <text:tab/>"Medium <text:tab/>abspielen" abgespielt</text:span>.</text:p>
      <text:p text:style-name="P179"><text:tab/>Wenn das Medium abgespielt wurde wird mit dem nächsten Medium des Albums <text:tab/>fortgefahren.</text:p>
      <text:p text:style-name="P179"/>
      <text:p text:style-name="P179">Abschlussbedingungen</text:p>
      <text:p text:style-name="P179"><text:tab/>Das Album wird wie eine Wiedergabeliste abgespielt.</text:p>
      <text:p text:style-name="P179"/>
      <text:p text:style-name="P179">Ausnahmen</text:p>
      <text:p text:style-name="P179"><text:tab/>Sollte das <text:span text:style-name="T151">aktuelle </text:span>Medium nicht verfügbar sein wird nach einer gewissen Zeit mit dem <text:tab/>nächsten Medium fortgefahren. </text:p>
      <text:p text:style-name="P179"><text:tab/>Selbst wenn das <text:span text:style-name="T151">aktuelle </text:span>Medium nur eine Ankündigung ist, wird diese angezeigt.</text:p>
      <text:p text:style-name="P179"/>
      <text:p text:style-name="P179">Spezielle Anforderungen</text:p>
      <text:p text:style-name="P179"><text:tab/><text:span text:style-name="T152">Keine.</text:span></text:p>
      <text:p text:style-name="P274"/>
      <text:p text:style-name="P283"/>
      <text:p text:style-name="P209">Name: Album bearbeiten</text:p>
      <text:p text:style-name="P199"/>
      <text:p text:style-name="P199">Beteiligte Akteure: </text:p>
      <text:p text:style-name="P199"><text:soft-page-break/><text:tab/>Label-Manager <text:span text:style-name="T21">ODER</text:span> Künstler</text:p>
      <text:p text:style-name="P199"/>
      <text:p text:style-name="P199">Anfangsbedingungen: </text:p>
      <text:list xml:id="list3245778801184296507" text:style-name="L3">
        <text:list-header>
          <text:p text:style-name="P19">Der <text:span text:style-name="T12">Akteur</text:span> ist im System <text:span text:style-name="T26">angemeldet</text:span> und hat bereits ein Album erstellt.</text:p>
          <text:p text:style-name="P19">Zusatz für Label-Manager: Es reicht auch, wenn irgendein Künstler des Labels bereits ein Album erstellt hat.</text:p>
        </text:list-header>
      </text:list>
      <text:p text:style-name="P199"/>
      <text:p text:style-name="P199">Ereignisfluss: </text:p>
      <text:list xml:id="list4369380275301566265" text:style-name="L17">
        <text:list-header>
          <text:p text:style-name="P204">Der <text:span text:style-name="T14">Künstler</text:span> wählt eins seiner Alben (bzw. <text:span text:style-name="T14">der </text:span>Label-Manager ein<text:span text:style-name="T14">e</text:span>s der Künstler des Labels) aus der Liste der Alben aus.</text:p>
          <text:p text:style-name="P204">Die Metadaten und Songs des Albums werden in Textfeldern bzw. einer Liste dargestellt; beim Drücken auf die bearbeiten Taste lassen sich Inhalte der Textfelder umschreiben und Songs aus dem Album entfernen.</text:p>
        </text:list-header>
      </text:list>
      <text:p text:style-name="P203"><text:tab/><text:span text:style-name="T162">ODER</text:span></text:p>
      <text:list xml:id="list6232084563910511142" text:style-name="L18">
        <text:list-header>
          <text:p text:style-name="P24">Der <text:span text:style-name="T12">Akteur</text:span> wählt eins seiner Medien an.</text:p>
          <text:p text:style-name="P24">Im <text:span text:style-name="T6">M</text:span>enü wählt er den Fall "Zu Album hinzufügen" und wählt im folgenden Menü das gewünschte Album aus.</text:p>
        </text:list-header>
      </text:list>
      <text:p text:style-name="P199"/>
      <text:p text:style-name="P199">Abschlussbe<text:span text:style-name="T7">d</text:span>ingungen: </text:p>
      <text:p text:style-name="P199"><text:tab/>Das Album liegt nun mit geänderten Daten im System vor; die veränderten Daten existieren <text:tab/>somit nicht länger.</text:p>
      <text:p text:style-name="P199"/>
      <text:p text:style-name="P199">Ausnahmen: </text:p>
      <text:list xml:id="list3083351237165008144" text:style-name="L19">
        <text:list-header>
          <text:p text:style-name="P205">Entfernt der <text:span text:style-name="T12">Akteur</text:span> in Liste "Medien" sämtliche Medien, so wird das Album automatisch komplett aus dem System entfernt.</text:p>
          <text:p text:style-name="P205">Entfernt der <text:span text:style-name="T12">Akteur</text:span> im Textfeld "Titel” den Titel für das Album und ersetzt ihn nicht, so wird das Album nicht editiert.</text:p>
          <text:p text:style-name="P205">Stattdessen bleibt man auf der aktuellen Seite und wird (textuell) benachrichtigt, dass zwingend ein Titel eingegeben werden muss.</text:p>
        </text:list-header>
      </text:list>
      <text:p text:style-name="P199"/>
      <text:p text:style-name="P199">Spezielle Anforderungen: <text:span text:style-name="T8">Keine.</text:span></text:p>
      <text:p text:style-name="P211"/>
      <text:p text:style-name="P199"/>
      <text:p text:style-name="P54">Name: Album bewerten</text:p>
      <text:p text:style-name="P54"/>
      <text:p text:style-name="P54">Beteiligte Akteure:</text:p>
      <text:p text:style-name="P54"><text:tab/>Benutzer</text:p>
      <text:p text:style-name="P54"/>
      <text:p text:style-name="P54">Anfangsbedingungen:</text:p>
      <text:p text:style-name="P54"><text:tab/><text:span text:style-name="T30">Akteur </text:span>ist im System <text:span text:style-name="T31">angemeldet.</text:span></text:p>
      <text:p text:style-name="P54"/>
      <text:p text:style-name="P54">Ereignisfluss:</text:p>
      <text:p text:style-name="P54"><text:tab/><text:span text:style-name="T32">Der Akteur</text:span> wählt das zu bewertende Album aus und klickt auf bewerten.</text:p>
      <text:p text:style-name="P54"><text:tab/>Das System zeigt dem <text:span text:style-name="T33">Akteur</text:span> eine Skala von 1 bis 5 an.</text:p>
      <text:p text:style-name="P54"><text:tab/>Der <text:span text:style-name="T33">Akteur</text:span> wählt den Grad seiner Bewertung über die Skala.</text:p>
      <text:p text:style-name="P54"><text:tab/>Das System speichert den Grad der Bewertung, <text:span text:style-name="T33">passt die Gesamtbewertung an</text:span> und zeigt <text:tab/>diese dem <text:span text:style-name="T33">Akteur</text:span> bei dem Album an.</text:p>
      <text:p text:style-name="P54"/>
      <text:p text:style-name="P54">Abschlussbedingungen:</text:p>
      <text:p text:style-name="P54"><text:tab/>Album ist Bewertet.</text:p>
      <text:p text:style-name="P54"/>
      <text:p text:style-name="P54">Ausnahmen:</text:p>
      <text:p text:style-name="P54"><text:soft-page-break/><text:tab/><text:span text:style-name="T34">K</text:span>eine.</text:p>
      <text:p text:style-name="P54"/>
      <text:p text:style-name="P54">Spezielle Anforderungen:</text:p>
      <text:p text:style-name="P54"><text:tab/><text:span text:style-name="T34">K</text:span>eine.</text:p>
      <text:p text:style-name="P217"><text:tab/></text:p>
      <text:p text:style-name="P43"/>
      <text:p text:style-name="P206">Name: Album erstellen</text:p>
      <text:p text:style-name="P200"/>
      <text:p text:style-name="P200">Beteiligte Akteure:</text:p>
      <text:p text:style-name="P200"><text:tab/>Label-Manager <text:span text:style-name="T22">ODER</text:span> Künstler</text:p>
      <text:p text:style-name="P200"/>
      <text:p text:style-name="P200">Anfangsbedingungen:</text:p>
      <text:list xml:id="list2806743641415035299" text:style-name="L1">
        <text:list-header>
          <text:p text:style-name="P11">Der Benutzer ist im System angemeldet und hat bereits Medien eingestellt.</text:p>
          <text:p text:style-name="P12">Zusatz für <text:span text:style-name="T1">Label</text:span>-Manager: Es reicht aus, wenn irgendein Künstler des Labels bereits ein Medium eingestellt hat.</text:p>
        </text:list-header>
      </text:list>
      <text:p text:style-name="P200"/>
      <text:p text:style-name="P200">Ereignisfluss: </text:p>
      <text:list xml:id="list8142018027108432851" text:style-name="L2">
        <text:list-header>
          <text:p text:style-name="P13">Der <text:span text:style-name="T12">Akteur</text:span> wählt ein Medium (Künstler aus seinen, Label-Manager von allen Künstlern des Labels) aus und kann im Menü den Fall "Zu Album hinzufügen" wählen.</text:p>
          <text:p text:style-name="P14">Ein Menü öffnet sich, in dem alle Alben des <text:span text:style-name="T12">Akteurs</text:span>/Labels angezeigt werden. Als letzter Punkt steht "Neues Album erstellen", welchen er anwählt.</text:p>
          <text:p text:style-name="P15">Die Album-Erstellen Seite öffnet sich; der <text:span text:style-name="T12">Akteur</text:span> füllt hier die Textfelder "Titel" und weitere Textfelder zu Metadaten aus.</text:p>
          <text:p text:style-name="P16">Er klickt auf speichern und schließt somit die Erstellung ab.</text:p>
        </text:list-header>
      </text:list>
      <text:p text:style-name="P200"/>
      <text:p text:style-name="P201">Abschlussbe<text:span text:style-name="T5">d</text:span>ingungen: </text:p>
      <text:p text:style-name="P201"><text:tab/>Das Album liegt im System mit seinen Metadaten und Songs vor und kann über die Suche <text:tab/>gefunden und von Benutzern abgespielt werden.</text:p>
      <text:p text:style-name="P200"/>
      <text:p text:style-name="P201">Ausnahmen:</text:p>
      <text:p text:style-name="P202"><text:tab/>Gibt der <text:span text:style-name="T12">Akteur</text:span> im Textfeld "Titel” keinen Titel für das Album ein, so wird kein neues <text:tab/>Album erstellt.</text:p>
      <text:p text:style-name="P202"><text:tab/>Stattdessen bleibt man auf der aktuellen Seite und wird (textuell) <text:tab/>benachrichtigt, dass <text:tab/>zwingend ein Titel eingegeben werden muss.</text:p>
      <text:p text:style-name="P200"/>
      <text:p text:style-name="P200">Spezielle Anforderungen: <text:span text:style-name="T5">Keine.</text:span></text:p>
      <text:p text:style-name="P212"/>
      <text:p text:style-name="P200"/>
      <text:p text:style-name="P99">Name: <text:span text:style-name="T59">Album</text:span> kommentieren</text:p>
      <text:p text:style-name="P99"/>
      <text:p text:style-name="P99">Beteiligte Akteure:</text:p>
      <text:p text:style-name="P99"><text:tab/><text:span text:style-name="T56">Benutzer.</text:span></text:p>
      <text:p text:style-name="P99"/>
      <text:p text:style-name="P99">Anfangsbedingungen:</text:p>
      <text:p text:style-name="P99"><text:tab/><text:span text:style-name="T56">Der Akteur ist im System angemeldet.</text:span></text:p>
      <text:p text:style-name="P99"/>
      <text:p text:style-name="P99">Ereignisfluss:</text:p>
      <text:p text:style-name="P99"><text:tab/><text:span text:style-name="T56">Der Akteur</text:span> wählt <text:span text:style-name="T60">das</text:span> zu kommentierende <text:span text:style-name="T60">Album</text:span> aus und klickt auf Kommentieren.</text:p>
      <text:p text:style-name="P99"><text:tab/>Anschließend wird der <text:span text:style-name="T56">Akteur</text:span> von System aufgefordert einen Text einzugeben.</text:p>
      <text:p text:style-name="P99"><text:tab/>Das System speichert den Kommentar und zeigt <text:span text:style-name="T56">ihn</text:span> bei de<text:span text:style-name="T60">m Album</text:span> an.</text:p>
      <text:p text:style-name="P99"/>
      <text:p text:style-name="P99">Abschlussbedingungen:</text:p>
      <text:p text:style-name="P99"><text:soft-page-break/><text:tab/><text:span text:style-name="T57">Der </text:span>Kommentar ist abgespeichert <text:span text:style-name="T63">und wird öffentlich angezeigt.</text:span></text:p>
      <text:p text:style-name="P99"/>
      <text:p text:style-name="P99">Ausnahmen:</text:p>
      <text:p text:style-name="P99"><text:tab/>Wenn der Text leer oder zu groß (mehr als 256 Zeichen) ist, wird der Benutzer <text:tab/>benachrichtigt und <text:span text:style-name="T58">kann den Text bearbeiten.</text:span></text:p>
      <text:p text:style-name="P99"/>
      <text:p text:style-name="P99">Spezielle Anforderungen:</text:p>
      <text:p text:style-name="P99"><text:tab/><text:span text:style-name="T58">K</text:span>eine.</text:p>
      <text:p text:style-name="P241"/>
      <text:p text:style-name="P99"/>
      <text:p text:style-name="P207">Name: <text:tab/>Album löschen</text:p>
      <text:p text:style-name="P3"/>
      <text:p text:style-name="P3">Beteiligte Akteure: </text:p>
      <text:p text:style-name="P3"><text:tab/>Label-Manager <text:span text:style-name="T20">ODER</text:span> Künstler <text:span text:style-name="T20">ODER</text:span> Administrator</text:p>
      <text:p text:style-name="P3"/>
      <text:p text:style-name="P3">Anfangsbedingungen: </text:p>
      <text:list xml:id="list244391691341622396" text:style-name="L7">
        <text:list-header>
          <text:p text:style-name="P27">Der <text:span text:style-name="T12">Akteur</text:span> ist im System <text:span text:style-name="T26">angemeldet</text:span> und hat bereits ein Album erstellt.</text:p>
          <text:p text:style-name="P28">Zusatz für Label-Manager: Es reicht auch, wenn irgendein Künstler des Labels bereits ein Album erstellt hat.</text:p>
          <text:p text:style-name="P28">Zusatz für Administrator: Außer, dass ein Album im System existieren muss, existieren keinerlei Bedingungen.</text:p>
        </text:list-header>
      </text:list>
      <text:p text:style-name="P3"/>
      <text:p text:style-name="P3">Ereignisfluss: </text:p>
      <text:list xml:id="list3189434200328922299" text:style-name="L8">
        <text:list-header>
          <text:p text:style-name="P29">Der <text:span text:style-name="T12">Akteur</text:span> lässt sich über die Suche eine Liste aller Alben ausgeben und wählt per Klick das zu löschende Album aus.</text:p>
          <text:p text:style-name="P30">Auf der Seite, wo die Daten des Albums dargestellt werden, klickt er auf den "Album löschen”-Button.</text:p>
          <text:p text:style-name="P30">Es erscheint eine Textmeldung, dass das Album gelöscht wurde. Bei Klick auf Ok gelangt er wieder zu seiner Startseite.</text:p>
        </text:list-header>
      </text:list>
      <text:p text:style-name="P3"/>
      <text:p text:style-name="P4">Abschlussbe<text:span text:style-name="T9">d</text:span>ingungen: </text:p>
      <text:p text:style-name="P4"><text:tab/>Das jeweilige Album liegt im System nicht mehr vor und kann somit auch nicht mehr durch <text:tab/>die Suche erfasst oder abgespielt werden.</text:p>
      <text:p text:style-name="P3"/>
      <text:p text:style-name="P3">Ausnahmen: <text:span text:style-name="T10">Keine.</text:span></text:p>
      <text:p text:style-name="P3"/>
      <text:p text:style-name="P3">Spezielle Anforderungen: <text:span text:style-name="T10">Keine.</text:span></text:p>
      <text:p text:style-name="P9"/>
      <text:p text:style-name="P199"/>
      <text:p text:style-name="P193"><text:span text:style-name="T87">Name: Anmelden</text:span></text:p>
      <text:p text:style-name="P162">Beteiligte Akteure:</text:p>
      <text:p text:style-name="P162"><text:tab/>Benutzer.</text:p>
      <text:p text:style-name="P162"/>
      <text:p text:style-name="P162">Anfangsbedingungen:</text:p>
      <text:p text:style-name="P162"><text:tab/><text:span text:style-name="T116">Keine.</text:span></text:p>
      <text:p text:style-name="P162"/>
      <text:p text:style-name="P162">Ereignisfluss:</text:p>
      <text:p text:style-name="P162"><text:tab/>Der <text:span text:style-name="T116">Akteur</text:span> gibt in das Feld Email-Adresse <text:span text:style-name="T117">die</text:span> E-<text:span text:style-name="T117">M</text:span>ail <text:span text:style-name="T117">Adresse </text:span>ein, die seinen Account <text:tab/>eindeutig kennzeichnet, in das Feld Passwort sein zugehöriges Passwort und klickt dann auf <text:tab/><text:span text:style-name="T117">anmelden.</text:span></text:p>
      <text:p text:style-name="P162"/>
      <text:p text:style-name="P162">Abschlussbedingungen</text:p>
      <text:p text:style-name="P162"><text:soft-page-break/><text:tab/>Waren alle Eingaben korrekt, wird der Benutzer <text:span text:style-name="T118">angemeldet</text:span> und ist nun bis zum <text:span text:style-name="T118">Abmelden</text:span> <text:tab/>oder Schließen des Systems angemeldet</text:p>
      <text:p text:style-name="P162"/>
      <text:p text:style-name="P162">Ausnahmen</text:p>
      <text:p text:style-name="P162"><text:tab/><text:span text:style-name="T119">Wenn die</text:span> Anmeldedaten inkorrekt sind, <text:span text:style-name="T120">d.h.</text:span> die Email existiert nicht oder das Passwort ist <text:tab/>falsch, <text:span text:style-name="T120">erscheint eine entsprechende Fehlermeldung.</text:span></text:p>
      <text:p text:style-name="P162"><text:tab/>Sollte der Account gesperrt sein bekommt <text:span text:style-name="T121">der Akteur</text:span> eine Meldung angezeigt, die ihn über <text:tab/>seine Sperrung informiert und ggf. einen Grund nennt. </text:p>
      <text:p text:style-name="P162"><text:tab/>Sollte einer dieser Ausnahmefälle eintreten wird der Benutzer nicht <text:span text:style-name="T122">angemeldet</text:span>.</text:p>
      <text:p text:style-name="P162"/>
      <text:p text:style-name="P162">Spezielle Anforderungen</text:p>
      <text:p text:style-name="P162"><text:tab/>Keine</text:p>
      <text:p text:style-name="P265"/>
      <text:p text:style-name="P162"/>
      <text:p text:style-name="P88">Name: <text:span text:style-name="T47">Benutzer</text:span> <text:span text:style-name="T48">ent</text:span>favorisieren</text:p>
      <text:p text:style-name="P83">Beteiligte Akteure:</text:p>
      <text:p text:style-name="P83"><text:tab/>Benutzer.</text:p>
      <text:p text:style-name="P83"/>
      <text:p text:style-name="P83">Anfangsbedingungen:</text:p>
      <text:p text:style-name="P83"><text:tab/>Der Akteur ist im System angemeldet <text:span text:style-name="T48">und hat einen Benutzer favorisiert.</text:span></text:p>
      <text:p text:style-name="P83"/>
      <text:p text:style-name="P83">Ereignisfluss: </text:p>
      <text:p text:style-name="P83"><text:tab/><text:span text:style-name="T47">Der Akteur wählt den favorisierten Benutzer aus und klickt auf "Benutzer</text:span> <text:span text:style-name="T48">entfavorisieren".</text:span></text:p>
      <text:p text:style-name="P83"><text:tab/>Das System speichert nun die <text:span text:style-name="T49">Entf</text:span>avorisierung und z<text:span text:style-name="T49">eigt den Benutzer nicht mehr als <text:tab/>Favorit im Profil des Akteurs an.</text:span></text:p>
      <text:p text:style-name="P83"/>
      <text:p text:style-name="P83">Abschlussbedingungen:</text:p>
      <text:p text:style-name="P83"><text:tab/><text:span text:style-name="T40">Der Benutzer</text:span> ist <text:span text:style-name="T40">für den Akteur nicht mehr als favorisiert markiert und im System <text:tab/>gespeichert</text:span>.</text:p>
      <text:p text:style-name="P83"><text:tab/><text:span text:style-name="T47">Der Akteur wird nicht mehr über die Aktivitäten des Benutzers vom System benachrichtigt.</text:span></text:p>
      <text:p text:style-name="P83"/>
      <text:p text:style-name="P83">Ausnahmen:</text:p>
      <text:p text:style-name="P83"><text:tab/><text:span text:style-name="T42">K</text:span>eine.</text:p>
      <text:p text:style-name="P83"/>
      <text:p text:style-name="P83">Spezielle Anforderungen:</text:p>
      <text:p text:style-name="P83"><text:tab/><text:span text:style-name="T43">K</text:span>eine.</text:p>
      <text:p text:style-name="P233"/>
      <text:p text:style-name="P83"/>
      <text:p text:style-name="P83">Name: <text:span text:style-name="T47">Benutzer</text:span> favorisieren</text:p>
      <text:p text:style-name="P83">Beteiligte Akteure:</text:p>
      <text:p text:style-name="P83"><text:tab/>Benutzer.</text:p>
      <text:p text:style-name="P83"/>
      <text:p text:style-name="P83">Anfangsbedingungen:</text:p>
      <text:p text:style-name="P83"><text:tab/>Der Akteur ist im System angemeldet.</text:p>
      <text:p text:style-name="P83"/>
      <text:p text:style-name="P83">Ereignisfluss: </text:p>
      <text:p text:style-name="P83"><text:tab/><text:span text:style-name="T47">Der Akteur wählt den zu favorisierenden Benutzer aus und klickt auf "Benutzer</text:span> <text:tab/><text:span text:style-name="T47">favorisieren".</text:span></text:p>
      <text:p text:style-name="P83"><text:tab/>Das System speichert nun die Favorisierung und zei<text:span text:style-name="T47">gt dies im Profil des Akteurs an.</text:span></text:p>
      <text:p text:style-name="P83"/>
      <text:p text:style-name="P83">Abschlussbedingungen:</text:p>
      <text:p text:style-name="P83"><text:tab/><text:span text:style-name="T40">Der Benutzer</text:span> ist <text:span text:style-name="T40">für den Akteur als favorisiert markiert und im System gespeichert</text:span>.</text:p>
      <text:p text:style-name="P83"><text:soft-page-break/><text:tab/><text:span text:style-name="T47">Der Akteur wird nun über die Aktivitäten des Benutzers vom System benachrichtigt.</text:span></text:p>
      <text:p text:style-name="P83"/>
      <text:p text:style-name="P83">Ausnahmen:</text:p>
      <text:p text:style-name="P83"><text:tab/><text:span text:style-name="T42">K</text:span>eine.</text:p>
      <text:p text:style-name="P83"/>
      <text:p text:style-name="P83">Spezielle Anforderungen:</text:p>
      <text:p text:style-name="P83"><text:tab/><text:span text:style-name="T43">K</text:span>eine.</text:p>
      <text:p text:style-name="P233"/>
      <text:p text:style-name="P83"/>
      <text:p text:style-name="P48">Name:<text:tab/>Bewerbungen ansehen</text:p>
      <text:p text:style-name="P47"/>
      <text:p text:style-name="P47">Beteiligte Akteure:</text:p>
      <text:p text:style-name="P47"><text:tab/>Label-Manager ODER Künstler</text:p>
      <text:p text:style-name="P47"/>
      <text:p text:style-name="P47">Anfangsbedingungen:</text:p>
      <text:p text:style-name="P47"><text:tab/>Der <text:span text:style-name="T23">Akteur</text:span> muss angemeldet sein.</text:p>
      <text:p text:style-name="P47"/>
      <text:p text:style-name="P47">Ereignisfluss:</text:p>
      <text:p text:style-name="P47"><text:tab/>Der <text:span text:style-name="T24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47"/>
      <text:p text:style-name="P47">Abschlussbedingungen:</text:p>
      <text:p text:style-name="P47"><text:tab/>Die Bewerbungen werden angezeigt.</text:p>
      <text:p text:style-name="P47"/>
      <text:p text:style-name="P47">Ausnahmen:</text:p>
      <text:p text:style-name="P47"><text:tab/>Keine.</text:p>
      <text:p text:style-name="P47"/>
      <text:p text:style-name="P47">Spezielle Anforderungen :</text:p>
      <text:p text:style-name="P47"><text:tab/>Keine.</text:p>
      <text:p text:style-name="P211"/>
      <text:p text:style-name="P199"/>
      <text:p text:style-name="P59">Name:</text:p>
      <text:p text:style-name="P59"><text:tab/>Bewerbung schreiben.</text:p>
      <text:p text:style-name="P59"/>
      <text:p text:style-name="P59">Beteiligte Akteure:</text:p>
      <text:p text:style-name="P59"><text:tab/>Künstler ODER Label-Manager</text:p>
      <text:p text:style-name="P59"/>
      <text:p text:style-name="P59">Anfangsbedingungen:</text:p>
      <text:p text:style-name="P59"><text:tab/>Der Akteur ist im System angemeldet.</text:p>
      <text:p text:style-name="P59"/>
      <text:p text:style-name="P59">Ereignisfluss:</text:p>
      <text:p text:style-name="P59"><text:tab/>Der Künstler öffnet das Profil eines Labels bzw. der Label-Manager das eines Künstlers.</text:p>
      <text:p text:style-name="P42"><text:tab/><text:span text:style-name="T36">Der Akteur klickt nun auf "Bewerbung schreiben" und wird aufgefordert, ein <text:tab/>Bewerbungsschreiben zu verfassen. Anschließend klickt er auf "Bewerbung senden".</text:span></text:p>
      <text:p text:style-name="P42"><text:tab/><text:span text:style-name="T37">Das System fügt nun im Profil des Labels und des Künstlers diese offene Bewerbung <text:tab/>hinzu.</text:span></text:p>
      <text:p text:style-name="P42"/>
      <text:p text:style-name="P61">Abschlussbedingungen:</text:p>
      <text:p text:style-name="P61"><text:tab/>Die offene Bewerbung ist für den Künstler / das Label abgespeichert und einsehbar über <text:tab/>den jeweiligen Teil des Profils.</text:p>
      <text:p text:style-name="P61"><text:soft-page-break/></text:p>
      <text:p text:style-name="P63">Ausnahmen:</text:p>
      <text:p text:style-name="P63"><text:tab/>Wird kein Bewerbungstext oder ein zu langer (mehr als 16.384 Zeichen) angegeben, so wird <text:s/><text:tab/>der Akteur direkt darüber informiert und kann seinen Text bearbeiten.</text:p>
      <text:p text:style-name="P63"/>
      <text:p text:style-name="P63">Spezielle Anforderungen:</text:p>
      <text:p text:style-name="P63"><text:tab/>Keine.</text:p>
      <text:p text:style-name="P219"/>
      <text:p text:style-name="P61"/>
      <text:p text:style-name="P42">Name: Bewerbungen verwalten</text:p>
      <text:p text:style-name="P42"/>
      <text:p text:style-name="P42">Beteiligte Akteure: </text:p>
      <text:p text:style-name="P42"><text:tab/>Label-Manager ODER Künstler</text:p>
      <text:p text:style-name="P42"/>
      <text:p text:style-name="P42">Anfangsbedingungen:</text:p>
      <text:p text:style-name="P42"><text:tab/>Der Akteur muss angemeldet sein.</text:p>
      <text:p text:style-name="P42"/>
      <text:p text:style-name="P42">Ereignisfluss:</text:p>
      <text:p text:style-name="P42"><text:tab/>Der Akteur lässt sich seine Bewerbungen anzeigen. Er kann nun jede offene Bewerbung, die <text:tab/>er bekommen hat, annehmen oder ablehnen. Wenn er eine Bewerbung annimmt/ablehnt, <text:tab/>wird der Status der Bewerbung auf angenommen/abgelehnt geändert.</text:p>
      <text:p text:style-name="P42"/>
      <text:p text:style-name="P42">Abschlussbedingungen:</text:p>
      <text:p text:style-name="P42"><text:tab/>Die Bewerbung ist entsprechend der Auswahl im System markiert.</text:p>
      <text:p text:style-name="P42"/>
      <text:p text:style-name="P42">Ausnahmen:</text:p>
      <text:p text:style-name="P42"><text:tab/>Keine.</text:p>
      <text:p text:style-name="P42"/>
      <text:p text:style-name="P42">Spezielle Anforderungen :</text:p>
      <text:p text:style-name="P42"><text:tab/>Keine.</text:p>
      <text:p text:style-name="P216"/>
      <text:p text:style-name="P59"/>
      <text:p text:style-name="P111">Name: Eigenes Profil anzeigen</text:p>
      <text:p text:style-name="P111"/>
      <text:p text:style-name="P111">Beteiligte Akteure: </text:p>
      <text:p text:style-name="P111"><text:tab/>Benutzer.</text:p>
      <text:p text:style-name="P111"/>
      <text:p text:style-name="P111">Anfangsbedingungen:</text:p>
      <text:p text:style-name="P111"><text:tab/>Der Benutzer ist im System angemeldet.</text:p>
      <text:p text:style-name="P111"/>
      <text:p text:style-name="P111">Ereignisfluss:</text:p>
      <text:p text:style-name="P111"><text:tab/>Der <text:span text:style-name="T68">Akteur</text:span> ruft sein eigenes Profil über den "Mein Profil"-Button auf. Ihm wird daraufhin <text:tab/>seine eigene Profilseite angezeigt, die seine gesamten Daten enthält.</text:p>
      <text:p text:style-name="P111"/>
      <text:p text:style-name="P111">Abschlussbedingungen:</text:p>
      <text:p text:style-name="P111"><text:tab/>Die Profilseite <text:span text:style-name="T69">wird dem Akteur angezeigt.</text:span></text:p>
      <text:p text:style-name="P111"/>
      <text:p text:style-name="P111">Ausnahmen:</text:p>
      <text:p text:style-name="P111"><text:tab/>Keine.</text:p>
      <text:p text:style-name="P111"/>
      <text:p text:style-name="P111">Spezielle Anforderungen :</text:p>
      <text:p text:style-name="P111"><text:tab/>Keine.</text:p>
      <text:p text:style-name="P247"><text:soft-page-break/></text:p>
      <text:p text:style-name="P111"/>
      <text:p text:style-name="P69">Name: Empfehlung anzeigen</text:p>
      <text:p text:style-name="P68"/>
      <text:p text:style-name="P68">Beteiligte Akteure:</text:p>
      <text:p text:style-name="P68"><text:tab/>Benutzer.</text:p>
      <text:p text:style-name="P68"/>
      <text:p text:style-name="P68">Anfangsbedingungen:</text:p>
      <text:p text:style-name="P68"><text:tab/>Der Akteur ist im System angemeldet.</text:p>
      <text:p text:style-name="P68"/>
      <text:p text:style-name="P68">Ereignisfluss:</text:p>
      <text:p text:style-name="P68"><text:tab/><text:span text:style-name="T38">Der Akteur</text:span> teilt dem System mit, dass er Empfehlungen angezeigt bekommen möchte.</text:p>
      <text:p text:style-name="P68"><text:tab/><text:span text:style-name="T38">Das </text:span>System sucht aus dem Medienbestand Empfehlungen heraus, die der <text:span text:style-name="T38">Akteur</text:span> noch nicht <text:tab/>favorisiert oder bewertet hat.</text:p>
      <text:p text:style-name="P68"><text:tab/><text:span text:style-name="T38">Dem Akteur</text:span> werden die Empfehlungen angezeigt.</text:p>
      <text:p text:style-name="P68"/>
      <text:p text:style-name="P68">Abschlussbedingungen:</text:p>
      <text:p text:style-name="P68"><text:tab/><text:span text:style-name="T39">Dem Akteur werden die </text:span>Empfehlungen werden angezeigt.</text:p>
      <text:p text:style-name="P68"/>
      <text:p text:style-name="P68">Ausnahmen:</text:p>
      <text:p text:style-name="P68"><text:tab/><text:span text:style-name="T39">K</text:span>eine.</text:p>
      <text:p text:style-name="P68"/>
      <text:p text:style-name="P68">Spezielle Anforderungen:</text:p>
      <text:p text:style-name="P68"><text:tab/>Keine.</text:p>
      <text:p text:style-name="P224"/>
      <text:p text:style-name="P68"/>
      <text:p text:style-name="P115">Name: Fremdes Profil anzeigen</text:p>
      <text:p text:style-name="P115"/>
      <text:p text:style-name="P115">Beteiligte Akteure: </text:p>
      <text:p text:style-name="P115"><text:tab/>Benutzer.</text:p>
      <text:p text:style-name="P115">Anfangsbedingungen:</text:p>
      <text:p text:style-name="P115"><text:tab/>Der Akteur muss eingeloggt sein.</text:p>
      <text:p text:style-name="P115"/>
      <text:p text:style-name="P115">Ereignisfluss:</text:p>
      <text:p text:style-name="P115"><text:tab/>Der <text:span text:style-name="T70">Akteur</text:span> ruft das Profil eines anderen Benutzers oder Labels auf. Er kann dies entweder <text:tab/>über die Suche oder über die Angabe des Künstlers bzw. des Labels unter einem Medium <text:tab/>tun.</text:p>
      <text:p text:style-name="P115"><text:tab/>Ihm wird daraufhin die Profilseite angezeigt mit allen Informationen, die öffentlich sichtbar <text:tab/>sind.</text:p>
      <text:p text:style-name="P115"/>
      <text:p text:style-name="P115">Abschlussbedingungen:</text:p>
      <text:p text:style-name="P115"><text:tab/>Die Profilseite <text:span text:style-name="T70">wird dem Akteur angezeigt.</text:span></text:p>
      <text:p text:style-name="P115"/>
      <text:p text:style-name="P115">Ausnahmen:</text:p>
      <text:p text:style-name="P115"><text:tab/>Sollte das Profil gesperrt sein und der aufrufende <text:span text:style-name="T71">Akteur</text:span> kein Administrator, so wird dem <text:tab/><text:span text:style-name="T72">Akteur</text:span> das Profil nicht angezeigt.</text:p>
      <text:p text:style-name="P115"><text:tab/>Stattdessen wird eine "Profil gesperrt"-Seite angezeigt.</text:p>
      <text:p text:style-name="P115"/>
      <text:p text:style-name="P115">Spezielle Anforderungen :</text:p>
      <text:p text:style-name="P115"><text:tab/>Keine.</text:p>
      <text:p text:style-name="P249"/>
      <text:p text:style-name="P115"/>
      <text:p text:style-name="P208"><text:soft-page-break/>Name: <text:tab/>Genre bearbeiten</text:p>
      <text:p text:style-name="P199"/>
      <text:p text:style-name="P199">Beteiligte Akteure: </text:p>
      <text:p text:style-name="P199"><text:tab/>Administrator</text:p>
      <text:p text:style-name="P199"/>
      <text:p text:style-name="P199">Anfangsbedingungen:</text:p>
      <text:p text:style-name="P199"><text:tab/>Der <text:span text:style-name="T15">Akteur</text:span> ist im System <text:span text:style-name="T26">angemeldet</text:span> und das System hat bereits ein Genre erfasst.</text:p>
      <text:p text:style-name="P199"/>
      <text:p text:style-name="P199">Ereignisfluss: </text:p>
      <text:list xml:id="list3450811217078000572" text:style-name="L11">
        <text:list-header>
          <text:p text:style-name="P34">Der <text:span text:style-name="T15">Akteur</text:span> klickt auf den "Genres verwalten”-Button, worauf ihm alle bestehenden Genres aufgelistet werden.</text:p>
          <text:p text:style-name="P34">Er klickt das zu <text:span text:style-name="T16">ä</text:span>ndernde Genre an und bekommt so die Daten des Genres (Name, ggf. Obergenre) in einem Textfeld (Name) und einem Menü (Obergenre) angezeigt.</text:p>
          <text:p text:style-name="P34">Die Daten, die er ändern will, kann er nun editieren; also den Namen im Textfeld ersetzen bzw. ein anderes Obergenre aus dem Menü wählen.</text:p>
          <text:p text:style-name="P34">Er klickt auf den "Änderungen speichern”-Button, um somit die alten Daten des Genres (wo verändert) zu überschreiben.</text:p>
        </text:list-header>
      </text:list>
      <text:p text:style-name="P199"/>
      <text:p text:style-name="P199">Abschlussbe<text:span text:style-name="T17">d</text:span>ingungen: </text:p>
      <text:p text:style-name="P199"><text:tab/>Das Genre liegt nun im System mit den neu gewählten Daten vor;</text:p>
      <text:p text:style-name="P199"><text:tab/>die veränderten Daten existieren somit nicht länger.</text:p>
      <text:p text:style-name="P199"/>
      <text:p text:style-name="P199">Ausnahmen:</text:p>
      <text:list xml:id="list7430692382570873542" text:style-name="L16">
        <text:list-header>
          <text:p text:style-name="P198">Wird das Textfeld "Name” freigelassen, wird kein Genre angelegt.</text:p>
          <text:p text:style-name="P198">Stattdessen bleibt man auf der Erstellungsseite, wo eine Nachricht erscheint, die den Nutzer benachrichtigt, dass zwingend ein Name angegeben werden muss.</text:p>
          <text:p text:style-name="P198">Liegt ein Genre mit dem im Textfeld "Name” eingegebenen Wort bereits vor, so wird kein Genre angelegt. </text:p>
          <text:p text:style-name="P198">Stattdessen bleibt man auf der Erstellungsseite, wo eine Nachricht erscheint, die den Nutzer benachrichtigt, dass ein solches Genre bereits vorliegt.</text:p>
        </text:list-header>
      </text:list>
      <text:p text:style-name="P199"/>
      <text:p text:style-name="P199">Spezielle Anforderungen: <text:span text:style-name="T18">Keine.</text:span></text:p>
      <text:p text:style-name="P211"/>
      <text:p text:style-name="P199"/>
      <text:p text:style-name="P5">Name: Genre erstellen</text:p>
      <text:p text:style-name="P5"/>
      <text:p text:style-name="P5">Beteiligte Akteure: </text:p>
      <text:p text:style-name="P5"><text:tab/><text:span text:style-name="T19">Administrator</text:span></text:p>
      <text:p text:style-name="P5"/>
      <text:p text:style-name="P5">Anfangsbedingungen: </text:p>
      <text:p text:style-name="P5"><text:tab/>Der <text:span text:style-name="T12">Akteur</text:span> ist im System <text:span text:style-name="T26">angemeldet</text:span>.</text:p>
      <text:p text:style-name="P5"/>
      <text:p text:style-name="P5">Ereignisfluss: </text:p>
      <text:list xml:id="list3455170768074501297" text:style-name="L9">
        <text:list-header>
          <text:p text:style-name="P31">Der <text:span text:style-name="T12">Akteur</text:span> klickt auf den "Genre erstellen”-Button auf seiner Startseite.</text:p>
          <text:p text:style-name="P31">Er trägt in das Textfeld "Name” den Namen des neuen Genres ein.</text:p>
          <text:p text:style-name="P31">Im Menü "<text:span text:style-name="T11">Unter</text:span>genre von: " wählt er ein Genre, dem das neue zugeordnet werden soll. Wird dies freigelassen ist das neue Genre ein <text:span text:style-name="T11">Ober</text:span>genre.</text:p>
        </text:list-header>
      </text:list>
      <text:p text:style-name="P5"/>
      <text:p text:style-name="P6">Abschlussbe<text:span text:style-name="T12">d</text:span>ingungen: </text:p>
      <text:p text:style-name="P6"><text:tab/>Ein neues Genre (inkl. Name), dem Medien zugeordnet werden können, ist im System <text:tab/>erfasst</text:p>
      <text:p text:style-name="P5"/>
      <text:p text:style-name="P5"><text:soft-page-break/>Ausnahmen:</text:p>
      <text:list xml:id="list794683806807940890" text:style-name="L10">
        <text:list-header>
          <text:p text:style-name="P32">Wird das Textfeld "Name” freigelassen, wird kein Genre angelegt. </text:p>
          <text:p text:style-name="P32">Stattdessen bleibt man auf der Erstellungsseite, wo eine Nachricht erscheint, die den Nutzer benachrichtigt, dass zwingend ein Name angegeben werden muss.</text:p>
          <text:p text:style-name="P32">Liegt ein Genre mit dem im Textfeld "Name” eingegebenen Wort bereits vor, so wird kein Genre angelegt.</text:p>
          <text:p text:style-name="P32">Stattdessen bleibt man auf der Erstellungsseite, wo eine Nachricht erscheint, die den Nutzer benachrichtigt, dass ein solches Genre bereits vorliegt.</text:p>
        </text:list-header>
      </text:list>
      <text:p text:style-name="P5"/>
      <text:p text:style-name="P5">Spezielle Anforderungen: <text:span text:style-name="T13">Keine.</text:span></text:p>
      <text:p text:style-name="P10"/>
      <text:p text:style-name="P5"/>
      <text:p text:style-name="P85">Name: <text:span text:style-name="T51">Künstler</text:span> <text:span text:style-name="T48">ent</text:span>favorisieren</text:p>
      <text:p text:style-name="P85"/>
      <text:p text:style-name="P85">Beteiligte Akteure:</text:p>
      <text:p text:style-name="P85"><text:tab/>Benutzer.</text:p>
      <text:p text:style-name="P85"/>
      <text:p text:style-name="P85">Anfangsbedingungen:</text:p>
      <text:p text:style-name="P85"><text:tab/>Der Akteur ist im System angemeldet <text:span text:style-name="T48">und hat einen Künstler favorisiert.</text:span></text:p>
      <text:p text:style-name="P85"/>
      <text:p text:style-name="P85">Ereignisfluss: </text:p>
      <text:p text:style-name="P85"><text:tab/><text:span text:style-name="T47">Der Akteur wählt den favorisierten Künstler aus und klickt auf "Künstler</text:span> <text:span text:style-name="T48">entfavorisieren".</text:span></text:p>
      <text:p text:style-name="P85"><text:tab/>Das System speichert nun die <text:span text:style-name="T49">Entf</text:span>avorisierung und z<text:span text:style-name="T49">eigt den Künstler nicht mehr als <text:tab/>Favorit im Profil des Akteurs an.</text:span></text:p>
      <text:p text:style-name="P85"/>
      <text:p text:style-name="P85">Abschlussbedingungen:</text:p>
      <text:p text:style-name="P85"><text:tab/><text:span text:style-name="T40">Der Künstler</text:span> ist <text:span text:style-name="T40">für den Akteur nicht mehr als favorisiert markiert und im System <text:tab/>gespeichert</text:span>.</text:p>
      <text:p text:style-name="P85"><text:tab/><text:span text:style-name="T47">Der Akteur wird nicht mehr über die Aktivitäten des Künstlers vom System benachrichtigt.</text:span></text:p>
      <text:p text:style-name="P85"/>
      <text:p text:style-name="P85">Ausnahmen:</text:p>
      <text:p text:style-name="P85"><text:tab/><text:span text:style-name="T42">K</text:span>eine.</text:p>
      <text:p text:style-name="P85"/>
      <text:p text:style-name="P85">Spezielle Anforderungen:</text:p>
      <text:p text:style-name="P85"><text:tab/><text:span text:style-name="T43">K</text:span>eine.</text:p>
      <text:p text:style-name="P235"/>
      <text:p text:style-name="P85"/>
      <text:p text:style-name="P85">Name: <text:span text:style-name="T50">Künstler</text:span> favorisieren</text:p>
      <text:p text:style-name="P85"/>
      <text:p text:style-name="P85">Beteiligte Akteure:</text:p>
      <text:p text:style-name="P85"><text:tab/>Benutzer.</text:p>
      <text:p text:style-name="P85"/>
      <text:p text:style-name="P85">Anfangsbedingungen:</text:p>
      <text:p text:style-name="P85"><text:tab/>Der Akteur ist im System angemeldet.</text:p>
      <text:p text:style-name="P85"/>
      <text:p text:style-name="P85">Ereignisfluss: </text:p>
      <text:p text:style-name="P85"><text:tab/><text:span text:style-name="T47">Der Akteur wählt den zu favorisierenden Künstler aus und klickt auf "Künstler</text:span> <text:tab/><text:span text:style-name="T47">favorisieren".</text:span></text:p>
      <text:p text:style-name="P85"><text:tab/>Das System speichert nun die Favorisierung und zei<text:span text:style-name="T47">gt dies im Profil des Akteurs an.</text:span></text:p>
      <text:p text:style-name="P85"/>
      <text:p text:style-name="P85">Abschlussbedingungen:</text:p>
      <text:p text:style-name="P85"><text:tab/><text:span text:style-name="T40">Der Künstler</text:span> ist <text:span text:style-name="T40">für den Akteur als favorisiert markiert und im System gespeichert</text:span>.</text:p>
      <text:p text:style-name="P85"><text:soft-page-break/><text:tab/><text:span text:style-name="T47">Der Akteur wird nun über die Aktivitäten und News des Künstlers vom System <text:tab/>benachrichtigt.</text:span></text:p>
      <text:p text:style-name="P85"/>
      <text:p text:style-name="P85">Ausnahmen:</text:p>
      <text:p text:style-name="P85"><text:tab/><text:span text:style-name="T42">K</text:span>eine.</text:p>
      <text:p text:style-name="P85"/>
      <text:p text:style-name="P85">Spezielle Anforderungen:</text:p>
      <text:p text:style-name="P85"><text:tab/><text:span text:style-name="T43">K</text:span>eine.</text:p>
      <text:p text:style-name="P235"/>
      <text:p text:style-name="P85"/>
      <text:p text:style-name="P129">Name: Labelprofil bearbeiten</text:p>
      <text:p text:style-name="P129"/>
      <text:p text:style-name="P129">Beteiligte Akteure: </text:p>
      <text:p text:style-name="P129"><text:tab/>Label-Manager.</text:p>
      <text:p text:style-name="P129">Anfangsbedingungen:</text:p>
      <text:p text:style-name="P129"><text:tab/>De<text:span text:style-name="T82">r Akteur ist im System angemeldet</text:span> und der Label-Manager des Label-Profils sein, das er <text:tab/>bearbeiten möchte.</text:p>
      <text:p text:style-name="P129"/>
      <text:p text:style-name="P129">Ereignisfluss:</text:p>
      <text:p text:style-name="P129"><text:tab/>Der <text:span text:style-name="T83">Akteur</text:span> ruft das Label-Profil auf, das er bearbeiten möchte.</text:p>
      <text:p text:style-name="P129"><text:tab/>Da er der Label-Manager des Labels ist, wird ihm die Schaltfläche "Profil bearbeiten" <text:tab/>angezeigt.</text:p>
      <text:p text:style-name="P129"><text:tab/>Er klickt auf die Schaltfläche, woraufhin ihm das Profil angezeigt wird und er die <text:tab/>Möglichkeit hat, alle Angaben zu verändern.</text:p>
      <text:p text:style-name="P129"><text:tab/>Er kann nun auf die Schaltfläche "Speichern" klicken, um die Änderungen zu übernehmen. <text:tab/>Mit der Schaltfläche "Abbrechen" kann er die Änderungen verwerfen.</text:p>
      <text:p text:style-name="P129"/>
      <text:p text:style-name="P129">Abschlussbedingungen:</text:p>
      <text:p text:style-name="P129"><text:tab/>Das Profil <text:span text:style-name="T84">ist</text:span> aktualisiert <text:span text:style-name="T84">im System gespeichert.</text:span></text:p>
      <text:p text:style-name="P129"/>
      <text:p text:style-name="P129">Ausnahmen:</text:p>
      <text:p text:style-name="P129"><text:tab/>Sollte der Name bereits vergeben <text:span text:style-name="T85">oder leer </text:span>sein, wird dem Benutzer ein Hinweis angezeigt.</text:p>
      <text:p text:style-name="P129"><text:tab/>Die "Profil bearbeiten"-Seite bleibt geöffnet und er hat daraufhin die Möglichkeit einen <text:tab/>anderen Namen anzugeben.</text:p>
      <text:p text:style-name="P129"/>
      <text:p text:style-name="P129">Spezielle Anforderungen :</text:p>
      <text:p text:style-name="P129"><text:tab/>Keine.</text:p>
      <text:p text:style-name="P256"/>
      <text:p text:style-name="P131"/>
      <text:p text:style-name="P87">Name: <text:span text:style-name="T54">Label</text:span> <text:span text:style-name="T48">ent</text:span>favorisieren</text:p>
      <text:p text:style-name="P85"/>
      <text:p text:style-name="P85">Beteiligte Akteure:</text:p>
      <text:p text:style-name="P85"><text:tab/>Benutzer.</text:p>
      <text:p text:style-name="P85"/>
      <text:p text:style-name="P85">Anfangsbedingungen:</text:p>
      <text:p text:style-name="P85"><text:tab/>Der Akteur ist im System angemeldet <text:span text:style-name="T48">und hat ein Label favorisiert.</text:span></text:p>
      <text:p text:style-name="P85"/>
      <text:p text:style-name="P85">Ereignisfluss: </text:p>
      <text:p text:style-name="P85"><text:tab/><text:span text:style-name="T47">Der Akteur wählt das favorisierte Label aus und klickt auf "Label</text:span> <text:span text:style-name="T48">entfavorisieren".</text:span></text:p>
      <text:p text:style-name="P85"><text:tab/>Das System speichert nun die <text:span text:style-name="T49">Entf</text:span>avorisierung und z<text:span text:style-name="T49">eigt das Label nicht mehr als <text:tab/>Favorit im Profil des Akteurs an.</text:span></text:p>
      <text:p text:style-name="P85"/>
      <text:p text:style-name="P85"><text:soft-page-break/>Abschlussbedingungen:</text:p>
      <text:p text:style-name="P85"><text:tab/><text:span text:style-name="T55">Das Label</text:span> ist <text:span text:style-name="T40">für den Akteur nicht mehr als favorisiert markiert und im System <text:tab/>gespeichert</text:span>.</text:p>
      <text:p text:style-name="P85"><text:tab/><text:span text:style-name="T47">Der Akteur wird nicht mehr über die Aktivitäten des Labels vom System benachrichtigt.</text:span></text:p>
      <text:p text:style-name="P85"/>
      <text:p text:style-name="P85">Ausnahmen:</text:p>
      <text:p text:style-name="P85"><text:tab/><text:span text:style-name="T42">K</text:span>eine.</text:p>
      <text:p text:style-name="P85"/>
      <text:p text:style-name="P85">Spezielle Anforderungen:</text:p>
      <text:p text:style-name="P85"><text:tab/><text:span text:style-name="T43">K</text:span>eine.</text:p>
      <text:p text:style-name="P235"/>
      <text:p text:style-name="P85"/>
      <text:p text:style-name="P125">Name: Labelprofil erstellen</text:p>
      <text:p text:style-name="P125"/>
      <text:p text:style-name="P125">Beteiligte Akteure: </text:p>
      <text:p text:style-name="P125"><text:tab/>Benutzer.</text:p>
      <text:p text:style-name="P125"/>
      <text:p text:style-name="P125">Anfangsbedingungen:</text:p>
      <text:p text:style-name="P125"><text:tab/>Der Benutzer <text:span text:style-name="T76">ist im System angemeldet.</text:span></text:p>
      <text:p text:style-name="P125"/>
      <text:p text:style-name="P125">Ereignisfluss:</text:p>
      <text:p text:style-name="P125"><text:tab/>Der <text:span text:style-name="T76">Akteur</text:span> klickt auf die Schaltfläche "Label erstellen".</text:p>
      <text:p text:style-name="P125"><text:tab/>Ihm wird daraufhin ein Formular angezeigt, in dem er einen Namen für das Label angeben <text:tab/><text:span text:style-name="T77">muss</text:span>. </text:p>
      <text:p text:style-name="P125"><text:tab/>Der Benutzer <text:span text:style-name="T77">klickt</text:span> anschließend auf "OK" klicken, um das Label anzulegen, oder auf <text:tab/>"Abbrechen", um die Erstellung abzubrechen.</text:p>
      <text:p text:style-name="P125"/>
      <text:p text:style-name="P125">Abschlussbedingungen:</text:p>
      <text:p text:style-name="P125"><text:tab/>Das Label-Profil wurde mit dem angegebenen Namen erstellt und der <text:span text:style-name="T78">Akteur</text:span>, <text:span text:style-name="T79">wird </text:span>als <text:tab/>Label-Manager eingetragen.</text:p>
      <text:p text:style-name="P125"/>
      <text:p text:style-name="P125">Ausnahmen:</text:p>
      <text:p text:style-name="P125"><text:tab/>Sollte der Name bereits vergeben <text:span text:style-name="T80">oder leer</text:span> sein, wird dem Benutzer ein Hinweis angezeigt. <text:tab/>Er hat <text:tab/>daraufhin die Möglichkeit einen anderen Namen im Formular anzugeben.</text:p>
      <text:p text:style-name="P125"/>
      <text:p text:style-name="P125">Spezielle Anforderungen:</text:p>
      <text:p text:style-name="P125"><text:tab/>Keine.</text:p>
      <text:p text:style-name="P254"/>
      <text:p text:style-name="P125"/>
      <text:p text:style-name="P87">Name: <text:span text:style-name="T52">Label</text:span> favorisieren</text:p>
      <text:p text:style-name="P85">Beteiligte Akteure:</text:p>
      <text:p text:style-name="P85"><text:tab/>Benutzer.</text:p>
      <text:p text:style-name="P85"/>
      <text:p text:style-name="P85">Anfangsbedingungen:</text:p>
      <text:p text:style-name="P85"><text:tab/>Der Akteur ist im System angemeldet.</text:p>
      <text:p text:style-name="P85"/>
      <text:p text:style-name="P85">Ereignisfluss: </text:p>
      <text:p text:style-name="P85"><text:tab/><text:span text:style-name="T47">Der Akteur wählt das zu favorisierenden Label aus und klickt auf "Label</text:span> <text:tab/><text:span text:style-name="T47">favorisieren".</text:span></text:p>
      <text:p text:style-name="P85"><text:tab/>Das System speichert nun die Favorisierung und zei<text:span text:style-name="T47">gt dies im Profil des Akteurs an.</text:span></text:p>
      <text:p text:style-name="P85"/>
      <text:p text:style-name="P85">Abschlussbedingungen:</text:p>
      <text:p text:style-name="P85"><text:tab/><text:span text:style-name="T53">Das Label</text:span> ist <text:span text:style-name="T40">für den Akteur als favorisiert markiert und im System gespeichert</text:span>.</text:p>
      <text:p text:style-name="P81"><text:soft-page-break/><text:tab/><text:span text:style-name="T47">Der Akteur wird nun über die Aktivitäten und News des Labels vom System <text:tab/>benachrichtigt.</text:span></text:p>
      <text:p text:style-name="P85"/>
      <text:p text:style-name="P85">Ausnahmen:</text:p>
      <text:p text:style-name="P85"><text:tab/><text:span text:style-name="T42">K</text:span>eine.</text:p>
      <text:p text:style-name="P85"/>
      <text:p text:style-name="P85">Spezielle Anforderungen:</text:p>
      <text:p text:style-name="P85"><text:tab/><text:span text:style-name="T43">K</text:span>eine.</text:p>
      <text:p text:style-name="P235"/>
      <text:p text:style-name="P85"/>
      <text:p text:style-name="P171">Name: Medium abspielen</text:p>
      <text:p text:style-name="P171"/>
      <text:p text:style-name="P171">Beteiligte Akteure:</text:p>
      <text:p text:style-name="P171"><text:tab/>Benutzer.</text:p>
      <text:p text:style-name="P171"/>
      <text:p text:style-name="P171">Anfangsbedingungen:</text:p>
      <text:p text:style-name="P171"><text:tab/>Der Benutzer ist im System angemeldet.</text:p>
      <text:p text:style-name="P171"/>
      <text:p text:style-name="P171">Ereignisfluss:</text:p>
      <text:p text:style-name="P171"><text:tab/>Der <text:span text:style-name="T140">Akteur</text:span> wählt ein Medium aus und klickt auf abspielen. Der Player spielt das Medium <text:tab/>dann ab.</text:p>
      <text:p text:style-name="P171"/>
      <text:p text:style-name="P171">Abschlussbedingungen</text:p>
      <text:p text:style-name="P171"><text:tab/>Das Medium wird abgespielt.</text:p>
      <text:p text:style-name="P171"/>
      <text:p text:style-name="P171">Ausnahmen</text:p>
      <text:p text:style-name="P171"><text:tab/>Das Medium ist nicht verfügbar, sprich es ist gesperrt oder wurde entfernt.</text:p>
      <text:p text:style-name="P171"><text:tab/>In diesem Fall wird der Benutzer <text:span text:style-name="T141">darüber informiert</text:span> und nichts abgespielt.</text:p>
      <text:p text:style-name="P171"/>
      <text:p text:style-name="P171">Spezielle Anforderungen</text:p>
      <text:p text:style-name="P171"><text:tab/><text:span text:style-name="T142">Keine.</text:span></text:p>
      <text:p text:style-name="P271"/>
      <text:p text:style-name="P171"/>
      <text:p text:style-name="P290">Name: Medium <text:span text:style-name="T180">bearbeiten</text:span></text:p>
      <text:p text:style-name="P289"/>
      <text:p text:style-name="P289">Beteiligte Akteure:</text:p>
      <text:p text:style-name="P289"><text:tab/><text:span text:style-name="T181">Künstler ODER Label-Manager</text:span>.</text:p>
      <text:p text:style-name="P289"/>
      <text:p text:style-name="P289">Anfangsbedingungen:</text:p>
      <text:p text:style-name="P289"><text:tab/>Der Akteur ist im System angemeldet.</text:p>
      <text:p text:style-name="P289"/>
      <text:p text:style-name="P289">Ereignisfluss:</text:p>
      <text:p text:style-name="P289"><text:tab/>Der Akteur <text:span text:style-name="T182">wählt sein Medium aus und klickt auf "Medium bearbeiten".</text:span></text:p>
      <text:p text:style-name="P289"><text:tab/><text:span text:style-name="T182">Es öffnet sich ein Fenster, in dem der Akteur die Metadaten bearbeiten oder eine neue<text:tab/>Musik-Datei hochladen kann.</text:span></text:p>
      <text:p text:style-name="P289"><text:tab/><text:span text:style-name="T182">Er kann auf "Speichern" klicken, um die Bearbeitung zu beenden und die Änderungen an<text:tab/>das System zu senden, oder auf "Abbrechen", um die Änderungen zu verwerfen.</text:span></text:p>
      <text:p text:style-name="P289"/>
      <text:p text:style-name="P295">Abschlussbedingungen:</text:p>
      <text:p text:style-name="P295"><text:tab/>Das <text:span text:style-name="T183">Medium liegt aktualisiert im System vor.</text:span></text:p>
      <text:p text:style-name="P295"><text:soft-page-break/></text:p>
      <text:p text:style-name="P300">Ausnahmen:</text:p>
      <text:p text:style-name="P300"><text:tab/>Hat der Akteur keinen Titel für das Medium angegeben, so wird er sofort darüber informiert <text:tab/>und kann die Metadaten entsprechend anpassen.</text:p>
      <text:p text:style-name="P300"><text:tab/><text:span text:style-name="T179">War die ausgewählte Musik-Datei zu groß (größer als 10MB) oder in einem ungültigen <text:tab/>Dateiformat, so wird <text:tab/>der Benutzer darüber informiert und kann dies direkt bearbeiten.</text:span></text:p>
      <text:p text:style-name="P300"><text:tab/><text:span text:style-name="T179">Tritt eine dieser Ausnahmen ein, wird die Änderung nicht im System gespeichert.</text:span></text:p>
      <text:p text:style-name="P300"/>
      <text:p text:style-name="P305">Spezielle Anforderungen:</text:p>
      <text:p text:style-name="P305"><text:tab/>Keine.</text:p>
      <text:p text:style-name="P334"/>
      <text:p text:style-name="P305"/>
      <text:p text:style-name="P44">Name: Medium bewerten</text:p>
      <text:p text:style-name="P37"/>
      <text:p text:style-name="P37">Beteiligte Akteure:</text:p>
      <text:p text:style-name="P37"><text:tab/>Benutzer</text:p>
      <text:p text:style-name="P37"/>
      <text:p text:style-name="P37">Anfangsbedingungen:</text:p>
      <text:p text:style-name="P37"><text:tab/>Akteur ist im System angemeldet</text:p>
      <text:p text:style-name="P37"/>
      <text:p text:style-name="P38">Ereignisfluss:</text:p>
      <text:p text:style-name="P38"><text:span text:style-name="T27"><text:tab/>Der Akteur</text:span> wählt das zu bewertende Medium aus und klickt auf bewerten. Das System zeigt <text:tab/>dem <text:span text:style-name="T27">Akteur</text:span> eine Skala von 1 bis 5 an. Der <text:span text:style-name="T27">Akteur</text:span> wählt den Grad seiner Bewertung über die <text:tab/>Skala. Das System speichert den Grad der Bewertung und zeigt diese dem <text:span text:style-name="T27">Akteur</text:span> bei dem <text:tab/>Medium an und <text:span text:style-name="T27">passt </text:span>die Gesamtbewertung <text:span text:style-name="T28">des Mediums</text:span> <text:span text:style-name="T28">entsprechend an.</text:span></text:p>
      <text:p text:style-name="P37"/>
      <text:p text:style-name="P39">Abschlussbedingungen:</text:p>
      <text:p text:style-name="P39"><text:tab/>Medium ist <text:span text:style-name="T28">vom Nutzer b</text:span>ewertet.</text:p>
      <text:p text:style-name="P37"/>
      <text:p text:style-name="P39">Ausnahmen:</text:p>
      <text:p text:style-name="P39"><text:tab/><text:span text:style-name="T29">Keine.</text:span></text:p>
      <text:p text:style-name="P37"/>
      <text:p text:style-name="P39">Spezielle Anforderungen:</text:p>
      <text:p text:style-name="P39"><text:tab/><text:span text:style-name="T28">K</text:span>eine.</text:p>
      <text:p text:style-name="P39"/>
      <text:p text:style-name="P57">Sonderfall:</text:p>
      <text:p text:style-name="P57"><text:tab/><text:span text:style-name="T25">Wenn das Medium mit 5 Sternen bewertet wird, wird dieses automatisch favorisiert.</text:span></text:p>
      <text:p text:style-name="P214"><text:tab/></text:p>
      <text:p text:style-name="P39"/>
      <text:p text:style-name="P86">Name: Medium <text:span text:style-name="T44">ent</text:span>favorisieren</text:p>
      <text:p text:style-name="P86"/>
      <text:p text:style-name="P86">Beteiligte Akteure:</text:p>
      <text:p text:style-name="P86"><text:tab/>Benutzer.</text:p>
      <text:p text:style-name="P86"/>
      <text:p text:style-name="P86">Anfangsbedingungen:</text:p>
      <text:p text:style-name="P86"><text:tab/>Der Akteur ist im System angemeldet <text:span text:style-name="T45">und hat ein favorisiertes Medium.</text:span></text:p>
      <text:p text:style-name="P86">Ereignisfluss: </text:p>
      <text:p text:style-name="P86"><text:tab/>Der Akteur bewertet das Medium entsprechend des Anwendungsfalls <text:span text:style-name="T36">"</text:span>Medium bewerten<text:span text:style-name="T36">" <text:tab/>mit weniger als der Maximalpunktzahl.</text:span></text:p>
      <text:p text:style-name="P86"><text:tab/>Das System speichert nun automatisch die <text:span text:style-name="T46">entf</text:span>avorisierung <text:span text:style-name="T46">und zeigt dies dem Akteur </text:span><text:soft-page-break/><text:span text:style-name="T46"><text:tab/>entsprechend nicht mehr an.</text:span></text:p>
      <text:p text:style-name="P86"/>
      <text:p text:style-name="P86">Abschlussbedingungen:</text:p>
      <text:p text:style-name="P86"><text:tab/><text:span text:style-name="T40">Das </text:span>Medium ist <text:span text:style-name="T40">für den Akteur nicht mehr als favorisiert markiert und im System <text:tab/>gespeichert</text:span>.</text:p>
      <text:p text:style-name="P86"/>
      <text:p text:style-name="P86">Ausnahmen:</text:p>
      <text:p text:style-name="P86"><text:tab/><text:span text:style-name="T42">K</text:span>eine.</text:p>
      <text:p text:style-name="P86"/>
      <text:p text:style-name="P86">Spezielle Anforderungen:</text:p>
      <text:p text:style-name="P86"><text:tab/><text:span text:style-name="T43">K</text:span>eine.</text:p>
      <text:p text:style-name="P236"/>
      <text:p text:style-name="P86"/>
      <text:p text:style-name="P189"><text:span text:style-name="T87">Name: Medium </text:span><text:span text:style-name="T95">e</text:span><text:span text:style-name="T87">ntsperren</text:span></text:p>
      <text:p text:style-name="P181">Beteiligte Akteure: </text:p>
      <text:p text:style-name="P181"><text:tab/>Administrator.</text:p>
      <text:p text:style-name="P181"/>
      <text:p text:style-name="P181">Anfangsbedingungen:</text:p>
      <text:p text:style-name="P181"><text:tab/>Der <text:span text:style-name="T104">Akteur</text:span> ist im System <text:span text:style-name="T104">angemeldet</text:span>.</text:p>
      <text:p text:style-name="P181"/>
      <text:p text:style-name="P181">Ereignisfluss:</text:p>
      <text:list xml:id="list6083295675322123025" text:style-name="L14">
        <text:list-header>
          <text:p text:style-name="P188"><text:span text:style-name="T87">Der </text:span><text:span text:style-name="T88">Akteur</text:span><text:span text:style-name="T87"> wähl</text:span><text:span text:style-name="T88">t</text:span><text:span text:style-name="T87"> in der Medienliste ein Medium aus.</text:span></text:p>
          <text:p text:style-name="P152">Der <text:span text:style-name="T105">Akteur</text:span> klickt auf den "Medium entsperren” Button.</text:p>
          <text:p text:style-name="P152">Das System signalisiert den <text:span text:style-name="T106">Akteur</text:span> optisch, dass das Medium nicht gesperrt ist.</text:p>
        </text:list-header>
      </text:list>
      <text:p text:style-name="P184"/>
      <text:p text:style-name="P181">Abschlussbedingungen:</text:p>
      <text:p text:style-name="P181"><text:tab/>Das Medium ist nicht gesperrt und kann daher <text:span text:style-name="T107">wieder </text:span>von Benutzern aufgerufen <text:span text:style-name="T107">und in <text:tab/>Wiedergabelisten abgespielt werden.</text:span></text:p>
      <text:p text:style-name="P181"><text:tab/>Außerdem ist das Medium nicht optisch als gesperrt markiert.</text:p>
      <text:p text:style-name="P181"/>
      <text:p text:style-name="P181">Ausnahmen: </text:p>
      <text:p text:style-name="P181"><text:tab/>Ke<text:span text:style-name="T108">i</text:span>ne.</text:p>
      <text:p text:style-name="P181"/>
      <text:p text:style-name="P181">Spezielle Anforderungen:</text:p>
      <text:p text:style-name="P149"><text:tab/>Keine.</text:p>
      <text:p text:style-name="P261"/>
      <text:p text:style-name="P149"/>
      <text:p text:style-name="P90">Name: Medium favorisieren</text:p>
      <text:p text:style-name="P84"/>
      <text:p text:style-name="P84">Beteiligte Akteure:</text:p>
      <text:p text:style-name="P84"><text:tab/>Benutzer.</text:p>
      <text:p text:style-name="P84"/>
      <text:p text:style-name="P84">Anfangsbedingungen:</text:p>
      <text:p text:style-name="P84"><text:tab/>Der Akteur ist im System angemeldet.</text:p>
      <text:p text:style-name="P84"/>
      <text:p text:style-name="P84">Ereignisfluss: </text:p>
      <text:p text:style-name="P84"><text:tab/>Der Akteur bewertet das Medium entsprechend des Anwendungsfalls <text:span text:style-name="T36">"</text:span>Medium bewerten<text:span text:style-name="T36">" <text:tab/></text:span>mit der Höchstpunktzahl.</text:p>
      <text:p text:style-name="P84"><text:tab/>Das System speichert nun automatisch die Favorisierung und zeigt dem <text:span text:style-name="T41">Akteur</text:span> bei dem <text:tab/>Medium an, dass er es favorisiert.</text:p>
      <text:p text:style-name="P84"/>
      <text:p text:style-name="P84">Abschlussbedingungen:</text:p>
      <text:p text:style-name="P84"><text:soft-page-break/><text:tab/><text:span text:style-name="T40">Das </text:span>Medium ist <text:span text:style-name="T40">für den Akteur als favorisiert markiert und im System gespeichert</text:span>.</text:p>
      <text:p text:style-name="P84">Ausnahmen:</text:p>
      <text:p text:style-name="P84"><text:tab/><text:span text:style-name="T42">K</text:span>eine.</text:p>
      <text:p text:style-name="P84"/>
      <text:p text:style-name="P84">Spezielle Anforderungen:</text:p>
      <text:p text:style-name="P84"><text:tab/><text:span text:style-name="T43">K</text:span>eine.</text:p>
      <text:p text:style-name="P234"/>
      <text:p text:style-name="P84"/>
      <text:p text:style-name="P289">Name: Medium hinzufügen</text:p>
      <text:p text:style-name="P289"/>
      <text:p text:style-name="P289">Beteiligte Akteure:</text:p>
      <text:p text:style-name="P289"><text:tab/>Benutzer.</text:p>
      <text:p text:style-name="P289"/>
      <text:p text:style-name="P289">Anfangsbedingungen:</text:p>
      <text:p text:style-name="P289"><text:tab/>Der Akteur ist im System angemeldet.</text:p>
      <text:p text:style-name="P289"/>
      <text:p text:style-name="P289">Ereignisfluss:</text:p>
      <text:p text:style-name="P289"><text:tab/>Der Akteur klickt auf "Medium Hinzufügen".</text:p>
      <text:p text:style-name="P289"><text:tab/>Es öffnet sich ein neues Fenster, in dem der Akteur die Meta<text:span text:style-name="T178">d</text:span>aten des hochzuladenden <text:tab/>Mediums eingeben kann. <text:span text:style-name="T177">Legt ein Label-Manager das Medium für einen seinem Label <text:tab/>zugeordneten Künstler an, so muss er diesen aus einem Menü auswählen. Andernfalls wird <text:tab/>der Akteur automatisch als Interpret gesetzt.</text:span></text:p>
      <text:p text:style-name="P289"><text:tab/>Außerdem kann er eine Musik-Datei in seinem lokalen Dateisystem aussuchen und <text:tab/>hochladen. Verzichtet er darauf, wird das Medium automatisch als Ankündigung erstellt.</text:p>
      <text:p text:style-name="P289"><text:tab/>Anschließend klickt er auf "Medium hinzufügen".</text:p>
      <text:p text:style-name="P289"><text:tab/>Das System legt nun ein neues Medium mit den <text:span text:style-name="T175">eingegebenen Metad</text:span>aten und ggf. der <text:tab/>hochgeladenen Musik-Datei an.</text:p>
      <text:p text:style-name="P289"><text:tab/><text:span text:style-name="T177">Hat der Akteur ein eigenes Medium hochgeladen, so gilt er nun automatisch als Künstler im <text:tab/>System, falls er es nicht ohnehin schon war.</text:span></text:p>
      <text:p text:style-name="P289"/>
      <text:p text:style-name="P295">Abschlussbedingungen:</text:p>
      <text:p text:style-name="P295"><text:tab/>Das neue Medium ist im System eingetragen, über die Suche <text:span text:style-name="T176">auf</text:span>findbar.</text:p>
      <text:p text:style-name="P295"/>
      <text:p text:style-name="P300">Ausnahmen:</text:p>
      <text:p text:style-name="P300"><text:tab/>Hat der Akteur keinen Titel für das Medium angegeben, so wird er sofort darüber informiert <text:tab/>und kann die Metadaten entsprechend anpassen.</text:p>
      <text:p text:style-name="P300"><text:tab/><text:span text:style-name="T179">War die ausgewählte Musik-Datei zu groß (größer als 10MB) oder in einem ungültigen <text:tab/>Dateiformat, so wird <text:tab/>der Benutzer darüber informiert und kann dies direkt bearbeiten.</text:span></text:p>
      <text:p text:style-name="P300"><text:tab/><text:span text:style-name="T179">Tritt eine dieser Ausnahmen ein, wird das Medium im System nicht angelegt.</text:span></text:p>
      <text:p text:style-name="P300"/>
      <text:p text:style-name="P305">Spezielle Anforderungen:</text:p>
      <text:p text:style-name="P305"><text:tab/>Keine.</text:p>
      <text:p text:style-name="P334"/>
      <text:p text:style-name="P305"/>
      <text:p text:style-name="P102">Name: <text:span text:style-name="T62">Medium</text:span> kommentieren</text:p>
      <text:p text:style-name="P100"/>
      <text:p text:style-name="P100">Beteiligte Akteure:</text:p>
      <text:p text:style-name="P100"><text:soft-page-break/><text:tab/><text:span text:style-name="T56">Benutzer.</text:span></text:p>
      <text:p text:style-name="P100"/>
      <text:p text:style-name="P100">Anfangsbedingungen:</text:p>
      <text:p text:style-name="P100"><text:tab/><text:span text:style-name="T56">Der Akteur ist im System angemeldet.</text:span></text:p>
      <text:p text:style-name="P100"/>
      <text:p text:style-name="P100">Ereignisfluss:</text:p>
      <text:p text:style-name="P100"><text:tab/><text:span text:style-name="T56">Der Akteur</text:span> wählt <text:span text:style-name="T60">das</text:span> zu kommentierende <text:span text:style-name="T62">Medium</text:span> aus und klickt auf Kommentieren.</text:p>
      <text:p text:style-name="P100"><text:tab/>Anschließend wird der <text:span text:style-name="T56">Akteur</text:span> von System aufgefordert einen Text einzugeben.</text:p>
      <text:p text:style-name="P100"><text:tab/>Das System speichert den Kommentar und zeigt <text:span text:style-name="T56">ihn</text:span> bei de<text:span text:style-name="T60">m Medium</text:span> an.</text:p>
      <text:p text:style-name="P100"/>
      <text:p text:style-name="P100">Abschlussbedingungen:</text:p>
      <text:p text:style-name="P100"><text:tab/><text:span text:style-name="T57">Der </text:span>Kommentar ist abgespeichert <text:span text:style-name="T63">und wird öffentlich angezeigt.</text:span></text:p>
      <text:p text:style-name="P100"/>
      <text:p text:style-name="P100">Ausnahmen:</text:p>
      <text:p text:style-name="P100"><text:tab/>Wenn der Text leer oder zu groß (mehr als 256 Zeichen) ist, wird der Benutzer <text:tab/>benachrichtigt und <text:span text:style-name="T58">kann den Text bearbeiten.</text:span></text:p>
      <text:p text:style-name="P100"/>
      <text:p text:style-name="P100">Spezielle Anforderungen:</text:p>
      <text:p text:style-name="P105"><text:tab/><text:span text:style-name="T58">K</text:span>eine.</text:p>
      <text:p text:style-name="P331"/>
      <text:p text:style-name="P285"/>
      <text:p text:style-name="P310"><text:span text:style-name="T96">Name: Medium </text:span><text:span text:style-name="T97">löschen</text:span></text:p>
      <text:p text:style-name="P291"/>
      <text:p text:style-name="P291">Beteiligte Akteure:</text:p>
      <text:p text:style-name="P291"><text:tab/><text:span text:style-name="T184">Künstler ODER Label-Manager ODER Administrator</text:span>.</text:p>
      <text:p text:style-name="P291"/>
      <text:p text:style-name="P291">Anfangsbedingungen:</text:p>
      <text:p text:style-name="P291"><text:tab/>Der Akteur ist im System angemeldet.</text:p>
      <text:p text:style-name="P291"/>
      <text:p text:style-name="P291">Ereignisfluss:</text:p>
      <text:p text:style-name="P291"><text:tab/><text:span text:style-name="T185">Der Akteur wählt sein Medium aus und klickt auf "Medium löschen".</text:span></text:p>
      <text:p text:style-name="P291"><text:tab/><text:span text:style-name="T185">Er muss bestätigen, ob er das Medium wirklich löschen möchte.</text:span></text:p>
      <text:p text:style-name="P308"><text:tab/>Wenn dem so ist, so wird das Medium im System als gelöscht markiert.</text:p>
      <text:p text:style-name="P291"/>
      <text:p text:style-name="P296">Abschlussbedingungen:</text:p>
      <text:p text:style-name="P296"><text:tab/>Das Medium ist im System <text:span text:style-name="T185">nun als gelöscht markiert</text:span>, <text:span text:style-name="T185">also</text:span> über die Suche <text:span text:style-name="T185">nicht mehr<text:tab/>auffindbar und wird in Wiedergabelisten entsprechend des Anwendungsfalles <text:tab/>"Wiedergabeliste abspielen" <text:tab/>behandelt.</text:span></text:p>
      <text:p text:style-name="P296"/>
      <text:p text:style-name="P301">Ausnahmen:</text:p>
      <text:p text:style-name="P301"><text:tab/><text:span text:style-name="T186">Keine.</text:span></text:p>
      <text:p text:style-name="P301"/>
      <text:p text:style-name="P306">Spezielle Anforderungen:</text:p>
      <text:p text:style-name="P185"><text:span text:style-name="T96"><text:tab/>Keine.</text:span></text:p>
      <text:p text:style-name="P242"/>
      <text:p text:style-name="P100"/>
      <text:p text:style-name="P132"><text:span text:style-name="T99">Name: Medium sperren</text:span></text:p>
      <text:p text:style-name="P134"/>
      <text:p text:style-name="P134"><text:soft-page-break/>Beteiligte Akteure:</text:p>
      <text:p text:style-name="P134"><text:tab/>Administrator.</text:p>
      <text:p text:style-name="P134"/>
      <text:p text:style-name="P136">Anfangsbedingungen:</text:p>
      <text:p text:style-name="P136"><text:tab/>Der Akteur ist im System angemeldet.</text:p>
      <text:p text:style-name="P136"/>
      <text:p text:style-name="P138">Ereignisfluss:</text:p>
      <text:p text:style-name="P140"><text:span text:style-name="T86"><text:tab/></text:span><text:span text:style-name="T4">Der Akteur wähl</text:span><text:span text:style-name="T3">t</text:span><text:span text:style-name="T4"> in der Medienliste ein Medium aus.</text:span></text:p>
      <text:p text:style-name="P140"><text:span text:style-name="T4"><text:tab/></text:span><text:span text:style-name="T2">Der </text:span><text:span text:style-name="T4">Akteur</text:span><text:span text:style-name="T2"> klickt auf den "Medium sperren” Button.</text:span></text:p>
      <text:p text:style-name="P142"><text:tab/>Das System signalisiert den Akteur <text:span text:style-name="T102">optisch</text:span>, dass das<text:span text:style-name="T101"> </text:span>Medium <text:span text:style-name="T103">nun</text:span> gesperrt ist.</text:p>
      <text:p text:style-name="P142"/>
      <text:p text:style-name="P144">Abschlussbedingungen:</text:p>
      <text:p text:style-name="P144"><text:tab/>Das Medium ist als gesperrt gespeichert und kann daher nicht mehr von Benutzern <text:tab/>aufgerufen werden und wird in Wiedergabelisten entsprechend der Anwendungsfall-<text:tab/>Ausnahme<text:span text:style-name="T81"> "</text:span>Medium abspielen – Medium nicht verfügbar<text:span text:style-name="T81">" </text:span>behandelt.</text:p>
      <text:p text:style-name="P144"><text:tab/>Außerdem ist das Medium optisch als gesperrt markiert.</text:p>
      <text:p text:style-name="P144"/>
      <text:p text:style-name="P146">Ausnahmen:</text:p>
      <text:p text:style-name="P146"><text:tab/>Keine.</text:p>
      <text:p text:style-name="P146"/>
      <text:p text:style-name="P146">Spezielle Anforderungen:</text:p>
      <text:p text:style-name="P146"><text:tab/>Keine.</text:p>
      <text:p text:style-name="P258"/>
      <text:p text:style-name="P146"/>
      <text:p text:style-name="P192"><text:span text:style-name="T87">Name: News erstellen</text:span></text:p>
      <text:p text:style-name="P180"/>
      <text:p text:style-name="P180">Beteiligte Akteure: </text:p>
      <text:p text:style-name="P180"><text:tab/>Künstler ODER Label-Manager.</text:p>
      <text:p text:style-name="P180"/>
      <text:p text:style-name="P180">Anfangsbedingungen:</text:p>
      <text:p text:style-name="P180"><text:tab/>Der <text:span text:style-name="T109">Akteur</text:span> ist im System <text:span text:style-name="T109">angemeldet.</text:span></text:p>
      <text:p text:style-name="P180"/>
      <text:p text:style-name="P180">Ereignisfluss:</text:p>
      <text:list xml:id="list5897707206170102193" text:style-name="L15">
        <text:list-header>
          <text:p text:style-name="P191"><text:span text:style-name="T87">Der </text:span><text:span text:style-name="T89">Akteur</text:span><text:span text:style-name="T87"> klickt im System den "News erstellen” Button an.</text:span></text:p>
          <text:p text:style-name="P157">Das System antwortet mit der Bereitstellung eines Eingabeformulars.</text:p>
          <text:p text:style-name="P157">Der <text:span text:style-name="T110">Akteur</text:span> gibt einen Text in das Eingabeformular ein und sendet es mit einem Klick auf den "News veröffentlichen" Button ab.</text:p>
          <text:p text:style-name="P157">Das System zeigt dem <text:span text:style-name="T111">Akteur</text:span> eine Bestätigung an, dass die News veröffentlicht wurde.</text:p>
        </text:list-header>
      </text:list>
      <text:p text:style-name="P180"/>
      <text:p text:style-name="P180">Abschlussbedingungen:</text:p>
      <text:p text:style-name="P180"><text:tab/>Die News ist <text:span text:style-name="T112">auf der Profilseite veröffentlicht, alle Benutzer, die den Akteur bzw. sein Label <text:tab/>favorisiert haben, erhalten eine Benachrichtigung.</text:span></text:p>
      <text:p text:style-name="P180"><text:tab/><text:span text:style-name="T113">Der Akteur erhält eine Bestätigung über die Veröffentlichung seiner News.</text:span></text:p>
      <text:p text:style-name="P180"/>
      <text:p text:style-name="P180">Ausnahmen: </text:p>
      <text:p text:style-name="P180"><text:tab/><text:span text:style-name="T114">Wenn der Text leer oder zu lang (mehr als 4096 Zeichen), wird der Akteur direkt darüber <text:tab/>informiert und kann den Text direkt bearbeiten.</text:span></text:p>
      <text:p text:style-name="P180"/>
      <text:p text:style-name="P180">Spezielle Anforderungen:</text:p>
      <text:p text:style-name="P155"><text:tab/><text:span text:style-name="T115">K</text:span>eine.</text:p>
      <text:p text:style-name="P263"/>
      <text:p text:style-name="P155"/>
      <text:p text:style-name="P103"><text:soft-page-break/>Name: News kommentieren</text:p>
      <text:p text:style-name="P91"/>
      <text:p text:style-name="P91">Beteiligte Akteure:</text:p>
      <text:p text:style-name="P91"><text:tab/><text:span text:style-name="T56">Benutzer.</text:span></text:p>
      <text:p text:style-name="P91"/>
      <text:p text:style-name="P91">Anfangsbedingungen:</text:p>
      <text:p text:style-name="P91"><text:tab/><text:span text:style-name="T56">Der Akteur ist im System angemeldet.</text:span></text:p>
      <text:p text:style-name="P91"/>
      <text:p text:style-name="P92">Ereignisfluss:</text:p>
      <text:p text:style-name="P92"><text:tab/><text:span text:style-name="T56">Der Akteur</text:span> wählt die zu kommentierende News aus und klickt auf Kommentieren.</text:p>
      <text:p text:style-name="P91"><text:tab/>Anschließend wird der <text:span text:style-name="T56">Akteur</text:span> von System aufgefordert einen Text einzugeben.</text:p>
      <text:p text:style-name="P91"><text:tab/>Das System speichert den Kommentar und zeigt <text:span text:style-name="T56">ihn</text:span> bei <text:span text:style-name="T61">der</text:span> News an.</text:p>
      <text:p text:style-name="P91"/>
      <text:p text:style-name="P91">Abschlussbedingungen:</text:p>
      <text:p text:style-name="P96"><text:tab/><text:span text:style-name="T57">Der </text:span>Kommentar ist abgespeichert <text:span text:style-name="T63">und wird öffentlich angezeigt.</text:span></text:p>
      <text:p text:style-name="P91"/>
      <text:p text:style-name="P93">Ausnahmen:</text:p>
      <text:p text:style-name="P93"><text:tab/>Wenn der Text leer oder zu groß (mehr als 256 Zeichen) ist, wird der Benutzer <text:tab/>benachrichtigt und <text:span text:style-name="T58">kann den Text bearbeiten.</text:span></text:p>
      <text:p text:style-name="P91"/>
      <text:p text:style-name="P93">Spezielle Anforderungen:</text:p>
      <text:p text:style-name="P93"><text:tab/><text:span text:style-name="T58">K</text:span>eine.</text:p>
      <text:p text:style-name="P237"/>
      <text:p text:style-name="P93"/>
      <text:p text:style-name="P106">Name: Profil bearbeiten</text:p>
      <text:p text:style-name="P106"/>
      <text:p text:style-name="P106">Beteiligte Akteure: </text:p>
      <text:p text:style-name="P106"><text:tab/>Benutzer.</text:p>
      <text:p text:style-name="P106"/>
      <text:p text:style-name="P106">Anfangsbedingungen:</text:p>
      <text:p text:style-name="P106"><text:tab/>Der Akteur ist im System angemeldet.</text:p>
      <text:p text:style-name="P106"/>
      <text:p text:style-name="P106">Ereignisfluss:</text:p>
      <text:p text:style-name="P106"><text:tab/>Der Akteur klickt auf seinem eigenen Profil oder auf dem Profil eines Labels, dessen <text:tab/>Manager er ist, auf "Profil bearbeiten".</text:p>
      <text:p text:style-name="P107"><text:tab/>Ihm wird daraufhin das Profil angezeigt und er hat <text:tab/>die Möglichkeit jeden einzelnen Eintrag <text:tab/>zu ändern.</text:p>
      <text:p text:style-name="P108"><text:tab/>Anschließend kann er entweder auf "Abbrechen" klicken, um die <text:tab/>Änderungen zu <text:tab/>verwerfen, oder auf "Speichern", um die Änderungen zu übernehmen.</text:p>
      <text:p text:style-name="P108"><text:tab/>Nach der Bearbeitung wird er auf die Profilseite weitergeleitet.</text:p>
      <text:p text:style-name="P106"/>
      <text:p text:style-name="P106">Abschlussbedingungen:</text:p>
      <text:p text:style-name="P106"><text:tab/><text:span text:style-name="T66">Die Änderungen werden im System gespeichert und das Profil aktualisiert angezeigt.</text:span></text:p>
      <text:p text:style-name="P106"/>
      <text:p text:style-name="P106">Ausnahmen:</text:p>
      <text:p text:style-name="P109"><text:tab/>Sollte der <text:span text:style-name="T67">Akteur</text:span> falsche Formulardaten angegeben haben, wie beispielsweise leere <text:tab/>Pflichtfelder, ein inkorrektes Format oder die Mail-Adresse wird bereits genutzt, so wird <text:tab/>ihm ein entsprechender Hinweis angezeigt.</text:p>
      <text:p text:style-name="P109"><text:tab/>Er bleibt weiterhin auf der "Profil bearbeiten"-Seite und hat die Möglichkeit seine <text:tab/>Angaben anzupassen.</text:p>
      <text:p text:style-name="P106"/>
      <text:p text:style-name="P106">Spezielle Anforderungen :</text:p>
      <text:p text:style-name="P106"><text:soft-page-break/><text:tab/>Keine.</text:p>
      <text:p text:style-name="P245"/>
      <text:p text:style-name="P110"/>
      <text:p text:style-name="P121">Name: Profil entsperren</text:p>
      <text:p text:style-name="P121"/>
      <text:p text:style-name="P121">Beteiligte Akteure:</text:p>
      <text:p text:style-name="P121"><text:tab/>Administrator.</text:p>
      <text:p text:style-name="P121"/>
      <text:p text:style-name="P121">Anfangsbedingungen:</text:p>
      <text:p text:style-name="P121"><text:tab/>Der Akteur ist im System angemeldet.</text:p>
      <text:p text:style-name="P121"><text:tab/>Profil ist gesperrt.</text:p>
      <text:p text:style-name="P121"/>
      <text:p text:style-name="P121">Ereignisfluss:</text:p>
      <text:p text:style-name="P121"><text:tab/>Der <text:span text:style-name="T74">Akteur</text:span> ruft das Profil eines gesperrten Benutzers auf.</text:p>
      <text:p text:style-name="P121"><text:tab/><text:span text:style-name="T75">Ihm wird</text:span> der "Profil entsperren"-Button angezeigt.</text:p>
      <text:p text:style-name="P121"><text:tab/>Er klickt auf den Button und erhält eine Bestätigung, dass der Benutzer entsperrt wurde.</text:p>
      <text:p text:style-name="P121"/>
      <text:p text:style-name="P121">Abschlussbedingungen:</text:p>
      <text:p text:style-name="P121"><text:tab/>Das Profil wurde entsperrt und ist wieder für andere Benutzer einsehbar.</text:p>
      <text:p text:style-name="P121"/>
      <text:p text:style-name="P121">Ausnahmen:</text:p>
      <text:p text:style-name="P121"><text:tab/>Keine.</text:p>
      <text:p text:style-name="P121"/>
      <text:p text:style-name="P121">Spezielle Anforderungen :</text:p>
      <text:p text:style-name="P121"><text:tab/>Keine.</text:p>
      <text:p text:style-name="P252"/>
      <text:p text:style-name="P121"/>
      <text:p text:style-name="P118">Name: Profil sperren</text:p>
      <text:p text:style-name="P116"/>
      <text:p text:style-name="P116">Beteiligte Akteure: </text:p>
      <text:p text:style-name="P116"><text:tab/>Administrator.</text:p>
      <text:p text:style-name="P116"/>
      <text:p text:style-name="P116">Anfangsbedingungen:</text:p>
      <text:p text:style-name="P116"><text:tab/>Der Administrator ist im System angemeldet.</text:p>
      <text:p text:style-name="P116"><text:tab/>Profil ist nicht gesperrt.</text:p>
      <text:p text:style-name="P116"/>
      <text:p text:style-name="P116">Ereignisfluss:</text:p>
      <text:p text:style-name="P117"><text:tab/>Der Akteur ruft das Profil eines Benutzers auf. </text:p>
      <text:p text:style-name="P117"><text:tab/>Ihm wird dort die Schaltfläche "Benutzer sperren" angezeigt, die nur dann sichtbar ist, wenn <text:tab/>der <text:span text:style-name="T73">Akteur</text:span> ein Administrator <text:tab/>ist. </text:p>
      <text:p text:style-name="P117"><text:tab/>Dem <text:span text:style-name="T73">Akteur</text:span> wird daraufhin ein Formular angezeigt, in dem er einen Grund für die Sperrung <text:tab/>eingeben kann. Er bestätigt das Formular mit "OK", um das Profil zu sperren.</text:p>
      <text:p text:style-name="P117"/>
      <text:p text:style-name="P116">Abschlussbedingungen:</text:p>
      <text:p text:style-name="P116"><text:tab/>Das Profil <text:span text:style-name="T73">wird als gesperrt im System gespeichert und ist durch normale Nutzer nicht mehr <text:tab/>aufrufbar.</text:span></text:p>
      <text:p text:style-name="P116"/>
      <text:p text:style-name="P116">Ausnahmen:</text:p>
      <text:p text:style-name="P116"><text:tab/>Keine.</text:p>
      <text:p text:style-name="P116"/>
      <text:p text:style-name="P116">Spezielle Anforderungen :</text:p>
      <text:p text:style-name="P116"><text:tab/>Keine.</text:p>
      <text:p text:style-name="P250"><text:soft-page-break/></text:p>
      <text:p text:style-name="P116"/>
      <text:p text:style-name="P194"><text:span text:style-name="T87">Name: Registrieren</text:span></text:p>
      <text:p text:style-name="P163"/>
      <text:p text:style-name="P163">Beteiligte Akteure:</text:p>
      <text:p text:style-name="P163"><text:tab/>Benutzer.</text:p>
      <text:p text:style-name="P163"/>
      <text:p text:style-name="P163">Anfangsbedingungen:</text:p>
      <text:p text:style-name="P163"><text:tab/><text:span text:style-name="T124">Keine.</text:span></text:p>
      <text:p text:style-name="P163"/>
      <text:p text:style-name="P163">Ereignisfluss:</text:p>
      <text:p text:style-name="P163"><text:tab/>Der Benutzer klickt auf den Registrieren Button und bekommt ein Formular mit den <text:tab/>Feldern: Name, Geschlecht, Geburtsdatum, Email, Passwort und Passwort wiederholen.</text:p>
      <text:p text:style-name="P163"/>
      <text:p text:style-name="P163"><text:s/><text:tab/>Dabei sind Name, Email, Passwort und Passwort wiederholen Pflichtfelder. </text:p>
      <text:p text:style-name="P163"><text:tab/>Wenn er alle Pflichtfelder ordnungsgemäß ausgefüllt hat, muss er noch einen Haken bei den <text:tab/>AGBs und Datenschutz setzen und kann dann auf Registrieren klicken, woraufhin ein <text:tab/>Account angelegt wird.</text:p>
      <text:p text:style-name="P163"/>
      <text:p text:style-name="P163">Abschlussbedingungen</text:p>
      <text:p text:style-name="P163"><text:tab/>Für den Akteur existiert nun ein Account für die eingegebenen Daten <text:span text:style-name="T123">unter</text:span> dem er sich <text:tab/>anmelden kann.</text:p>
      <text:p text:style-name="P163"/>
      <text:p text:style-name="P163">Ausnahmen</text:p>
      <text:p text:style-name="P164"><text:tab/>Pflichtfelder sind nicht ausgefüllt, Passwort und Passwort wiederholen sind nicht gleich, die <text:tab/>Email-Adresse wird schon verwendet.</text:p>
      <text:p text:style-name="P164"><text:tab/>Die Eingaben in den Feldern haben die falsche Form, zB kein @ in der Email-Adresse.</text:p>
      <text:p text:style-name="P164"><text:tab/>Die AGBs und Datenschutzbestimmungen wurden nicht akzeptiert. Sollte einer dieser <text:tab/>Ausnahmefälle <text:span text:style-name="T125">eintreten,</text:span> wird der <text:span text:style-name="T126">Akteur</text:span> benachrichtigt <text:span text:style-name="T127">G</text:span>egebenes zu korrigieren und es <text:tab/>wird <text:span text:style-name="T128">noch kein Account angelegt.</text:span></text:p>
      <text:p text:style-name="P163"/>
      <text:p text:style-name="P163">Spezielle Anforderungen</text:p>
      <text:p text:style-name="P163"><text:tab/><text:span text:style-name="T129">Keine.</text:span></text:p>
      <text:p text:style-name="P266"/>
      <text:p text:style-name="P163"/>
      <text:p text:style-name="P167">Name: Suchen</text:p>
      <text:p text:style-name="P167"/>
      <text:p text:style-name="P167">Beteiligte Akteure:</text:p>
      <text:p text:style-name="P167"><text:tab/>Benutzer.</text:p>
      <text:p text:style-name="P167"/>
      <text:p text:style-name="P167">Anfangsbedingungen:</text:p>
      <text:p text:style-name="P167"><text:tab/>Der Akteur ist im System angemeldet.</text:p>
      <text:p text:style-name="P167"/>
      <text:p text:style-name="P167">Ereignisfluss:</text:p>
      <text:p text:style-name="P168"><text:tab/>Der <text:span text:style-name="T135">Akteur</text:span> klickt in das Suchentextfeld, gibt an, nach welchem Schlüsselwörtern er suchen <text:tab/>möchte.</text:p>
      <text:p text:style-name="P168"><text:tab/>Er kann zusätzlich die Filterfunktion aktivieren, ob Benutz<text:span text:style-name="T135">er</text:span>profile, Künstlerprofile, <text:tab/>Labelprofile oder Alben angezeigt werden sollen.</text:p>
      <text:p text:style-name="P168"><text:tab/>Zusätzlich kann er eine Sortierung wählen, wie z.B. <text:span text:style-name="T135">a</text:span>lphabetisch, nach Hochladedatum oder <text:tab/>Bewertung.</text:p>
      <text:p text:style-name="P167"><text:tab/><text:span text:style-name="T136">Schließlich</text:span> klickt er auf den Suchen Button.</text:p>
      <text:p text:style-name="P167"><text:tab/>Das System zeigt ihm die <text:span text:style-name="T136">gewünschte</text:span> Liste <text:span text:style-name="T137">der Ergebnisse</text:span> an.</text:p>
      <text:p text:style-name="P167"><text:soft-page-break/></text:p>
      <text:p text:style-name="P167">Abschlussbedingungen</text:p>
      <text:p text:style-name="P167"><text:tab/>Der Benutzer bekommt eine von ihm gewünschte Liste sortiert angezeigt, die ggf. auch leer <text:tab/>sein kann.</text:p>
      <text:p text:style-name="P167"/>
      <text:p text:style-name="P167">Ausnahmen</text:p>
      <text:p text:style-name="P167"><text:tab/><text:span text:style-name="T138">Keine.</text:span></text:p>
      <text:p text:style-name="P167"/>
      <text:p text:style-name="P167">Spezielle Anforderungen</text:p>
      <text:p text:style-name="P167"><text:tab/><text:span text:style-name="T139">Keine.</text:span></text:p>
      <text:p text:style-name="P269"/>
      <text:p text:style-name="P167"/>
      <text:p text:style-name="P172">Name: Wiedergabelist abspielen</text:p>
      <text:p text:style-name="P172"/>
      <text:p text:style-name="P172">Beteiligte Akteure:</text:p>
      <text:p text:style-name="P172"><text:tab/>Benutzer.</text:p>
      <text:p text:style-name="P172"/>
      <text:p text:style-name="P172">Anfangsbedingungen:</text:p>
      <text:p text:style-name="P172"><text:tab/>Der Benutzer ist im System angemeldet.</text:p>
      <text:p text:style-name="P172"/>
      <text:p text:style-name="P172">Ereignisfluss:</text:p>
      <text:p text:style-name="P173"><text:tab/>Der <text:span text:style-name="T143">Akteur</text:span> wählt eine Wiedergabeliste aus und klickt auf abspielen.</text:p>
      <text:p text:style-name="P173"><text:tab/>Das <text:span text:style-name="T144">erste</text:span> Medium in der Wiedergabelist wird dann <text:span text:style-name="T144">entsprechend des Anwendungsfalls <text:tab/>"Medium abspielen" abgespielt</text:span>.</text:p>
      <text:p text:style-name="P173"><text:tab/>Wenn das Medium abgespielt wurde wird mit dem nächsten Medium in der Liste</text:p>
      <text:p text:style-name="P173"><text:tab/>fortgefahren.</text:p>
      <text:p text:style-name="P172"/>
      <text:p text:style-name="P172">Abschlussbedingungen</text:p>
      <text:p text:style-name="P172"><text:tab/>Die Wiedergabeliste wird abgespielt.</text:p>
      <text:p text:style-name="P172"/>
      <text:p text:style-name="P172">Ausnahmen</text:p>
      <text:p text:style-name="P174"><text:tab/>Sollte <text:span text:style-name="T145">das aktuelle</text:span> Medium nicht verfügbar sein wird, nach einer gewissen Zeit <text:span text:style-name="T145">automatisch <text:tab/></text:span>mit dem nächsten Medium fortgefahren.</text:p>
      <text:p text:style-name="P174"><text:tab/><text:span text:style-name="T145">Auch</text:span> wenn das <text:span text:style-name="T146">aktuelle </text:span>Medium nur eine Ankündigung ist, wird diese angezeigt.</text:p>
      <text:p text:style-name="P172"/>
      <text:p text:style-name="P172">Spezielle Anforderungen</text:p>
      <text:p text:style-name="P172"><text:tab/><text:span text:style-name="T147">Keine.</text:span></text:p>
      <text:p text:style-name="P272"/>
      <text:p text:style-name="P172"/>
      <text:p text:style-name="P282">Name: Wiedergabeliste anlegen</text:p>
      <text:p text:style-name="P282"/>
      <text:p text:style-name="P282">Beteiligte Akteure:</text:p>
      <text:p text:style-name="P314">Benutzer.</text:p>
      <text:p text:style-name="P314"/>
      <text:p text:style-name="P282">Anfangsbedingungen:</text:p>
      <text:p text:style-name="P282"><text:tab/>Der Benutzer ist im System <text:span text:style-name="T153">angemeldet</text:span>.</text:p>
      <text:p text:style-name="P282"/>
      <text:p text:style-name="P282">Ereignisfluss:</text:p>
      <text:p text:style-name="P318">An einem Medium wählt der Benutzer die Option, eine neue Wiedergabeliste zu erstellen.</text:p>
      <text:p text:style-name="P318">Das System fordert den Benutzer dazu auf, einen Titel einzugeben.</text:p>
      <text:p text:style-name="P318"><text:soft-page-break/>Der Benutzer füllt das Textfeld "Titel” aus</text:p>
      <text:p text:style-name="P318">Das Medium wird der Wiedergabeliste hinzugefügt.</text:p>
      <text:p text:style-name="P318"/>
      <text:p text:style-name="P282">Abschlussbedi<text:span text:style-name="T154">n</text:span>gungen:</text:p>
      <text:p text:style-name="P282"><text:tab/>Die Wiedergabeliste <text:span text:style-name="T155">ist angelegt und wird im Profil des Akteurs angezeigt</text:span>.</text:p>
      <text:p text:style-name="P282"/>
      <text:p text:style-name="P282">Ausnahmen:</text:p>
      <text:p text:style-name="P318"><text:span text:style-name="T158">Hat der Akteur </text:span>das Textfeld "Titel” nicht ausgefüllt, <text:span text:style-name="T158">wird er darüber informiert</text:span> <text:span text:style-name="T156">und kann dies direkt ändern.</text:span></text:p>
      <text:p text:style-name="P326"/>
      <text:p text:style-name="P277">Spezielle Anforderungen:</text:p>
      <text:p text:style-name="P277"><text:tab/><text:span text:style-name="T157">Keine.</text:span></text:p>
      <text:p text:style-name="P329"/>
      <text:p text:style-name="P277"/>
      <text:p text:style-name="P284">Name : Wiedergabeliste bearbeiten</text:p>
      <text:p text:style-name="P284"/>
      <text:p text:style-name="P284">Beteiligte Akteure:</text:p>
      <text:p text:style-name="P315">Benutzer.</text:p>
      <text:p text:style-name="P315"/>
      <text:p text:style-name="P284">Anfangsbedingungen:</text:p>
      <text:p text:style-name="P315">Der <text:span text:style-name="T159">Akteur</text:span> ist im System <text:span text:style-name="T160">angemeldet</text:span> und <text:span text:style-name="T161">besitzt eine Wiedergabeliste.</text:span></text:p>
      <text:p text:style-name="P315"/>
      <text:p text:style-name="P284">Ereignisfluss:</text:p>
      <text:p text:style-name="P322">Der Akteur wählt <text:span text:style-name="T170">an seiner</text:span> Wiedergabeliste "Umbenennen” aus.</text:p>
      <text:p text:style-name="P319">Das System fordert den Benutzer dazu auf, einen Titel einzugeben.</text:p>
      <text:p text:style-name="P319">ODER</text:p>
      <text:p text:style-name="P319">An einem Medium, welches er zu seiner Liste hinzufügen möchte, wählt der Benutzer die Option, das Medium einer bestehenden Wiedergabeliste hinzuzufügen.</text:p>
      <text:p text:style-name="P319">In der Auswahl der Wiedergabenlisten wählt der Benutzer die Wiedergabeliste aus, welcher das Medium zugefügt werden soll.</text:p>
      <text:p text:style-name="P319">Das Medium wird der ausgewählten Wiedergabeliste hinzugefügt.</text:p>
      <text:p text:style-name="P319">ODER</text:p>
      <text:p text:style-name="P319">Der Benutzer wählt <text:span text:style-name="T171">seine</text:span> Wiedergabeliste aus.</text:p>
      <text:p text:style-name="P319">Das System zeigt dem Benutzer die Medien an, welche <text:span text:style-name="T163">T</text:span>eil der Wiedergabeliste sind.</text:p>
      <text:p text:style-name="P319">An einem Medium, welches der Benutzer aus seiner Liste löschen möchte, wählt der Benutzer die Option löschen aus.</text:p>
      <text:p text:style-name="P319">Das Medium wird aus der Wiedergabeliste gelöscht.</text:p>
      <text:p text:style-name="P319"/>
      <text:p text:style-name="P284">Abschluss<text:span text:style-name="T164">b</text:span>edi<text:span text:style-name="T165">ng</text:span>ungen:</text:p>
      <text:p text:style-name="P284"><text:tab/>Die Wiedergabeliste wurde erfolgreich geändert.</text:p>
      <text:p text:style-name="P284"/>
      <text:p text:style-name="P284">Ausnahmen:</text:p>
      <text:p text:style-name="P319">Der Benutzer wird sofort informiert, wenn er den Inhalt des Textfeldes "Titel” für die Wiedergabeliste geleert und nicht wieder gefüllt hat <text:span text:style-name="T166">und kann dies ändern</text:span>.</text:p>
      <text:p text:style-name="P319">Falls die Liste durch löschen aller Elemente leer wird, wird sie <text:span text:style-name="T166">automatisch </text:span>gelöscht.</text:p>
      <text:p text:style-name="P319"><text:soft-page-break/></text:p>
      <text:p text:style-name="P278">Spezielle Anforderungen:</text:p>
      <text:p text:style-name="P278"><text:tab/><text:span text:style-name="T167">Keine.</text:span></text:p>
      <text:p text:style-name="P330"/>
      <text:p text:style-name="P278"/>
      <text:p text:style-name="P56">Name: <text:span text:style-name="T35">Wiedergabeliste</text:span> bewerten</text:p>
      <text:p text:style-name="P56"/>
      <text:p text:style-name="P56">Beteiligte Akteure:</text:p>
      <text:p text:style-name="P56"><text:tab/>Benutzer</text:p>
      <text:p text:style-name="P56"/>
      <text:p text:style-name="P56">Anfangsbedingungen:</text:p>
      <text:p text:style-name="P56"><text:tab/><text:span text:style-name="T30">Akteur </text:span>ist im System <text:span text:style-name="T31">angemeldet.</text:span></text:p>
      <text:p text:style-name="P56"/>
      <text:p text:style-name="P56">Ereignisfluss:</text:p>
      <text:p text:style-name="P56"><text:tab/><text:span text:style-name="T32">Der Akteur</text:span> wählt <text:span text:style-name="T35">die</text:span> zu bewertende <text:span text:style-name="T35">Wiedergabeliste</text:span> aus und klickt auf bewerten.</text:p>
      <text:p text:style-name="P56"><text:tab/>Das System zeigt dem <text:span text:style-name="T33">Akteur</text:span> eine Skala von 1 bis 5 an.</text:p>
      <text:p text:style-name="P56"><text:tab/>Der <text:span text:style-name="T33">Akteur</text:span> wählt den Grad seiner Bewertung über die Skala.</text:p>
      <text:p text:style-name="P56"><text:tab/>Das System speichert den Grad der Bewertung, <text:span text:style-name="T33">passt die Gesamtbewertung an</text:span> und zeigt <text:tab/>diese dem <text:span text:style-name="T33">Akteur</text:span> bei <text:span text:style-name="T35">der Wiedergabeliste</text:span> an.</text:p>
      <text:p text:style-name="P56"/>
      <text:p text:style-name="P56">Abschlussbedingungen:</text:p>
      <text:p text:style-name="P56"><text:tab/>Album ist Bewertet.</text:p>
      <text:p text:style-name="P56"/>
      <text:p text:style-name="P56">Ausnahmen:</text:p>
      <text:p text:style-name="P56"><text:tab/><text:span text:style-name="T34">K</text:span>eine.</text:p>
      <text:p text:style-name="P56"/>
      <text:p text:style-name="P56">Spezielle Anforderungen:</text:p>
      <text:p text:style-name="P56"><text:tab/><text:span text:style-name="T34">K</text:span>eine.</text:p>
      <text:p text:style-name="P222"/>
      <text:p text:style-name="P89"/>
      <text:p text:style-name="P104">Name: <text:span text:style-name="T64">Wiedergabeliste</text:span> kommentieren</text:p>
      <text:p text:style-name="P104"/>
      <text:p text:style-name="P104">Beteiligte Akteure:</text:p>
      <text:p text:style-name="P104"><text:tab/><text:span text:style-name="T56">Benutzer.</text:span></text:p>
      <text:p text:style-name="P104"/>
      <text:p text:style-name="P104">Anfangsbedingungen:</text:p>
      <text:p text:style-name="P104"><text:tab/><text:span text:style-name="T56">Der Akteur ist im System angemeldet.</text:span></text:p>
      <text:p text:style-name="P104"/>
      <text:p text:style-name="P104">Ereignisfluss:</text:p>
      <text:p text:style-name="P104"><text:tab/><text:span text:style-name="T56">Der Akteur</text:span> wählt <text:span text:style-name="T65">die</text:span> zu kommentierende <text:span text:style-name="T65">Wiedergabeliste</text:span> aus und klickt auf Kommentieren.</text:p>
      <text:p text:style-name="P104"><text:tab/>Anschließend wird der <text:span text:style-name="T56">Akteur</text:span> von System aufgefordert einen Text einzugeben.</text:p>
      <text:p text:style-name="P104"><text:tab/>Das System speichert den Kommentar und zeigt <text:span text:style-name="T56">ihn</text:span> bei <text:span text:style-name="T65">der Wiedergabeliste</text:span> an.</text:p>
      <text:p text:style-name="P104"/>
      <text:p text:style-name="P104">Abschlussbedingungen:</text:p>
      <text:p text:style-name="P104"><text:tab/><text:span text:style-name="T57">Der </text:span>Kommentar ist abgespeichert <text:span text:style-name="T63">und wird öffentlich angezeigt.</text:span></text:p>
      <text:p text:style-name="P104"/>
      <text:p text:style-name="P104">Ausnahmen:</text:p>
      <text:p text:style-name="P104"><text:tab/>Wenn der Text leer oder zu groß (mehr als 256 Zeichen) ist, wird der Benutzer <text:tab/>benachrichtigt und <text:span text:style-name="T58">kann den Text bearbeiten.</text:span></text:p>
      <text:p text:style-name="P104"/>
      <text:p text:style-name="P104">Spezielle Anforderungen:</text:p>
      <text:p text:style-name="P104"><text:soft-page-break/><text:tab/><text:span text:style-name="T58">K</text:span>eine.</text:p>
      <text:p text:style-name="P244"/>
      <text:p text:style-name="P104"/>
      <text:p text:style-name="P284">Name: Wiedergabeliste löschen</text:p>
      <text:p text:style-name="P281">Beteiligte Akteure:</text:p>
      <text:p text:style-name="P313">Benutzer.</text:p>
      <text:p text:style-name="P281">Anfangsbedingungen:</text:p>
      <text:p text:style-name="P313">Der <text:span text:style-name="T168">Akteur</text:span> ist im System <text:span text:style-name="T169">angemeldet besitzt eine Wiedergabeliste.</text:span></text:p>
      <text:p text:style-name="P313"/>
      <text:p text:style-name="P281">Ereignisfluss:</text:p>
      <text:p text:style-name="P323">Der Akteur wählt an seiner Wiedergabeliste die Option "Löschen” aus.</text:p>
      <text:p text:style-name="P324">Das System löscht die Wiedergabeliste.</text:p>
      <text:p text:style-name="P281">Abschluss<text:span text:style-name="T172">b</text:span>edi<text:span text:style-name="T172">n</text:span>gungen:</text:p>
      <text:p text:style-name="P281"><text:tab/>Die Wiedergabeliste <text:span text:style-name="T173">ist</text:span> gelöscht. <text:span text:style-name="T173">Sie wird also nicht mehr im Profil des Akteurs angezeigt<text:tab/>und kann nicht mehr abgespielt oder angesehen werden.</text:span></text:p>
      <text:p text:style-name="P281"/>
      <text:p text:style-name="P281">Ausnahmen:</text:p>
      <text:p text:style-name="P281"><text:tab/><text:span text:style-name="T173">Keine.</text:span></text:p>
      <text:p text:style-name="P281"/>
      <text:p text:style-name="P281">Spezielle Anforderungen:</text:p>
      <text:p text:style-name="P281"><text:tab/><text:span text:style-name="T174">Ke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20T12:27:49.975000000</dc:date>
    <meta:editing-duration>PT3H38M35S</meta:editing-duration>
    <meta:editing-cycles>345</meta:editing-cycles>
    <meta:generator>LibreOffice/4.2.0.4$Windows_x86 LibreOffice_project/05dceb5d363845f2cf968344d7adab8dcfb2ba71</meta:generator>
    <meta:document-statistic meta:table-count="0" meta:image-count="0" meta:object-count="0" meta:page-count="25" meta:paragraph-count="744" meta:word-count="4718" meta:character-count="34283" meta:non-whitespace-character-count="29818"/>
  </office:meta>
</office:document-meta>
</file>